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F6000001079C79F17486269A3C.gif" manifest:media-type="image/gif"/>
  <manifest:file-entry manifest:full-path="Pictures/1000020000000169000000E7A191F477AA4CA1DF.gif" manifest:media-type="image/gif"/>
  <manifest:file-entry manifest:full-path="Pictures/10000000000000080000000861616436E7058DC4.png" manifest:media-type="image/png"/>
  <manifest:file-entry manifest:full-path="Pictures/100000000000020000000200909E2E84062EDB29.jpg" manifest:media-type="image/jpeg"/>
  <manifest:file-entry manifest:full-path="Pictures/100000000000020000000200A0BFA1F03E35C6D0.jpg" manifest:media-type="image/jpeg"/>
  <manifest:file-entry manifest:full-path="Pictures/1000020000000171000000EE929206CD064C85B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Arrow_20_Line" style:list-style-name="L1">
      <style:graphic-properties draw:textarea-vertical-align="middle" draw:line-distance="2cm" draw:show-unit="false" draw:placing="below" draw:decimal-places="1"/>
    </style:style>
    <style:style style:name="gr3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4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5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6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7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8" style:family="graphic" style:parent-style-name="Arrow_20_Line" style:list-style-name="L1">
      <style:graphic-properties draw:textarea-vertical-align="middle" draw:line-distance="1cm" draw:show-unit="false" draw:placing="below" draw:decimal-places="1"/>
    </style:style>
    <style:style style:name="gr9" style:family="graphic" style:parent-style-name="objectwithoutfill">
      <style:graphic-properties svg:stroke-width="0.1cm" svg:stroke-color="#000000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000000" draw:marker-start="Arrow" draw:marker-start-width="0.3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vertical-align="bottom" fo:min-height="0.712cm"/>
    </style:style>
    <style:style style:name="gr12" style:family="graphic" style:parent-style-name="standard">
      <style:graphic-properties svg:stroke-width="0.02cm" svg:stroke-color="#999999" draw:marker-start-width="0.32cm" draw:marker-end-width="0.32cm" draw:fill="bitmap" draw:fill-image-name="sand_5f_brick" draw:fill-image-width="3%" draw:fill-image-height="10%" style:repeat="repeat" draw:fill-image-ref-point-x="0%" draw:fill-image-ref-point-y="16%" draw:fill-image-ref-point="top-left" draw:tile-repeat-offset="0% vertical" draw:textarea-horizontal-align="justify" draw:textarea-vertical-align="middle" draw:auto-grow-height="false" fo:min-height="17.83cm" fo:min-width="2.48cm" fo:padding-top="0.135cm" fo:padding-bottom="0.135cm" fo:padding-left="0.26cm" fo:padding-right="0.26cm"/>
    </style:style>
    <style:style style:name="gr13" style:family="graphic" style:parent-style-name="standard">
      <style:graphic-properties svg:stroke-width="0.02cm" svg:stroke-color="#50200c" draw:marker-start-width="0.23cm" draw:marker-end-width="0.23cm" draw:fill-color="#611729" draw:textarea-horizontal-align="justify" draw:textarea-vertical-align="middle" draw:auto-grow-height="false" fo:min-height="0cm" fo:min-width="17.579cm" fo:padding-top="0.135cm" fo:padding-bottom="0.135cm" fo:padding-left="0.26cm" fo:padding-right="0.26cm"/>
    </style:style>
    <style:style style:name="gr14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4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3cm" fo:min-width="17.58cm" fo:padding-top="0.135cm" fo:padding-bottom="0.135cm" fo:padding-left="0.26cm" fo:padding-right="0.26cm"/>
    </style:style>
    <style:style style:name="gr15" style:family="graphic" style:parent-style-name="standard">
      <style:graphic-properties svg:stroke-width="0.02cm" svg:stroke-color="#861141" draw:marker-start-width="0.32cm" draw:marker-end-width="0.32cm" draw:fill="bitmap" draw:fill-image-name="shifer_5f_red" draw:fill-image-width="10%" draw:fill-image-height="1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8.83cm" fo:min-width="3.38cm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width="0cm" svg:stroke-color="#ffffff" draw:marker-start-width="0.2cm" draw:marker-end-width="0.2cm" draw:fill="gradient" draw:fill-gradient-name="Gradient_20_2" draw:textarea-horizontal-align="justify" draw:textarea-vertical-align="middle" draw:auto-grow-height="false" fo:min-height="0cm" fo:min-width="18.6cm" fo:padding-top="0.125cm" fo:padding-bottom="0.125cm" fo:padding-left="0.25cm" fo:padding-right="0.25cm"/>
    </style:style>
    <style:style style:name="gr17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00%" draw:fill-image-height="1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18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30%" draw:fill-image-height="100%" style:repeat="repeat" draw:fill-image-ref-point-x="0%" draw:fill-image-ref-point-y="13%" draw:fill-image-ref-point="top-left" draw:tile-repeat-offset="0% vertical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19" style:family="graphic" style:parent-style-name="standard">
      <style:graphic-properties draw:stroke="none" svg:stroke-width="0.01cm" svg:stroke-color="#999999" draw:marker-start-width="0.22cm" draw:marker-end-width="0.22cm" draw:fill="bitmap" draw:fill-image-name="brown_5f_brick" draw:fill-image-width="100%" draw:fill-image-height="2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0" style:family="graphic" style:parent-style-name="standard">
      <style:graphic-properties svg:stroke-width="0.02cm" svg:stroke-color="#611729" draw:marker-start-width="0.24cm" draw:marker-end-width="0.24cm" draw:fill="gradient" draw:fill-gradient-name="gradient" draw:textarea-horizontal-align="center" draw:textarea-vertical-align="middle" draw:auto-grow-height="true" fo:min-height="0cm" fo:min-width="0cm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2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solid" draw:fill-color="#ffdbb6" draw:textarea-vertical-align="middle" fo:padding-top="0.13cm" fo:padding-bottom="0.13cm" fo:padding-left="0.255cm" fo:padding-right="0.255cm"/>
    </style:style>
    <style:style style:name="gr23" style:family="graphic" style:parent-style-name="standard">
      <style:graphic-properties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4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solid" draw:fill-color="#ffdbb6" draw:textarea-horizontal-align="center" draw:textarea-vertical-align="middle" fo:padding-top="0.13cm" fo:padding-bottom="0.13cm" fo:padding-left="0.255cm" fo:padding-right="0.255cm"/>
    </style:style>
    <style:style style:name="gr25" style:family="graphic" style:parent-style-name="standard">
      <style:graphic-properties svg:stroke-width="0.02cm" svg:stroke-color="#4e102d" draw:marker-start-width="0.24cm" draw:marker-end-width="0.24cm" draw:fill="gradient" draw:fill-gradient-name="gradient" draw:textarea-horizontal-align="center" draw:textarea-vertical-align="middle" draw:auto-grow-height="true" fo:min-height="0cm" fo:min-width="0cm" fo:padding-top="0.135cm" fo:padding-bottom="0.135cm" fo:padding-left="0.26cm" fo:padding-right="0.26cm"/>
    </style:style>
    <style:style style:name="gr26" style:family="graphic" style:parent-style-name="standard">
      <style:graphic-properties svg:stroke-width="0.02cm" svg:stroke-color="#4e102d" draw:marker-start-width="0.23cm" draw:marker-end-width="0.23cm" draw:fill="none" draw:textarea-horizontal-align="justify" draw:textarea-vertical-align="middle" draw:auto-grow-height="false" fo:min-height="1.33cm" fo:min-width="0.08cm" fo:padding-top="0.135cm" fo:padding-bottom="0.135cm" fo:padding-left="0.26cm" fo:padding-right="0.26cm"/>
    </style:style>
    <style:style style:name="gr27" style:family="graphic" style:parent-style-name="standard">
      <style:graphic-properties svg:stroke-width="0.01cm" svg:stroke-color="#999999" draw:marker-start-width="0.22cm" draw:marker-end-width="0.22cm" draw:fill="bitmap" draw:fill-color="#50200c" draw:fill-image-name="brown_5f_brick" draw:fill-image-width="100%" draw:fill-image-height="60%" style:repeat="repeat" draw:fill-image-ref-point-x="0%" draw:fill-image-ref-point-y="10%" draw:fill-image-ref-point="top-left" draw:tile-repeat-offset="0% vertical" draw:textarea-horizontal-align="justify" draw:textarea-vertical-align="middle" draw:auto-grow-height="false" fo:min-height="0.389cm" fo:min-width="0.01cm" fo:padding-top="0.13cm" fo:padding-bottom="0.13cm" fo:padding-left="0.255cm" fo:padding-right="0.255cm"/>
    </style:style>
    <style:style style:name="gr28" style:family="graphic" style:parent-style-name="standard">
      <style:graphic-properties draw:stroke="solid" svg:stroke-width="0.01cm" svg:stroke-color="#999999" draw:marker-start-width="0.22cm" draw:marker-end-width="0.22cm" draw:fill="gradient" draw:fill-gradient-name="Gradient_20_2" draw:textarea-horizontal-align="justify" draw:textarea-vertical-align="middle" draw:auto-grow-height="false" fo:min-height="0cm" fo:min-width="0.01cm" fo:padding-top="0.13cm" fo:padding-bottom="0.13cm" fo:padding-left="0.255cm" fo:padding-right="0.255cm"/>
    </style:style>
    <style:style style:name="gr29" style:family="graphic" style:parent-style-name="standard">
      <style:graphic-properties svg:stroke-width="0.01cm" svg:stroke-color="#999999" draw:marker-start-width="0.22cm" draw:marker-end-width="0.22cm" draw:fill="gradient" draw:fill-gradient-name="Gradient_20_2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0" style:family="graphic" style:parent-style-name="standard">
      <style:graphic-properties svg:stroke-width="0.01cm" svg:stroke-color="#999999" draw:marker-start-width="0.22cm" draw:marker-end-width="0.22cm" draw:fill="bitmap" draw:fill-color="#50200c" draw:fill-image-name="brown_5f_brick" draw:fill-image-width="100%" draw:fill-image-height="60%" style:repeat="repeat" draw:fill-image-ref-point-x="0%" draw:fill-image-ref-point-y="10%" draw:fill-image-ref-point="top-left" draw:tile-repeat-offset="0% vertical" draw:textarea-horizontal-align="justify" draw:textarea-vertical-align="middle" draw:auto-grow-height="false" fo:min-height="0.389cm" fo:min-width="0cm" fo:padding-top="0.13cm" fo:padding-bottom="0.13cm" fo:padding-left="0.255cm" fo:padding-right="0.255cm"/>
    </style:style>
    <style:style style:name="gr31" style:family="graphic" style:parent-style-name="standard">
      <style:graphic-properties draw:stroke="solid" svg:stroke-width="0.01cm" svg:stroke-color="#999999" draw:marker-start-width="0.22cm" draw:marker-end-width="0.22cm" draw:fill="gradient" draw:fill-gradient-name="Gradient_20_2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2" style:family="graphic" style:parent-style-name="standard">
      <style:graphic-properties draw:stroke="none" svg:stroke-color="#000000" draw:fill="none" draw:fill-color="#ffffff" fo:min-height="1.423cm"/>
    </style:style>
    <style:style style:name="gr33" style:family="graphic" style:parent-style-name="Arrow_20_Line" style:list-style-name="L1">
      <style:graphic-properties draw:textarea-vertical-align="middle" draw:line-distance="1.002cm" draw:show-unit="false" draw:decimal-places="1"/>
    </style:style>
    <style:style style:name="gr34" style:family="graphic" style:parent-style-name="Arrow_20_Line" style:list-style-name="L1">
      <style:graphic-properties draw:textarea-vertical-align="middle" draw:line-distance="1.098cm" draw:show-unit="false" draw:placing="below" draw:decimal-places="1"/>
    </style:style>
    <style:style style:name="gr35" style:family="graphic" style:parent-style-name="objectwithoutfill">
      <style:graphic-properties svg:stroke-width="0.01cm" svg:stroke-color="#999999" draw:marker-start-width="0.22cm" draw:marker-end-width="0.22cm" draw:fill="bitmap" draw:fill-color="#50200c" draw:fill-image-name="brown_5f_brick" draw:fill-image-width="100%" draw:fill-image-height="60%" style:repeat="repeat" draw:fill-image-ref-point-y="10%" draw:fill-image-ref-point="top-left" draw:textarea-vertical-align="middle" draw:auto-grow-height="false" fo:min-height="0.24cm" fo:min-width="0.01cm" fo:padding-top="0.13cm" fo:padding-bottom="0.13cm" fo:padding-left="0.255cm" fo:padding-right="0.255cm"/>
    </style:style>
    <style:style style:name="gr36" style:family="graphic" style:parent-style-name="objectwithoutfill">
      <style:graphic-properties svg:stroke-width="0.02cm" svg:stroke-color="#999999" draw:marker-start-width="0.32cm" draw:marker-end-width="0.32cm" draw:fill="bitmap" draw:fill-image-name="sand_5f_brick" draw:fill-image-width="5%" draw:fill-image-height="5%" style:repeat="repeat" draw:fill-image-ref-point-y="10%" draw:textarea-vertical-align="middle" draw:auto-grow-height="false" fo:min-height="9.629cm" fo:min-width="5.43cm" fo:padding-top="0.135cm" fo:padding-bottom="0.135cm" fo:padding-left="0.26cm" fo:padding-right="0.26cm"/>
    </style:style>
    <style:style style:name="gr37" style:family="graphic" style:parent-style-name="standard">
      <style:graphic-properties svg:stroke-width="0.02cm" svg:stroke-color="#999999" draw:marker-start-width="0.32cm" draw:marker-end-width="0.32cm" draw:fill="bitmap" draw:fill-image-name="sand_5f_brick" draw:fill-image-width="7%" draw:fill-image-height="10%" style:repeat="repeat" draw:fill-image-ref-point-x="0%" draw:fill-image-ref-point-y="10%" draw:fill-image-ref-point="center" draw:tile-repeat-offset="0% vertical" draw:textarea-horizontal-align="justify" draw:textarea-vertical-align="middle" draw:auto-grow-height="false" fo:min-height="6.63cm" fo:min-width="2.48cm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1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3cm" fo:min-width="6.38cm" fo:padding-top="0.135cm" fo:padding-bottom="0.135cm" fo:padding-left="0.26cm" fo:padding-right="0.26cm"/>
    </style:style>
    <style:style style:name="gr39" style:family="graphic" style:parent-style-name="standard">
      <style:graphic-properties svg:stroke-width="0.01cm" svg:stroke-color="#50200c" draw:marker-start-width="0.22cm" draw:marker-end-width="0.22cm" draw:fill="solid" draw:fill-color="#611729" draw:textarea-horizontal-align="justify" draw:textarea-vertical-align="middle" draw:auto-grow-height="false" fo:min-height="0cm" fo:min-width="6.83cm" fo:padding-top="0.13cm" fo:padding-bottom="0.13cm" fo:padding-left="0.255cm" fo:padding-right="0.255cm"/>
    </style:style>
    <style:style style:name="gr40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4.874cm" fo:padding-top="0.135cm" fo:padding-bottom="0.135cm" fo:padding-left="0.26cm" fo:padding-right="0.26cm"/>
    </style:style>
    <style:style style:name="gr41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4.877cm" fo:padding-top="0.135cm" fo:padding-bottom="0.135cm" fo:padding-left="0.26cm" fo:padding-right="0.26cm"/>
    </style:style>
    <style:style style:name="gr42" style:family="graphic" style:parent-style-name="standard">
      <style:graphic-properties draw:stroke="none" svg:stroke-width="0.02cm" svg:stroke-color="#ffffff" draw:marker-start-width="0.23cm" draw:marker-end-width="0.23cm" draw:fill="gradient" draw:fill-gradient-name="Gradient_20_2" draw:gradient-step-count="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objectwithoutfill">
      <style:graphic-properties svg:stroke-width="0cm" svg:stroke-color="#784b04" draw:marker-start-width="0.21cm" draw:marker-end-width="0.21cm" draw:fill="solid" draw:fill-color="#784b04" draw:textarea-horizontal-align="center" draw:textarea-vertical-align="middle" fo:padding-top="0.125cm" fo:padding-bottom="0.125cm" fo:padding-left="0.25cm" fo:padding-right="0.25cm"/>
    </style:style>
    <style:style style:name="gr45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cm" fo:min-width="0.146cm" fo:padding-top="0.135cm" fo:padding-bottom="0.135cm" fo:padding-left="0.26cm" fo:padding-right="0.26cm"/>
    </style:style>
    <style:style style:name="gr46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.596cm" fo:min-width="0cm" fo:padding-top="0.135cm" fo:padding-bottom="0.135cm" fo:padding-left="0.26cm" fo:padding-right="0.26cm"/>
    </style:style>
    <style:style style:name="gr47" style:family="graphic" style:parent-style-name="objectwithoutfill">
      <style:graphic-properties svg:stroke-width="0cm" svg:stroke-color="#611729" draw:marker-start-width="0.21cm" draw:marker-end-width="0.21cm" draw:fill="solid" draw:fill-color="#784b04" draw:textarea-horizontal-align="center" draw:textarea-vertical-align="middle" fo:padding-top="0.125cm" fo:padding-bottom="0.125cm" fo:padding-left="0.25cm" fo:padding-right="0.25cm"/>
    </style:style>
    <style:style style:name="gr48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.33cm" fo:min-width="0cm" fo:padding-top="0.135cm" fo:padding-bottom="0.135cm" fo:padding-left="0.26cm" fo:padding-right="0.26cm"/>
    </style:style>
    <style:style style:name="gr49" style:family="graphic" style:parent-style-name="standard">
      <style:graphic-properties draw:stroke="none" svg:stroke-color="#3465a4" draw:fill="solid" draw:fill-color="#333333" draw:textarea-horizontal-align="center" draw:textarea-vertical-align="middle" draw:auto-grow-height="false" fo:min-height="0.15cm" fo:min-width="0cm" draw:shadow="hidden"/>
    </style:style>
    <style:style style:name="gr50" style:family="graphic" style:parent-style-name="standard">
      <style:graphic-properties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 style:protect="size"/>
    </style:style>
    <style:style style:name="gr51" style:family="graphic" style:parent-style-name="standard">
      <style:graphic-properties draw:stroke="solid" svg:stroke-width="0.01cm" svg:stroke-color="#999999" draw:marker-start-width="0.22cm" draw:marker-end-width="0.22cm" draw:fill="gradient" draw:fill-gradient-name="Gradient_20_2" draw:textarea-horizontal-align="justify" draw:textarea-vertical-align="middle" draw:auto-grow-height="false" fo:min-height="0.261cm" fo:min-width="0cm" fo:padding-top="0.13cm" fo:padding-bottom="0.13cm" fo:padding-left="0.255cm" fo:padding-right="0.255cm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Arrow_20_Line" style:list-style-name="L1">
      <style:graphic-properties draw:textarea-vertical-align="middle" draw:line-distance="1.001cm" draw:end-guide="0cm" draw:show-unit="false" draw:placing="below" draw:decimal-places="1"/>
    </style:style>
    <style:style style:name="gr54" style:family="graphic" style:parent-style-name="Arrow_20_Line" style:list-style-name="L1">
      <style:graphic-properties draw:textarea-vertical-align="middle" draw:line-distance="1cm" draw:end-guide="0cm" draw:show-unit="false" draw:placing="below" draw:decimal-places="1"/>
    </style:style>
    <style:style style:name="gr55" style:family="graphic" style:parent-style-name="Arrow_20_Line" style:list-style-name="L1">
      <style:graphic-properties draw:textarea-vertical-align="middle" draw:line-distance="1cm" draw:end-guide="0cm" draw:show-unit="false" draw:placing="below" draw:decimal-places="1"/>
    </style:style>
    <style:style style:name="gr56" style:family="graphic" style:parent-style-name="Arrow_20_Line" style:list-style-name="L1">
      <style:graphic-properties draw:textarea-vertical-align="middle" draw:line-distance="1cm" draw:end-guide="0cm" draw:show-unit="false" draw:placing="below" draw:decimal-places="1"/>
    </style:style>
    <style:style style:name="gr57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5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25cm" fo:min-width="2.1cm" fo:padding-top="0.15cm" fo:padding-bottom="0.15cm" fo:padding-left="0.275cm" fo:padding-right="0.275cm"/>
    </style:style>
    <style:style style:name="gr59" style:family="graphic" style:parent-style-name="Arrow_20_Line">
      <style:graphic-properties draw:textarea-vertical-align="middle"/>
    </style:style>
    <style:style style:name="gr60" style:family="graphic" style:parent-style-name="objectwithoutfill">
      <style:graphic-properties svg:stroke-width="0.02cm" svg:stroke-color="#000000" draw:marker-start-width="0.24cm" draw:marker-end-width="0.24cm" draw:fill="none" draw:textarea-horizontal-align="center" draw:textarea-vertical-align="middle" fo:padding-top="0.135cm" fo:padding-bottom="0.135cm" fo:padding-left="0.26cm" fo:padding-right="0.26cm"/>
    </style:style>
    <style:style style:name="gr61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cm" fo:min-width="0.146cm" fo:padding-top="0.135cm" fo:padding-bottom="0.135cm" fo:padding-left="0.26cm" fo:padding-right="0.26cm"/>
    </style:style>
    <style:style style:name="gr62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.596cm" fo:min-width="0cm" fo:padding-top="0.135cm" fo:padding-bottom="0.135cm" fo:padding-left="0.26cm" fo:padding-right="0.26cm"/>
    </style:style>
    <style:style style:name="gr63" style:family="graphic" style:parent-style-name="standard">
      <style:graphic-properties svg:stroke-width="0.02cm" svg:stroke-color="#999999" draw:marker-start-width="0.32cm" draw:marker-end-width="0.32cm" draw:fill="bitmap" draw:fill-image-name="Parchment_20_Paper" draw:fill-image-width="0.1cm" draw:fill-image-height="0.1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6cm" fo:min-width="5.4cm" fo:padding-top="0.135cm" fo:padding-bottom="0.135cm" fo:padding-left="0.26cm" fo:padding-right="0.26cm"/>
    </style:style>
    <style:style style:name="gr64" style:family="graphic" style:parent-style-name="objectwithoutfill">
      <style:graphic-properties svg:stroke-color="#999999" draw:fill="gradient" draw:fill-gradient-name="Gradient_20_1" draw:gradient-step-count="0" draw:opacity="50%" draw:textarea-horizontal-align="center" draw:textarea-vertical-align="middle" draw:shadow="hidden" draw:shadow-opacity="50%"/>
    </style:style>
    <style:style style:name="gr65" style:family="graphic" style:parent-style-name="standard">
      <style:graphic-properties svg:stroke-width="0.02cm" svg:stroke-color="#999999" draw:marker-start-width="0.32cm" draw:marker-end-width="0.32cm" draw:fill="bitmap" draw:fill-image-name="Horizontal_20_Brick" draw:opacity="30%" draw:fill-image-width="5%" draw:fill-image-height="5%" style:repeat="repeat" draw:textarea-horizontal-align="justify" draw:textarea-vertical-align="middle" draw:auto-grow-height="false" fo:min-height="2.73cm" fo:min-width="2.48cm" fo:padding-top="0.135cm" fo:padding-bottom="0.135cm" fo:padding-left="0.26cm" fo:padding-right="0.26cm" draw:shadow-opacity="30%"/>
    </style:style>
    <style:style style:name="gr66" style:family="graphic" style:parent-style-name="standard">
      <style:graphic-properties draw:fill="bitmap" draw:fill-image-name="brown_5f_brick" draw:fill-image-width="10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5cm" fo:min-width="0.1cm"/>
    </style:style>
    <style:style style:name="gr67" style:family="graphic" style:parent-style-name="standard">
      <style:graphic-properties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 style:protect="size"/>
    </style:style>
    <style:style style:name="gr68" style:family="graphic" style:parent-style-name="standard">
      <style:graphic-properties draw:stroke="none"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9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none" draw:textarea-vertical-align="middle" fo:padding-top="0.13cm" fo:padding-bottom="0.13cm" fo:padding-left="0.255cm" fo:padding-right="0.255cm"/>
    </style:style>
    <style:style style:name="gr70" style:family="graphic" style:parent-style-name="standard">
      <style:graphic-properties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71" style:family="graphic" style:parent-style-name="objectwithoutfill">
      <style:graphic-properties svg:stroke-width="0cm" svg:stroke-color="#611729" draw:marker-start-width="0.21cm" draw:marker-end-width="0.21cm" draw:fill="solid" draw:fill-color="#fff5ce" draw:textarea-horizontal-align="center" draw:textarea-vertical-align="middle" fo:padding-top="0.125cm" fo:padding-bottom="0.125cm" fo:padding-left="0.25cm" fo:padding-right="0.25cm"/>
    </style:style>
    <style:style style:name="gr72" style:family="graphic" style:parent-style-name="objectwithoutfill">
      <style:graphic-properties svg:stroke-width="0cm" svg:stroke-color="#784b04" draw:marker-start-width="0.21cm" draw:marker-end-width="0.21cm" draw:fill="solid" draw:fill-color="#fff5ce" draw:textarea-horizontal-align="center" draw:textarea-vertical-align="middle" fo:padding-top="0.125cm" fo:padding-bottom="0.125cm" fo:padding-left="0.25cm" fo:padding-right="0.25cm"/>
    </style:style>
    <style:style style:name="gr73" style:family="graphic" style:parent-style-name="objectwithoutfill">
      <style:graphic-properties svg:stroke-width="0.02cm" svg:stroke-color="#ffb66c" draw:marker-start-width="0.24cm" draw:marker-end-width="0.24cm" draw:fill="gradient" draw:fill-gradient-name="Gradient_20_3" draw:gradient-step-count="0" draw:textarea-horizontal-align="center" draw:textarea-vertical-align="middle" fo:padding-top="0.135cm" fo:padding-bottom="0.135cm" fo:padding-left="0.26cm" fo:padding-right="0.26cm"/>
    </style:style>
    <style:style style:name="gr74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none" draw:textarea-horizontal-align="center" draw:textarea-vertical-align="middle" fo:padding-top="0.13cm" fo:padding-bottom="0.13cm" fo:padding-left="0.255cm" fo:padding-right="0.255cm"/>
    </style:style>
    <style:style style:name="gr75" style:family="graphic" style:parent-style-name="objectwithoutfill">
      <style:graphic-properties svg:stroke-width="0.02cm" svg:stroke-color="#999999" draw:marker-start-width="0.32cm" draw:marker-end-width="0.32cm" draw:fill="bitmap" draw:gradient-step-count="0" draw:fill-image-name="sand_5f_brick" draw:opacity="100%" draw:fill-image-width="35%" draw:fill-image-height="15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6cm" fo:min-width="5.4cm" fo:padding-top="0.135cm" fo:padding-bottom="0.135cm" fo:padding-left="0.26cm" fo:padding-right="0.26cm" draw:shadow="hidden" draw:shadow-opacity="100%"/>
    </style:style>
    <style:style style:name="gr76" style:family="graphic" style:parent-style-name="Arrow_20_Line" style:list-style-name="L1">
      <style:graphic-properties svg:stroke-color="#000000" draw:marker-start-width="0.1cm" draw:marker-end-width="0.1cm" draw:textarea-vertical-align="middle" draw:line-distance="0.4cm" draw:guide-overhang="0.2cm" draw:show-unit="false" draw:placing="below" draw:decimal-places="0"/>
    </style:style>
    <style:style style:name="gr77" style:family="graphic" style:parent-style-name="objectwithoutfill">
      <style:graphic-properties svg:stroke-width="0.02cm" svg:stroke-color="#000000" draw:marker-start-width="0.23cm" draw:marker-end-width="0.23cm" svg:stroke-linecap="round" draw:fill="none" draw:textarea-vertical-align="middle" fo:padding-top="0.135cm" fo:padding-bottom="0.135cm" fo:padding-left="0.26cm" fo:padding-right="0.26cm"/>
    </style:style>
    <style:style style:name="gr78" style:family="graphic" style:parent-style-name="standard">
      <style:graphic-properties svg:stroke-width="0cm" svg:stroke-color="#000000" draw:marker-start="Arrow" draw:marker-start-width="0.1cm" draw:marker-end-width="0.21cm" draw:textarea-vertical-align="middle" fo:padding-top="0.125cm" fo:padding-bottom="0.125cm" fo:padding-left="0.25cm" fo:padding-right="0.25cm"/>
    </style:style>
    <style:style style:name="gr79" style:family="graphic" style:parent-style-name="standard">
      <style:graphic-properties draw:stroke="none" svg:stroke-color="#000000" draw:fill="none" draw:fill-color="#ffffff" draw:textarea-vertical-align="bottom" fo:min-height="0.391cm" fo:padding-top="0cm" fo:padding-bottom="0cm" fo:padding-left="0cm" fo:padding-right="0cm"/>
    </style:style>
    <style:style style:name="gr80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3.05cm"/>
    </style:style>
    <style:style style:name="gr81" style:family="graphic" style:parent-style-name="standard">
      <style:graphic-properties svg:stroke-width="0cm" svg:stroke-color="#611729" draw:marker-start-width="0.21cm" draw:marker-end-width="0.21cm" draw:fill="gradient" draw:fill-gradient-name="gradient" draw:textarea-horizontal-align="center" draw:textarea-vertical-align="middle" draw:auto-grow-height="true" fo:min-height="0cm" fo:min-width="0cm" fo:padding-top="0.125cm" fo:padding-bottom="0.125cm" fo:padding-left="0.25cm" fo:padding-right="0.25cm"/>
    </style:style>
    <style:style style:name="gr82" style:family="graphic" style:parent-style-name="Arrow_20_Line" style:list-style-name="L1">
      <style:graphic-properties draw:textarea-vertical-align="middle" draw:end-guide="-0.0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language="uk" fo:country="UA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bitmap" draw:fill-image-name="sand_5f_brick" draw:fill-image-width="3%" draw:fill-image-height="10%" style:repeat="repeat" draw:fill-image-ref-point-x="0%" draw:fill-image-ref-point-y="16%" draw:fill-image-ref-point="top-left" draw:tile-repeat-offset="0% vertical"/>
      <style:paragraph-properties fo:text-align="center"/>
      <style:text-properties fo:language="uk" fo:country="UA"/>
    </style:style>
    <style:style style:name="P6" style:family="paragraph">
      <loext:graphic-properties draw:fill-color="#611729"/>
      <style:paragraph-properties fo:text-align="center"/>
      <style:text-properties fo:language="uk" fo:country="UA"/>
    </style:style>
    <style:style style:name="P7" style:family="paragraph">
      <loext:graphic-properties draw:fill="bitmap" draw:fill-image-name="Colorful_20_Pebbles" draw:fill-image-width="4%" draw:fill-image-height="10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8" style:family="paragraph">
      <loext:graphic-properties draw:fill="bitmap" draw:fill-image-name="shifer_5f_red" draw:fill-image-width="10%" draw:fill-image-height="1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9" style:family="paragraph">
      <loext:graphic-properties draw:fill="gradient" draw:fill-gradient-name="Gradient_20_2"/>
      <style:paragraph-properties fo:text-align="center"/>
      <style:text-properties fo:language="uk" fo:country="UA"/>
    </style:style>
    <style:style style:name="P10" style:family="paragraph">
      <loext:graphic-properties draw:fill="bitmap" draw:fill-image-name="brown_5f_brick" draw:fill-image-width="100%" draw:fill-image-height="100%" style:repeat="repeat" draw:fill-image-ref-point-x="0%" draw:fill-image-ref-point-y="13%" draw:fill-image-ref-point="top" draw:tile-repeat-offset="0% vertical"/>
      <style:paragraph-properties fo:text-align="center"/>
    </style:style>
    <style:style style:name="P11" style:family="paragraph">
      <loext:graphic-properties draw:fill="bitmap" draw:fill-image-name="brown_5f_brick" draw:fill-image-width="130%" draw:fill-image-height="100%" style:repeat="repeat" draw:fill-image-ref-point-x="0%" draw:fill-image-ref-point-y="13%" draw:fill-image-ref-point="top-left" draw:tile-repeat-offset="0% vertical"/>
      <style:paragraph-properties fo:text-align="center"/>
    </style:style>
    <style:style style:name="P12" style:family="paragraph">
      <loext:graphic-properties draw:fill="bitmap" draw:fill-image-name="brown_5f_brick" draw:fill-image-width="100%" draw:fill-image-height="200%" style:repeat="repeat" draw:fill-image-ref-point-x="0%" draw:fill-image-ref-point-y="13%" draw:fill-image-ref-point="top" draw:tile-repeat-offset="0% vertical"/>
      <style:paragraph-properties fo:text-align="center"/>
    </style:style>
    <style:style style:name="P13" style:family="paragraph">
      <loext:graphic-properties draw:fill="gradient" draw:fill-gradient-name="gradient"/>
      <style:paragraph-properties fo:text-align="center"/>
      <style:text-properties fo:language="uk" fo:country="UA"/>
    </style:style>
    <style:style style:name="P14" style:family="paragraph">
      <loext:graphic-properties draw:fill="solid" draw:fill-color="#ffdbb6"/>
      <style:paragraph-properties fo:text-align="center"/>
      <style:text-properties fo:language="uk" fo:country="UA"/>
    </style:style>
    <style:style style:name="P15" style:family="paragraph">
      <loext:graphic-properties draw:fill="solid" draw:fill-color="#ffdbb6"/>
      <style:paragraph-properties fo:text-align="center"/>
    </style:style>
    <style:style style:name="P16" style:family="paragraph">
      <loext:graphic-properties draw:fill="bitmap" draw:fill-color="#50200c" draw:fill-image-name="brown_5f_brick" draw:fill-image-width="100%" draw:fill-image-height="60%" style:repeat="repeat" draw:fill-image-ref-point-x="0%" draw:fill-image-ref-point-y="10%" draw:fill-image-ref-point="top-left" draw:tile-repeat-offset="0% vertical"/>
      <style:paragraph-properties fo:text-align="center"/>
      <style:text-properties fo:language="uk" fo:country="UA"/>
    </style:style>
    <style:style style:name="P17" style:family="paragraph">
      <loext:graphic-properties draw:fill="bitmap" draw:fill-color="#50200c" draw:fill-image-name="brown_5f_brick" draw:fill-image-width="100%" draw:fill-image-height="60%" style:repeat="repeat" draw:fill-image-ref-point-y="10%" draw:fill-image-ref-point="top-left"/>
      <style:paragraph-properties fo:text-align="center"/>
      <style:text-properties fo:language="uk" fo:country="UA"/>
    </style:style>
    <style:style style:name="P18" style:family="paragraph">
      <loext:graphic-properties draw:fill="bitmap" draw:fill-image-name="sand_5f_brick" draw:fill-image-width="5%" draw:fill-image-height="5%" style:repeat="repeat" draw:fill-image-ref-point-y="10%"/>
      <style:paragraph-properties fo:text-align="center"/>
      <style:text-properties fo:language="uk" fo:country="UA"/>
    </style:style>
    <style:style style:name="P19" style:family="paragraph">
      <loext:graphic-properties draw:fill="bitmap" draw:fill-image-name="sand_5f_brick" draw:fill-image-width="7%" draw:fill-image-height="10%" style:repeat="repeat" draw:fill-image-ref-point-x="0%" draw:fill-image-ref-point-y="10%" draw:fill-image-ref-point="center" draw:tile-repeat-offset="0% vertical"/>
      <style:paragraph-properties fo:text-align="center"/>
      <style:text-properties fo:language="uk" fo:country="UA"/>
    </style:style>
    <style:style style:name="P20" style:family="paragraph">
      <loext:graphic-properties draw:fill="bitmap" draw:fill-image-name="Colorful_20_Pebbles" draw:fill-image-width="10%" draw:fill-image-height="10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21" style:family="paragraph">
      <loext:graphic-properties draw:fill="solid" draw:fill-color="#611729"/>
      <style:paragraph-properties fo:text-align="center"/>
      <style:text-properties fo:language="uk" fo:country="UA"/>
    </style:style>
    <style:style style:name="P22" style:family="paragraph">
      <loext:graphic-properties draw:fill="solid" draw:fill-color="#861141"/>
      <style:paragraph-properties fo:text-align="center"/>
      <style:text-properties fo:language="uk" fo:country="UA"/>
    </style:style>
    <style:style style:name="P23" style:family="paragraph">
      <loext:graphic-properties draw:fill="gradient" draw:fill-gradient-name="Gradient_20_2" draw:gradient-step-count="0"/>
      <style:paragraph-properties fo:text-align="center"/>
      <style:text-properties fo:language="uk" fo:country="UA"/>
    </style:style>
    <style:style style:name="P24" style:family="paragraph">
      <style:paragraph-properties fo:text-align="center"/>
      <style:text-properties fo:language="uk" fo:country="UA"/>
    </style:style>
    <style:style style:name="P25" style:family="paragraph">
      <loext:graphic-properties draw:fill="solid" draw:fill-color="#784b04"/>
      <style:paragraph-properties fo:text-align="center"/>
      <style:text-properties fo:language="uk" fo:country="UA"/>
    </style:style>
    <style:style style:name="P26" style:family="paragraph">
      <loext:graphic-properties draw:fill="gradient" draw:fill-color="#b4c7dc" draw:fill-gradient-name="Blue_20_Touch" draw:gradient-step-count="0"/>
      <style:paragraph-properties fo:text-align="center"/>
      <style:text-properties fo:language="uk" fo:country="UA"/>
    </style:style>
    <style:style style:name="P27" style:family="paragraph">
      <loext:graphic-properties draw:fill="solid" draw:fill-color="#333333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font-size="18pt" fo:language="uk" fo:country="UA"/>
    </style:style>
    <style:style style:name="P29" style:family="paragraph">
      <loext:graphic-properties draw:fill="solid" draw:fill-color="#b4c7dc"/>
      <style:paragraph-properties fo:text-align="center"/>
      <style:text-properties fo:language="uk" fo:country="UA"/>
    </style:style>
    <style:style style:name="P30" style:family="paragraph">
      <loext:graphic-properties draw:fill="none"/>
      <style:paragraph-properties fo:text-align="center"/>
      <style:text-properties fo:language="uk" fo:country="UA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language="uk" fo:country="UA"/>
    </style:style>
    <style:style style:name="P32" style:family="paragraph">
      <loext:graphic-properties draw:fill="bitmap" draw:fill-image-name="Parchment_20_Paper" draw:fill-image-width="0.1cm" draw:fill-image-height="0.1cm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33" style:family="paragraph">
      <loext:graphic-properties draw:fill="gradient" draw:fill-gradient-name="Gradient_20_1" draw:gradient-step-count="0" draw:opacity="50%"/>
      <style:paragraph-properties fo:text-align="center"/>
      <style:text-properties fo:language="uk" fo:country="UA"/>
    </style:style>
    <style:style style:name="P34" style:family="paragraph">
      <loext:graphic-properties draw:fill="bitmap" draw:fill-image-name="Horizontal_20_Brick" draw:opacity="30%" draw:fill-image-width="5%" draw:fill-image-height="5%" style:repeat="repeat"/>
      <style:paragraph-properties fo:text-align="center"/>
      <style:text-properties fo:language="uk" fo:country="UA"/>
    </style:style>
    <style:style style:name="P35" style:family="paragraph">
      <loext:graphic-properties draw:fill="bitmap" draw:fill-image-name="brown_5f_brick" draw:fill-image-width="100%" draw:fill-image-height="100%" style:repeat="repeat" draw:fill-image-ref-point-x="0%" draw:fill-image-ref-point-y="0%" draw:fill-image-ref-point="center" draw:tile-repeat-offset="0% vertical"/>
      <style:paragraph-properties fo:text-align="center"/>
    </style:style>
    <style:style style:name="P36" style:family="paragraph">
      <loext:graphic-properties draw:fill-color="#50200c"/>
      <style:paragraph-properties fo:text-align="center"/>
      <style:text-properties fo:language="uk" fo:country="UA"/>
    </style:style>
    <style:style style:name="P37" style:family="paragraph">
      <loext:graphic-properties draw:fill="solid" draw:fill-color="#fff5ce"/>
      <style:paragraph-properties fo:text-align="center"/>
      <style:text-properties fo:language="uk" fo:country="UA"/>
    </style:style>
    <style:style style:name="P38" style:family="paragraph">
      <loext:graphic-properties draw:fill="gradient" draw:fill-gradient-name="Gradient_20_3" draw:gradient-step-count="0"/>
      <style:paragraph-properties fo:text-align="center"/>
      <style:text-properties fo:language="uk" fo:country="UA"/>
    </style:style>
    <style:style style:name="P39" style:family="paragraph">
      <loext:graphic-properties draw:fill="bitmap" draw:gradient-step-count="0" draw:fill-image-name="sand_5f_brick" draw:opacity="100%" draw:fill-image-width="35%" draw:fill-image-height="15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text-align="center"/>
      <style:text-properties style:font-name="FreeSans1" fo:font-size="10pt" fo:language="uk" fo:country="UA" style:font-size-asian="18pt" style:font-size-complex="18pt"/>
    </style:style>
    <style:style style:name="P42" style:family="paragraph">
      <loext:graphic-properties draw:fill="none" draw:fill-color="#ffffff"/>
      <style:paragraph-properties fo:text-align="center"/>
      <style:text-properties style:font-name="FreeSans1" fo:font-size="10pt" fo:language="uk" fo:country="UA" style:text-underline-style="solid" style:text-underline-width="auto" style:text-underline-color="font-color" style:font-size-asian="18pt" style:font-size-complex="18pt"/>
    </style:style>
    <style:style style:name="T1" style:family="text">
      <style:text-properties fo:language="uk" fo:country="UA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uk" fo:country="UA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language="uk" fo:country="U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language="uk" fo:country="UA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FreeSans1" fo:font-size="10pt" fo:language="uk" fo:country="UA" style:font-size-asian="18pt" style:font-size-complex="18pt"/>
    </style:style>
    <style:style style:name="T8" style:family="text">
      <style:text-properties style:font-name="FreeSans1" fo:font-size="10pt" fo:language="uk" fo:country="UA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4.4cm" svg:height="0.962cm" svg:x="12.808cm" svg:y="4.052cm">
          <draw:text-box>
            <text:p text:style-name="P1"><text:span text:style-name="T1">Півд.-Схід</text:span></text:p>
          </draw:text-box>
        </draw:frame>
        <draw:measure draw:style-name="gr2" draw:text-style-name="P3" draw:layer="measurelines" svg:x1="6.008cm" svg:y1="14.002cm" svg:x2="24.108cm" svg:y2="14.002cm">
          <text:p text:style-name="P3"><text:span text:style-name="T2"><text:measure text:kind="gap"/></text:span><text:span text:style-name="T2"><text:measure text:kind="value">1 810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3" draw:text-style-name="P3" draw:layer="measurelines" svg:x1="6.008cm" svg:y1="14.002cm" svg:x2="7.968cm" svg:y2="14.002cm">
          <text:p text:style-name="P3"><text:span text:style-name="T2"><text:measure text:kind="gap"/></text:span><text:span text:style-name="T2"><text:measure text:kind="value">196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4" draw:text-style-name="P3" draw:layer="measurelines" svg:x1="7.97cm" svg:y1="14.002cm" svg:x2="11.26cm" svg:y2="14.002cm">
          <text:p text:style-name="P3"><text:span text:style-name="T2"><text:measure text:kind="gap"/></text:span><text:span text:style-name="T2"><text:measure text:kind="value">329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5" draw:text-style-name="P3" draw:layer="measurelines" svg:x1="11.258cm" svg:y1="14.002cm" svg:x2="14.558cm" svg:y2="14.002cm">
          <text:p text:style-name="P3"><text:span text:style-name="T2"><text:measure text:kind="gap"/></text:span><text:span text:style-name="T2"><text:measure text:kind="value">330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6" draw:text-style-name="P3" draw:layer="measurelines" svg:x1="14.558cm" svg:y1="14.002cm" svg:x2="17.858cm" svg:y2="14.002cm">
          <text:p text:style-name="P3"><text:span text:style-name="T2"><text:measure text:kind="gap"/></text:span><text:span text:style-name="T2"><text:measure text:kind="value">330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7" draw:text-style-name="P3" draw:layer="measurelines" svg:x1="17.858cm" svg:y1="14.002cm" svg:x2="21.648cm" svg:y2="14.002cm">
          <text:p text:style-name="P3"><text:span text:style-name="T2"><text:measure text:kind="gap"/></text:span><text:span text:style-name="T2"><text:measure text:kind="value">379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8" draw:text-style-name="P3" draw:layer="measurelines" svg:x1="21.648cm" svg:y1="14.002cm" svg:x2="24.108cm" svg:y2="14.002cm">
          <text:p text:style-name="P3"><text:span text:style-name="T2"><text:measure text:kind="gap"/></text:span><text:span text:style-name="T2"><text:measure text:kind="value">246</text:measure></text:span><text:span text:style-name="T2"><text:s/></text:span><text:span text:style-name="T2"><text:measure text:kind="unit"/></text:span><text:span text:style-name="T2"><text:measure text:kind="gap"/></text:span></text:p>
        </draw:measure>
        <draw:line draw:style-name="gr9" draw:text-style-name="P4" draw:layer="layout" svg:x1="4cm" svg:y1="10.8cm" svg:x2="4cm" svg:y2="11.2cm">
          <text:p/>
        </draw:line>
        <draw:line draw:style-name="gr10" draw:text-style-name="P1" draw:layer="layout" svg:x1="4cm" svg:y1="11cm" svg:x2="3cm" svg:y2="11cm">
          <text:p/>
        </draw:line>
        <draw:frame draw:style-name="gr11" draw:text-style-name="P2" draw:layer="layout" svg:width="1cm" svg:height="0.962cm" svg:x="3cm" svg:y="10.05cm">
          <draw:text-box>
            <text:p text:style-name="P1"><text:span text:style-name="T1">A</text:span></text:p>
          </draw:text-box>
        </draw:frame>
        <draw:line draw:style-name="gr9" draw:text-style-name="P4" draw:layer="layout" svg:x1="26cm" svg:y1="10.8cm" svg:x2="26cm" svg:y2="11.2cm">
          <text:p/>
        </draw:line>
        <draw:line draw:style-name="gr10" draw:text-style-name="P1" draw:layer="layout" svg:x1="26cm" svg:y1="11cm" svg:x2="27cm" svg:y2="11cm">
          <text:p/>
        </draw:line>
        <draw:frame draw:style-name="gr11" draw:text-style-name="P2" draw:layer="layout" svg:width="1cm" svg:height="0.962cm" svg:x="26cm" svg:y="10.05cm">
          <draw:text-box>
            <text:p text:style-name="P1"><text:span text:style-name="T1">B</text:span></text:p>
          </draw:text-box>
        </draw:frame>
        <draw:g>
          <draw:custom-shape draw:style-name="gr12" draw:text-style-name="P5" draw:layer="layout" svg:width="3cm" svg:height="18.1cm" draw:transform="rotate (-1.5707963267949) translate (24.108cm 10.702cm)">
            <text:p/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13" draw:text-style-name="P6" draw:layer="layout" svg:width="18.099cm" svg:height="0.05cm" svg:x="6.009cm" svg:y="10.65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8.1cm" svg:height="0.3cm" svg:x="6.008cm" svg:y="13.70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3.9cm" svg:height="19.1cm" draw:transform="rotate (-1.5707963267949) translate (24.608cm 6.752cm)">
            <text:p/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16" draw:text-style-name="P9" draw:layer="layout" svg:width="19.1cm" svg:height="0.14cm" svg:x="5.508cm" svg:y="6.7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10" draw:layer="layout" svg:width="0.5cm" svg:height="0.3cm" svg:x="5.987cm" svg:y="11.01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3.26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2.80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2.35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1.91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1.4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0.5cm" svg:height="0.3cm" svg:x="23.629cm" svg:y="10.99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7cm" svg:y="13.23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2.78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7cm" svg:y="12.33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1.8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7cm" svg:y="11.444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19" draw:text-style-name="P12" draw:layer="layout" svg:width="0.5cm" svg:height="0.15cm" svg:x="5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6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6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7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7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8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8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9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9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0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0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1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3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1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2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2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3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4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4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6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5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5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6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7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7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9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8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8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9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0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0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2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1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1.9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2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3.487cm" svg:y="10.7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3.626cm" svg:y="10.7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3" draw:layer="layout" svg:width="0.992cm" svg:height="2.002cm" svg:x="10.764cm" svg:y="11.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2" draw:layer="layout" svg:width="0.5cm" svg:height="0.15cm" svg:x="11.256cm" svg:y="11.5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0.5cm" svg:height="0.15cm" svg:x="10.756cm" svg:y="11.53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path draw:style-name="gr21" draw:text-style-name="P14" draw:layer="layout" svg:width="0.052cm" svg:height="0.26cm" svg:x="11.255cm" svg:y="11.301cm" svg:viewBox="0 0 53 261" svg:d="M0 260c3-87 5-173 8-260 16 0 30 1 45 2-6 86-11 172-16 259-12-1-24-1-37-1z">
                <text:p/>
              </draw:path>
              <draw:path draw:style-name="gr22" draw:text-style-name="P15" draw:layer="layout" svg:width="0.052cm" svg:height="0.26cm" svg:x="11.255cm" svg:y="11.301cm" svg:viewBox="0 0 53 261" svg:d="M8 0c16 0 30 1 45 2-6 86-11 172-16 259-12-1-24-1-37-1">
                <text:p/>
              </draw:path>
              <draw:path draw:style-name="gr23" draw:text-style-name="P14" draw:layer="layout" svg:width="0.098cm" svg:height="0.264cm" svg:x="11.292cm" svg:y="11.303cm" svg:viewBox="0 0 99 265" svg:d="M0 259c5-87 10-173 16-259 28 1 55 4 83 7-10 86-20 172-30 258-23-2-46-4-69-6z">
                <text:p/>
              </draw:path>
              <draw:path draw:style-name="gr23" draw:text-style-name="P14" draw:layer="layout" svg:width="0.113cm" svg:height="0.268cm" svg:x="11.361cm" svg:y="11.31cm" svg:viewBox="0 0 114 269" svg:d="M0 258c10-86 20-172 30-258 28 3 57 8 84 13-15 85-30 170-45 256-23-4-46-8-69-11z">
                <text:p/>
              </draw:path>
              <draw:path draw:style-name="gr23" draw:text-style-name="P14" draw:layer="layout" svg:width="0.127cm" svg:height="0.269cm" svg:x="11.43cm" svg:y="11.323cm" svg:viewBox="0 0 128 270" svg:d="M0 256c15-86 30-171 45-256 28 4 55 10 83 17-20 84-40 168-61 253-22-6-44-10-67-14z">
                <text:p/>
              </draw:path>
              <draw:path draw:style-name="gr23" draw:text-style-name="P14" draw:layer="layout" svg:width="0.142cm" svg:height="0.27cm" svg:x="11.497cm" svg:y="11.34cm" svg:viewBox="0 0 143 271" svg:d="M0 253c21-85 41-169 61-253 28 6 55 14 82 22-25 83-50 165-75 249-22-7-44-13-68-18z">
                <text:p/>
              </draw:path>
              <draw:path draw:style-name="gr23" draw:text-style-name="P14" draw:layer="layout" svg:width="0.155cm" svg:height="0.27cm" svg:x="11.565cm" svg:y="11.362cm" svg:viewBox="0 0 156 271" svg:d="M0 249c25-84 50-166 75-249 27 8 54 17 81 27-30 81-60 162-90 244-21-8-44-16-66-22z">
                <text:p/>
              </draw:path>
              <draw:path draw:style-name="gr23" draw:text-style-name="P14" draw:layer="layout" svg:width="0.167cm" svg:height="0.268cm" svg:x="11.631cm" svg:y="11.389cm" svg:viewBox="0 0 168 269" svg:d="M0 244c30-82 60-163 90-244 26 9 52 20 78 31-35 80-69 159-103 238-22-9-43-17-65-25z">
                <text:p/>
              </draw:path>
              <draw:path draw:style-name="gr23" draw:text-style-name="P14" draw:layer="layout" svg:width="0.179cm" svg:height="0.267cm" svg:x="11.696cm" svg:y="11.42cm" svg:viewBox="0 0 180 268" svg:d="M0 238c34-79 68-158 103-238 26 11 52 23 77 36-39 78-78 154-117 232-21-10-41-20-63-30z">
                <text:p/>
              </draw:path>
              <draw:path draw:style-name="gr21" draw:text-style-name="P14" draw:layer="layout" svg:width="0.051cm" svg:height="0.26cm" svg:x="11.213cm" svg:y="11.3cm" svg:viewBox="0 0 52 261" svg:d="M10 261c-3-87-7-173-10-260 17-1 35-1 52 0-3 87-6 173-7 260-11-1-24-1-35 0z">
                <text:p/>
              </draw:path>
              <draw:path draw:style-name="gr24" draw:text-style-name="P15" draw:layer="layout" svg:width="0.051cm" svg:height="0.26cm" svg:x="11.213cm" svg:y="11.3cm" svg:viewBox="0 0 52 261" svg:d="M52 1c-17-1-35-1-52 0 3 87 7 173 10 260 11-1 24-1 35 0">
                <text:p/>
              </draw:path>
              <draw:path draw:style-name="gr23" draw:text-style-name="P14" draw:layer="layout" svg:width="0.095cm" svg:height="0.264cm" svg:x="11.127cm" svg:y="11.301cm" svg:viewBox="0 0 96 265" svg:d="M27 265c-9-87-18-172-27-259 29-3 57-5 86-6 3 87 7 173 10 260-23 1-46 2-69 5z">
                <text:p/>
              </draw:path>
              <draw:path draw:style-name="gr23" draw:text-style-name="P14" draw:layer="layout" svg:width="0.11cm" svg:height="0.267cm" svg:x="11.043cm" svg:y="11.307cm" svg:viewBox="0 0 111 268" svg:d="M43 268c-15-86-29-171-43-256 28-5 56-9 84-12 9 87 18 172 27 259-23 2-46 5-68 9z">
                <text:p/>
              </draw:path>
              <draw:path draw:style-name="gr23" draw:text-style-name="P14" draw:layer="layout" svg:width="0.128cm" svg:height="0.269cm" svg:x="10.957cm" svg:y="11.319cm" svg:viewBox="0 0 129 270" svg:d="M60 270c-20-85-40-169-60-253 29-7 57-13 86-17 14 85 28 170 43 256-23 4-47 8-69 14z">
                <text:p/>
              </draw:path>
              <draw:path draw:style-name="gr23" draw:text-style-name="P14" draw:layer="layout" svg:width="0.141cm" svg:height="0.27cm" svg:x="10.875cm" svg:y="11.336cm" svg:viewBox="0 0 142 271" svg:d="M75 271c-25-84-50-166-75-249 28-9 54-16 82-22 20 84 40 168 60 253-22 5-45 11-67 18z">
                <text:p/>
              </draw:path>
              <draw:path draw:style-name="gr23" draw:text-style-name="P14" draw:layer="layout" svg:width="0.155cm" svg:height="0.27cm" svg:x="10.794cm" svg:y="11.358cm" svg:viewBox="0 0 156 271" svg:d="M91 271c-31-82-61-162-91-244 27-10 53-19 81-27 25 83 50 165 75 249-22 6-44 14-65 22z">
                <text:p/>
              </draw:path>
              <draw:path draw:style-name="gr23" draw:text-style-name="P14" draw:layer="layout" svg:width="0.171cm" svg:height="0.269cm" svg:x="10.713cm" svg:y="11.385cm" svg:viewBox="0 0 172 270" svg:d="M107 270c-36-79-71-157-107-237 27-11 54-22 81-33 30 82 60 162 91 244-22 8-44 17-65 26z">
                <text:p/>
              </draw:path>
              <draw:path draw:style-name="gr23" draw:text-style-name="P14" draw:layer="layout" svg:width="0.182cm" svg:height="0.267cm" svg:x="10.637cm" svg:y="11.418cm" svg:viewBox="0 0 183 268" svg:d="M121 268c-41-77-81-153-121-230 25-14 50-26 76-38 36 80 71 158 107 237-21 10-42 20-62 31z">
                <text:p/>
              </draw:path>
            </draw:g>
          </draw:g>
          <draw:g>
            <draw:custom-shape draw:style-name="gr20" draw:text-style-name="P13" draw:layer="layout" svg:width="0.992cm" svg:height="2.002cm" svg:x="14.063cm" svg:y="11.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2" draw:layer="layout" svg:width="0.5cm" svg:height="0.15cm" svg:x="14.555cm" svg:y="11.5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0.5cm" svg:height="0.15cm" svg:x="14.055cm" svg:y="11.53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path draw:style-name="gr21" draw:text-style-name="P14" draw:layer="layout" svg:width="0.052cm" svg:height="0.26cm" svg:x="14.554cm" svg:y="11.301cm" svg:viewBox="0 0 53 261" svg:d="M0 260c3-87 5-173 8-260 16 0 30 1 45 2-6 86-11 172-16 259-12-1-24-1-37-1z">
                <text:p/>
              </draw:path>
              <draw:path draw:style-name="gr22" draw:text-style-name="P15" draw:layer="layout" svg:width="0.052cm" svg:height="0.26cm" svg:x="14.554cm" svg:y="11.301cm" svg:viewBox="0 0 53 261" svg:d="M8 0c16 0 30 1 45 2-6 86-11 172-16 259-12-1-24-1-37-1">
                <text:p/>
              </draw:path>
              <draw:path draw:style-name="gr23" draw:text-style-name="P14" draw:layer="layout" svg:width="0.098cm" svg:height="0.264cm" svg:x="14.591cm" svg:y="11.303cm" svg:viewBox="0 0 99 265" svg:d="M0 259c5-87 10-173 16-259 28 1 55 4 83 7-10 86-20 172-30 258-23-2-46-4-69-6z">
                <text:p/>
              </draw:path>
              <draw:path draw:style-name="gr23" draw:text-style-name="P14" draw:layer="layout" svg:width="0.113cm" svg:height="0.268cm" svg:x="14.66cm" svg:y="11.31cm" svg:viewBox="0 0 114 269" svg:d="M0 258c10-86 20-172 30-258 28 3 57 8 84 13-15 85-30 170-45 256-23-4-46-8-69-11z">
                <text:p/>
              </draw:path>
              <draw:path draw:style-name="gr23" draw:text-style-name="P14" draw:layer="layout" svg:width="0.127cm" svg:height="0.269cm" svg:x="14.729cm" svg:y="11.323cm" svg:viewBox="0 0 128 270" svg:d="M0 256c15-86 30-171 45-256 28 4 55 10 83 17-20 84-40 168-61 253-22-6-44-10-67-14z">
                <text:p/>
              </draw:path>
              <draw:path draw:style-name="gr23" draw:text-style-name="P14" draw:layer="layout" svg:width="0.142cm" svg:height="0.27cm" svg:x="14.796cm" svg:y="11.34cm" svg:viewBox="0 0 143 271" svg:d="M0 253c21-85 41-169 61-253 28 6 55 14 82 22-25 83-50 165-75 249-22-7-44-13-68-18z">
                <text:p/>
              </draw:path>
              <draw:path draw:style-name="gr23" draw:text-style-name="P14" draw:layer="layout" svg:width="0.155cm" svg:height="0.27cm" svg:x="14.864cm" svg:y="11.362cm" svg:viewBox="0 0 156 271" svg:d="M0 249c25-84 50-166 75-249 27 8 54 17 81 27-30 81-60 162-90 244-21-8-44-16-66-22z">
                <text:p/>
              </draw:path>
              <draw:path draw:style-name="gr23" draw:text-style-name="P14" draw:layer="layout" svg:width="0.167cm" svg:height="0.268cm" svg:x="14.93cm" svg:y="11.389cm" svg:viewBox="0 0 168 269" svg:d="M0 244c30-82 60-163 90-244 26 9 52 20 78 31-35 80-69 159-103 238-22-9-43-17-65-25z">
                <text:p/>
              </draw:path>
              <draw:path draw:style-name="gr23" draw:text-style-name="P14" draw:layer="layout" svg:width="0.179cm" svg:height="0.267cm" svg:x="14.995cm" svg:y="11.42cm" svg:viewBox="0 0 180 268" svg:d="M0 238c34-79 68-158 103-238 26 11 52 23 77 36-39 78-78 154-117 232-21-10-41-20-63-30z">
                <text:p/>
              </draw:path>
              <draw:path draw:style-name="gr21" draw:text-style-name="P14" draw:layer="layout" svg:width="0.051cm" svg:height="0.26cm" svg:x="14.512cm" svg:y="11.3cm" svg:viewBox="0 0 52 261" svg:d="M10 261c-3-87-7-173-10-260 17-1 35-1 52 0-3 87-6 173-7 260-11-1-24-1-35 0z">
                <text:p/>
              </draw:path>
              <draw:path draw:style-name="gr24" draw:text-style-name="P15" draw:layer="layout" svg:width="0.051cm" svg:height="0.26cm" svg:x="14.512cm" svg:y="11.3cm" svg:viewBox="0 0 52 261" svg:d="M52 1c-17-1-35-1-52 0 3 87 7 173 10 260 11-1 24-1 35 0">
                <text:p/>
              </draw:path>
              <draw:path draw:style-name="gr23" draw:text-style-name="P14" draw:layer="layout" svg:width="0.095cm" svg:height="0.264cm" svg:x="14.426cm" svg:y="11.301cm" svg:viewBox="0 0 96 265" svg:d="M27 265c-9-87-18-172-27-259 29-3 57-5 86-6 3 87 7 173 10 260-23 1-46 2-69 5z">
                <text:p/>
              </draw:path>
              <draw:path draw:style-name="gr23" draw:text-style-name="P14" draw:layer="layout" svg:width="0.11cm" svg:height="0.267cm" svg:x="14.342cm" svg:y="11.307cm" svg:viewBox="0 0 111 268" svg:d="M43 268c-15-86-29-171-43-256 28-5 56-9 84-12 9 87 18 172 27 259-23 2-46 5-68 9z">
                <text:p/>
              </draw:path>
              <draw:path draw:style-name="gr23" draw:text-style-name="P14" draw:layer="layout" svg:width="0.128cm" svg:height="0.269cm" svg:x="14.256cm" svg:y="11.319cm" svg:viewBox="0 0 129 270" svg:d="M60 270c-20-85-40-169-60-253 29-7 57-13 86-17 14 85 28 170 43 256-23 4-47 8-69 14z">
                <text:p/>
              </draw:path>
              <draw:path draw:style-name="gr23" draw:text-style-name="P14" draw:layer="layout" svg:width="0.141cm" svg:height="0.27cm" svg:x="14.174cm" svg:y="11.336cm" svg:viewBox="0 0 142 271" svg:d="M75 271c-25-84-50-166-75-249 28-9 54-16 82-22 20 84 40 168 60 253-22 5-45 11-67 18z">
                <text:p/>
              </draw:path>
              <draw:path draw:style-name="gr23" draw:text-style-name="P14" draw:layer="layout" svg:width="0.155cm" svg:height="0.27cm" svg:x="14.093cm" svg:y="11.358cm" svg:viewBox="0 0 156 271" svg:d="M91 271c-31-82-61-162-91-244 27-10 53-19 81-27 25 83 50 165 75 249-22 6-44 14-65 22z">
                <text:p/>
              </draw:path>
              <draw:path draw:style-name="gr23" draw:text-style-name="P14" draw:layer="layout" svg:width="0.171cm" svg:height="0.269cm" svg:x="14.012cm" svg:y="11.385cm" svg:viewBox="0 0 172 270" svg:d="M107 270c-36-79-71-157-107-237 27-11 54-22 81-33 30 82 60 162 91 244-22 8-44 17-65 26z">
                <text:p/>
              </draw:path>
              <draw:path draw:style-name="gr23" draw:text-style-name="P14" draw:layer="layout" svg:width="0.182cm" svg:height="0.267cm" svg:x="13.936cm" svg:y="11.418cm" svg:viewBox="0 0 183 268" svg:d="M121 268c-41-77-81-153-121-230 25-14 50-26 76-38 36 80 71 158 107 237-21 10-42 20-62 31z">
                <text:p/>
              </draw:path>
            </draw:g>
          </draw:g>
          <draw:g>
            <draw:custom-shape draw:style-name="gr25" draw:text-style-name="P13" draw:layer="layout" svg:width="1.25cm" svg:height="2.6cm" svg:x="16.607cm" svg:y="11.102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1.25cm" svg:height="2.6cm" svg:x="17.857cm" svg:y="11.10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16.6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6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5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4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9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9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8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7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2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2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1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0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5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5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4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3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8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8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7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6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1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1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0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9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4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4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3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2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7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7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6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5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02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09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94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8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17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6" draw:text-style-name="P4" draw:layer="layout" svg:width="0.6cm" svg:height="1.6cm" svg:x="16.707cm" svg:y="11.9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3" draw:layer="layout" svg:width="1.25cm" svg:height="2.6cm" svg:x="20.397cm" svg:y="11.102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1.25cm" svg:height="2.6cm" svg:x="21.647cm" svg:y="11.10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20.4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4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3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2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7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7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6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5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0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0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9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8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3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3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2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1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6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6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5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4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9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9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8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7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2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2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1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0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5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5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4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3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81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88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736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6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961cm" svg:y="10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6" draw:text-style-name="P4" draw:layer="layout" svg:width="0.6cm" svg:height="1.6cm" svg:x="20.497cm" svg:y="11.9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7" draw:text-style-name="P16" draw:layer="layout" svg:width="0.52cm" svg:height="0.649cm" svg:x="9.348cm" svg:y="6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9" draw:layer="layout" svg:width="0.52cm" svg:height="0.1cm" svg:x="9.348cm" svg:y="6.9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9" draw:layer="layout" svg:width="0.7cm" svg:height="0.3cm" svg:x="9.258cm" svg:y="5.952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0" draw:text-style-name="P16" draw:layer="layout" svg:width="0.4cm" svg:height="0.649cm" svg:x="16.008cm" svg:y="6.352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9" draw:layer="layout" svg:width="0.4cm" svg:height="0.1cm" svg:x="16.008cm" svg:y="6.9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9" draw:layer="layout" svg:width="0.6cm" svg:height="0.3cm" svg:x="15.908cm" svg:y="5.952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12" draw:text-style-name="P5" draw:layer="layout" svg:width="3cm" svg:height="18.1cm" draw:transform="rotate (-1.5707963267949) translate (24.108cm 10.705cm)">
            <text:p/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13" draw:text-style-name="P6" draw:layer="layout" svg:width="18.099cm" svg:height="0.05cm" svg:x="6.009cm" svg:y="10.65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8.1cm" svg:height="0.3cm" svg:x="6.008cm" svg:y="13.7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3.9cm" svg:height="19.1cm" draw:transform="rotate (-1.5707963267949) translate (24.608cm 6.755cm)">
            <text:p/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16" draw:text-style-name="P9" draw:layer="layout" svg:width="19.1cm" svg:height="0.14cm" svg:x="5.508cm" svg:y="6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10" draw:layer="layout" svg:width="0.5cm" svg:height="0.3cm" svg:x="5.987cm" svg:y="11.01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3.26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2.35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1.91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81cm" svg:height="0.3cm" svg:x="5.987cm" svg:y="11.46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0.5cm" svg:height="0.3cm" svg:x="23.629cm" svg:y="11.00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7cm" svg:y="13.23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2.78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7cm" svg:y="12.34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1.89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27cm" svg:y="11.447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19" draw:text-style-name="P12" draw:layer="layout" svg:width="0.5cm" svg:height="0.15cm" svg:x="5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6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6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7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7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8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8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9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9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0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0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1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3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1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2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2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3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4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4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6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5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5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6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7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7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9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8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8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19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0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0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2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1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1.9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2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3.487cm" svg:y="10.70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23.626cm" svg:y="10.7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3" draw:layer="layout" svg:width="1.25cm" svg:height="2.6cm" svg:x="16.607cm" svg:y="11.10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1.25cm" svg:height="2.6cm" svg:x="17.857cm" svg:y="11.10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16.6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6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5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4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9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9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8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6.7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2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2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1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0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5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5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4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3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8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8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7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6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1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1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0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7.9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4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4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3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2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7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7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6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5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02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09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94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8.8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9.17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6" draw:text-style-name="P4" draw:layer="layout" svg:width="0.6cm" svg:height="1.6cm" svg:x="16.707cm" svg:y="1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3" draw:layer="layout" svg:width="1.25cm" svg:height="2.6cm" svg:x="20.397cm" svg:y="11.10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1.25cm" svg:height="2.6cm" svg:x="21.647cm" svg:y="11.10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20.4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4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3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2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7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7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6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5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0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0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9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8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3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3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2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1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6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6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5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4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9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9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8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7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2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2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1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0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5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5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4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3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81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88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736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6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961cm" svg:y="10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6" draw:text-style-name="P4" draw:layer="layout" svg:width="0.6cm" svg:height="1.6cm" svg:x="20.497cm" svg:y="11.9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7" draw:text-style-name="P16" draw:layer="layout" svg:width="0.52cm" svg:height="0.649cm" svg:x="9.348cm" svg:y="6.3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9" draw:layer="layout" svg:width="0.52cm" svg:height="0.1cm" svg:x="9.348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9" draw:layer="layout" svg:width="0.7cm" svg:height="0.3cm" svg:x="9.258cm" svg:y="5.95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0" draw:text-style-name="P16" draw:layer="layout" svg:width="0.4cm" svg:height="0.649cm" svg:x="16.008cm" svg:y="6.35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9" draw:layer="layout" svg:width="0.4cm" svg:height="0.1cm" svg:x="16.008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9" draw:layer="layout" svg:width="0.6cm" svg:height="0.3cm" svg:x="15.908cm" svg:y="5.95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0" draw:text-style-name="P13" draw:layer="layout" svg:width="0.992cm" svg:height="2.002cm" svg:x="7.475cm" svg:y="11.70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7.33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40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63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70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55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48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93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00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85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78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23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30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15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08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53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456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381cm" svg:y="11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0" draw:text-style-name="P13" draw:layer="layout" svg:width="0.992cm" svg:height="2.002cm" svg:x="10.769cm" svg:y="11.70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10.62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0.7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0.92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0.8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0.77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22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3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1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07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52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6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4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37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82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7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1.675cm" svg:y="11.4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0" draw:text-style-name="P13" draw:layer="layout" svg:width="0.992cm" svg:height="2.002cm" svg:x="14.069cm" svg:y="11.70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13.92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22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3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1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07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52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6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4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37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82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9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7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67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5.12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5.0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14.975cm" svg:y="11.4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  <draw:page draw:name="page2" draw:style-name="dp1" draw:master-page-name="Default">
        <office:forms form:automatic-focus="false" form:apply-design-mode="false"/>
        <draw:frame draw:style-name="gr32" draw:text-style-name="P2" draw:layer="layout" svg:width="4.4cm" svg:height="1.673cm" svg:x="19.402cm" svg:y="4.04cm">
          <draw:text-box>
            <text:p text:style-name="P1"><text:span text:style-name="T3">Півн.-Схід </text:span><text:span text:style-name="T1">(вигляд В)</text:span></text:p>
          </draw:text-box>
        </draw:frame>
        <draw:frame draw:style-name="gr32" draw:text-style-name="P2" draw:layer="layout" svg:width="4.4cm" svg:height="1.673cm" svg:x="6.404cm" svg:y="4.04cm">
          <draw:text-box>
            <text:p text:style-name="P1"><text:span text:style-name="T1">Півд.-Захід (вигляд А)</text:span></text:p>
          </draw:text-box>
        </draw:frame>
        <draw:measure draw:style-name="gr33" draw:text-style-name="P3" draw:layer="measurelines" svg:x1="18.002cm" svg:y1="13.701cm" svg:x2="18cm" svg:y2="6.751cm">
          <text:p text:style-name="P3"><text:span text:style-name="T2"><text:measure text:kind="gap"/></text:span><text:span text:style-name="T2"><text:measure text:kind="value">695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34" draw:text-style-name="P3" draw:layer="measurelines" svg:x1="24.902cm" svg:y1="13.699cm" svg:x2="24.901cm" svg:y2="10.699cm">
          <text:p text:style-name="P3"><text:span text:style-name="T2"><text:measure text:kind="gap"/></text:span><text:span text:style-name="T2">306 </text:span></text:p>
        </draw:measure>
        <draw:g>
          <draw:polygon draw:style-name="gr35" draw:text-style-name="P17" draw:layer="layout" svg:width="0.649cm" svg:height="0.519cm" draw:transform="rotate (1.5707963267949) translate (8.194cm 7.002cm)" svg:viewBox="0 0 650 520" draw:points="0,0 650,0 650,520 1,520 251,260">
            <text:p/>
          </draw:polygon>
          <draw:polygon draw:style-name="gr36" draw:text-style-name="P18" draw:layer="layout" svg:width="3.877cm" svg:height="6.904cm" draw:transform="rotate (1.61425502516956) translate (5.01741228982915cm 10.9984272084115cm)" svg:viewBox="0 0 3878 6905" draw:points="309,0 581,12 3878,3608 282,6905 0,6892">
            <text:p/>
          </draw:polygon>
          <draw:custom-shape draw:style-name="gr37" draw:text-style-name="P19" draw:layer="layout" svg:width="3cm" svg:height="6.9cm" draw:transform="rotate (-1.5707963267949) translate (11.904cm 10.699cm)">
            <text:p/>
            <draw:enhanced-geometry svg:viewBox="0 0 21600 21600" draw:extrusion="false" draw:type="rectangle" draw:enhanced-path="M 0 0 L 21600 0 21600 21600 0 21600 0 0 Z N"/>
          </draw:custom-shape>
          <draw:custom-shape draw:style-name="gr38" draw:text-style-name="P20" draw:layer="layout" svg:width="6.9cm" svg:height="0.3cm" svg:x="5.004cm" svg:y="13.699cm">
            <text:p/>
            <draw:enhanced-geometry svg:viewBox="0 0 21600 21600" draw:type="rectangle" draw:enhanced-path="M 0 0 L 21600 0 21600 21600 0 21600 0 0 Z N"/>
          </draw:custom-shape>
          <draw:polygon draw:style-name="gr39" draw:text-style-name="P21" draw:layer="layout" svg:width="5.359cm" svg:height="0.293cm" draw:transform="rotate (0.785398163397448) translate (4.664cm 10.62cm)" svg:viewBox="0 0 5360 294" draw:points="0,102 100,2 5360,0 5263,97 375,113 192,294">
            <text:p/>
          </draw:polygon>
          <draw:custom-shape draw:style-name="gr40" draw:text-style-name="P22" draw:layer="layout" svg:width="5.394cm" svg:height="0.05cm" draw:transform="rotate (0.785398163397448) translate (4.62cm 10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" draw:text-style-name="P21" draw:layer="layout" svg:width="5.361cm" svg:height="0.291cm" draw:transform="rotate (-0.785398163397448) translate (8.454cm 6.83cm)" svg:viewBox="0 0 5362 292" draw:points="5362,100 5262,0 0,0 97,97 4982,103 5171,292">
            <text:p/>
          </draw:polygon>
          <draw:custom-shape draw:style-name="gr41" draw:text-style-name="P22" draw:layer="layout" svg:width="5.397cm" svg:height="0.05cm" draw:transform="rotate (0.785398163397448) translate (8.44cm 10.5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2" draw:text-style-name="P23" draw:layer="layout" svg:width="0.3cm" svg:height="0.15cm" svg:x="8.304cm" svg:y="6.74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10" draw:layer="layout" svg:width="0.5cm" svg:height="0.3cm" svg:x="4.987cm" svg:y="13.23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4.987cm" svg:y="12.78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4.987cm" svg:y="12.33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4.987cm" svg:y="11.8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4.987cm" svg:y="11.4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4.987cm" svg:y="10.9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11.419cm" svg:y="13.23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11.517cm" svg:y="12.7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10" draw:layer="layout" svg:width="0.5cm" svg:height="0.3cm" svg:x="11.419cm" svg:y="12.33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11.517cm" svg:y="11.8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10" draw:layer="layout" svg:width="0.5cm" svg:height="0.3cm" svg:x="11.419cm" svg:y="11.44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11.517cm" svg:y="10.99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12" draw:layer="layout" svg:width="0.5cm" svg:height="0.15cm" svg:x="4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1.425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5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5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6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6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7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7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8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8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9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9.9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0.484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0.984cm" svg:y="10.693cm">
            <text:p/>
            <draw:enhanced-geometry svg:viewBox="0 0 21600 21600" draw:type="rectangle" draw:enhanced-path="M 0 0 L 21600 0 21600 21600 0 21600 0 0 Z N"/>
          </draw:custom-shape>
          <draw:circle draw:style-name="gr43" draw:text-style-name="P24" draw:layer="layout" svg:width="2.1cm" svg:height="2.1cm" draw:transform="rotate (-3.14159265358979) translate (7.004cm 12.739cm)" draw:kind="arc" draw:start-angle="118.37" draw:end-angle="118.47">
            <text:p/>
          </draw:circle>
          <draw:polygon draw:style-name="gr44" draw:text-style-name="P25" draw:layer="layout" svg:width="0.799cm" svg:height="1.399cm" svg:x="6.556cm" svg:y="11.472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45" draw:text-style-name="P26" draw:layer="layout" svg:width="0.666cm" svg:height="0.267cm" svg:x="6.623cm" svg:y="11.60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6" draw:layer="layout" svg:width="0.3cm" svg:height="0.866cm" svg:x="6.623cm" svg:y="11.939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6" draw:layer="layout" svg:width="0.3cm" svg:height="0.866cm" svg:x="6.989cm" svg:y="11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6.543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6.618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6.693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6.768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6.843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6.918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6.993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7.068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7.143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7.218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7.293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1" draw:text-style-name="P14" draw:layer="layout" svg:width="0.049cm" svg:height="0.26cm" svg:x="6.954cm" svg:y="11.211cm" svg:viewBox="0 0 50 261" svg:d="M0 260c0-87 0-173 0-260 16 0 32 0 50 1-3 87-7 173-10 260-14-1-27-1-40-1z">
            <text:p/>
          </draw:path>
          <draw:path draw:style-name="gr22" draw:text-style-name="P15" draw:layer="layout" svg:width="0.049cm" svg:height="0.26cm" svg:x="6.954cm" svg:y="11.211cm" svg:viewBox="0 0 50 261" svg:d="M0 0c16 0 32 0 50 1-3 87-7 173-10 260-14-1-27-1-40-1">
            <text:p/>
          </draw:path>
          <draw:path draw:style-name="gr23" draw:text-style-name="P14" draw:layer="layout" svg:width="0.101cm" svg:height="0.264cm" svg:x="6.993cm" svg:y="11.212cm" svg:viewBox="0 0 102 265" svg:d="M0 260c3-87 7-173 10-260 31 1 61 3 92 7-9 86-19 172-28 258-25-3-49-4-74-5z">
            <text:p/>
          </draw:path>
          <draw:path draw:style-name="gr23" draw:text-style-name="P14" draw:layer="layout" svg:width="0.12cm" svg:height="0.268cm" svg:x="7.067cm" svg:y="11.219cm" svg:viewBox="0 0 121 269" svg:d="M0 258c9-86 19-172 28-258 31 3 63 8 93 13-16 86-31 170-47 256-25-4-49-8-74-11z">
            <text:p/>
          </draw:path>
          <draw:path draw:style-name="gr23" draw:text-style-name="P14" draw:layer="layout" svg:width="0.136cm" svg:height="0.271cm" svg:x="7.141cm" svg:y="11.232cm" svg:viewBox="0 0 137 272" svg:d="M0 256c16-86 31-170 47-256 30 6 60 13 90 20-21 85-43 168-65 252-24-6-48-12-72-16z">
            <text:p/>
          </draw:path>
          <draw:path draw:style-name="gr23" draw:text-style-name="P14" draw:layer="layout" svg:width="0.154cm" svg:height="0.272cm" svg:x="7.213cm" svg:y="11.252cm" svg:viewBox="0 0 155 273" svg:d="M0 252c22-84 44-167 65-252 30 8 61 17 90 27-28 83-55 164-83 246-24-8-48-15-72-21z">
            <text:p/>
          </draw:path>
          <draw:path draw:style-name="gr23" draw:text-style-name="P14" draw:layer="layout" svg:width="0.169cm" svg:height="0.272cm" svg:x="7.285cm" svg:y="11.279cm" svg:viewBox="0 0 170 273" svg:d="M0 246c28-82 55-163 83-246 29 10 58 21 87 33-34 80-67 159-101 240-23-10-46-19-69-27z">
            <text:p/>
          </draw:path>
          <draw:path draw:style-name="gr21" draw:text-style-name="P14" draw:layer="layout" svg:width="0.049cm" svg:height="0.26cm" svg:x="6.906cm" svg:y="11.211cm" svg:viewBox="0 0 50 261" svg:d="M10 261c-3-87-7-173-10-260 18-1 34-1 50-1 0 87 0 173 0 260-13 0-26 0-40 1z">
            <text:p/>
          </draw:path>
          <draw:path draw:style-name="gr22" draw:text-style-name="P15" draw:layer="layout" svg:width="0.049cm" svg:height="0.26cm" svg:x="6.906cm" svg:y="11.211cm" svg:viewBox="0 0 50 261" svg:d="M50 0c-16 0-32 0-50 1 3 87 7 173 10 260 14-1 27-1 40-1">
            <text:p/>
          </draw:path>
          <draw:path draw:style-name="gr23" draw:text-style-name="P14" draw:layer="layout" svg:width="0.101cm" svg:height="0.264cm" svg:x="6.814cm" svg:y="11.212cm" svg:viewBox="0 0 102 265" svg:d="M28 265c-9-86-19-172-28-258 30-4 62-6 92-7 3 87 7 173 10 260-24 1-49 3-74 5z">
            <text:p/>
          </draw:path>
          <draw:path draw:style-name="gr23" draw:text-style-name="P14" draw:layer="layout" svg:width="0.119cm" svg:height="0.268cm" svg:x="6.722cm" svg:y="11.219cm" svg:viewBox="0 0 120 269" svg:d="M47 269c-16-86-31-170-47-256 30-5 61-10 92-13 9 86 19 172 28 258-25 3-48 7-73 11z">
            <text:p/>
          </draw:path>
          <draw:path draw:style-name="gr23" draw:text-style-name="P14" draw:layer="layout" svg:width="0.136cm" svg:height="0.271cm" svg:x="6.632cm" svg:y="11.232cm" svg:viewBox="0 0 137 272" svg:d="M65 272c-22-84-44-167-65-252 29-7 59-14 90-20 16 86 31 170 47 256-25 5-49 10-72 16z">
            <text:p/>
          </draw:path>
          <draw:path draw:style-name="gr23" draw:text-style-name="P14" draw:layer="layout" svg:width="0.154cm" svg:height="0.272cm" svg:x="6.542cm" svg:y="11.252cm" svg:viewBox="0 0 155 273" svg:d="M83 273c-28-82-55-163-83-246 29-10 60-19 90-27 21 85 43 168 65 252-24 6-48 13-72 21z">
            <text:p/>
          </draw:path>
          <draw:path draw:style-name="gr23" draw:text-style-name="P14" draw:layer="layout" svg:width="0.169cm" svg:height="0.272cm" svg:x="6.455cm" svg:y="11.279cm" svg:viewBox="0 0 170 273" svg:d="M101 273c-34-81-67-160-101-240 29-12 58-23 87-33 28 83 55 164 83 246-23 8-46 17-69 27z">
            <text:p/>
          </draw:path>
          <draw:circle draw:style-name="gr43" draw:text-style-name="P24" draw:layer="layout" svg:width="2.1cm" svg:height="2.1cm" draw:transform="rotate (-3.14159265358979) translate (10.003cm 12.739cm)" draw:kind="arc" draw:start-angle="118.37" draw:end-angle="118.47">
            <text:p/>
          </draw:circle>
          <draw:polygon draw:style-name="gr44" draw:text-style-name="P25" draw:layer="layout" svg:width="0.799cm" svg:height="1.399cm" svg:x="9.555cm" svg:y="11.472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45" draw:text-style-name="P26" draw:layer="layout" svg:width="0.666cm" svg:height="0.267cm" svg:x="9.622cm" svg:y="11.60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6" draw:layer="layout" svg:width="0.3cm" svg:height="0.866cm" svg:x="9.622cm" svg:y="11.939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6" draw:layer="layout" svg:width="0.3cm" svg:height="0.866cm" svg:x="9.988cm" svg:y="11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9.542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9.617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9.692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9.767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9.842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9.917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9.992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067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142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217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292cm" svg:y="12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1" draw:text-style-name="P14" draw:layer="layout" svg:width="0.049cm" svg:height="0.26cm" svg:x="9.953cm" svg:y="11.211cm" svg:viewBox="0 0 50 261" svg:d="M0 260c0-87 0-173 0-260 16 0 32 0 50 1-3 87-7 173-10 260-14-1-27-1-40-1z">
            <text:p/>
          </draw:path>
          <draw:path draw:style-name="gr22" draw:text-style-name="P15" draw:layer="layout" svg:width="0.049cm" svg:height="0.26cm" svg:x="9.953cm" svg:y="11.211cm" svg:viewBox="0 0 50 261" svg:d="M0 0c16 0 32 0 50 1-3 87-7 173-10 260-14-1-27-1-40-1">
            <text:p/>
          </draw:path>
          <draw:path draw:style-name="gr23" draw:text-style-name="P14" draw:layer="layout" svg:width="0.101cm" svg:height="0.264cm" svg:x="9.992cm" svg:y="11.212cm" svg:viewBox="0 0 102 265" svg:d="M0 260c3-87 7-173 10-260 31 1 61 3 92 7-9 86-19 172-28 258-25-3-49-4-74-5z">
            <text:p/>
          </draw:path>
          <draw:path draw:style-name="gr23" draw:text-style-name="P14" draw:layer="layout" svg:width="0.12cm" svg:height="0.268cm" svg:x="10.066cm" svg:y="11.219cm" svg:viewBox="0 0 121 269" svg:d="M0 258c9-86 19-172 28-258 31 3 63 8 93 13-16 86-31 170-47 256-25-4-49-8-74-11z">
            <text:p/>
          </draw:path>
          <draw:path draw:style-name="gr23" draw:text-style-name="P14" draw:layer="layout" svg:width="0.136cm" svg:height="0.271cm" svg:x="10.14cm" svg:y="11.232cm" svg:viewBox="0 0 137 272" svg:d="M0 256c16-86 31-170 47-256 30 6 60 13 90 20-21 85-43 168-65 252-24-6-48-12-72-16z">
            <text:p/>
          </draw:path>
          <draw:path draw:style-name="gr23" draw:text-style-name="P14" draw:layer="layout" svg:width="0.154cm" svg:height="0.272cm" svg:x="10.212cm" svg:y="11.252cm" svg:viewBox="0 0 155 273" svg:d="M0 252c22-84 44-167 65-252 30 8 61 17 90 27-28 83-55 164-83 246-24-8-48-15-72-21z">
            <text:p/>
          </draw:path>
          <draw:path draw:style-name="gr23" draw:text-style-name="P14" draw:layer="layout" svg:width="0.169cm" svg:height="0.272cm" svg:x="10.284cm" svg:y="11.279cm" svg:viewBox="0 0 170 273" svg:d="M0 246c28-82 55-163 83-246 29 10 58 21 87 33-34 80-67 159-101 240-23-10-46-19-69-27z">
            <text:p/>
          </draw:path>
          <draw:path draw:style-name="gr21" draw:text-style-name="P14" draw:layer="layout" svg:width="0.049cm" svg:height="0.26cm" svg:x="9.905cm" svg:y="11.211cm" svg:viewBox="0 0 50 261" svg:d="M10 261c-3-87-7-173-10-260 18-1 34-1 50-1 0 87 0 173 0 260-13 0-26 0-40 1z">
            <text:p/>
          </draw:path>
          <draw:path draw:style-name="gr22" draw:text-style-name="P15" draw:layer="layout" svg:width="0.049cm" svg:height="0.26cm" svg:x="9.905cm" svg:y="11.211cm" svg:viewBox="0 0 50 261" svg:d="M50 0c-16 0-32 0-50 1 3 87 7 173 10 260 14-1 27-1 40-1">
            <text:p/>
          </draw:path>
          <draw:path draw:style-name="gr23" draw:text-style-name="P14" draw:layer="layout" svg:width="0.101cm" svg:height="0.264cm" svg:x="9.813cm" svg:y="11.212cm" svg:viewBox="0 0 102 265" svg:d="M28 265c-9-86-19-172-28-258 30-4 62-6 92-7 3 87 7 173 10 260-24 1-49 3-74 5z">
            <text:p/>
          </draw:path>
          <draw:path draw:style-name="gr23" draw:text-style-name="P14" draw:layer="layout" svg:width="0.119cm" svg:height="0.268cm" svg:x="9.721cm" svg:y="11.219cm" svg:viewBox="0 0 120 269" svg:d="M47 269c-16-86-31-170-47-256 30-5 61-10 92-13 9 86 19 172 28 258-25 3-48 7-73 11z">
            <text:p/>
          </draw:path>
          <draw:path draw:style-name="gr23" draw:text-style-name="P14" draw:layer="layout" svg:width="0.136cm" svg:height="0.271cm" svg:x="9.631cm" svg:y="11.232cm" svg:viewBox="0 0 137 272" svg:d="M65 272c-22-84-44-167-65-252 29-7 59-14 90-20 16 86 31 170 47 256-25 5-49 10-72 16z">
            <text:p/>
          </draw:path>
          <draw:path draw:style-name="gr23" draw:text-style-name="P14" draw:layer="layout" svg:width="0.154cm" svg:height="0.272cm" svg:x="9.541cm" svg:y="11.252cm" svg:viewBox="0 0 155 273" svg:d="M83 273c-28-82-55-163-83-246 29-10 60-19 90-27 21 85 43 168 65 252-24 6-48 13-72 21z">
            <text:p/>
          </draw:path>
          <draw:path draw:style-name="gr23" draw:text-style-name="P14" draw:layer="layout" svg:width="0.169cm" svg:height="0.272cm" svg:x="9.454cm" svg:y="11.279cm" svg:viewBox="0 0 170 273" svg:d="M101 273c-34-81-67-160-101-240 29-12 58-23 87-33 28 83 55 164 83 246-23 8-46 17-69 27z">
            <text:p/>
          </draw:path>
          <draw:polygon draw:style-name="gr47" draw:text-style-name="P25" draw:layer="layout" svg:width="0.399cm" svg:height="0.699cm" svg:x="6.754cm" svg:y="9.364cm" svg:viewBox="0 0 400 700" draw:points="0,700 0,39 0,700 400,700 400,700 400,39 400,39 375,29 351,21 327,15 302,9 277,5 252,2 227,1 200,0 173,1 148,2 123,5 98,9 74,15 49,21 25,29 0,39">
            <text:p/>
          </draw:polygon>
          <draw:custom-shape draw:style-name="gr48" draw:text-style-name="P26" draw:layer="layout" svg:width="0.334cm" svg:height="0.6cm" svg:x="6.787cm" svg:y="9.431cm">
            <text:p/>
            <draw:enhanced-geometry svg:viewBox="0 0 21600 21600" draw:type="rectangle" draw:enhanced-path="M 0 0 L 21600 0 21600 21600 0 21600 0 0 Z N"/>
          </draw:custom-shape>
          <draw:path draw:style-name="gr21" draw:text-style-name="P14" draw:layer="layout" svg:width="0.046cm" svg:height="0.26cm" svg:x="6.954cm" svg:y="9.105cm" svg:viewBox="0 0 47 261" svg:d="M0 260c0-87 0-173 0-260 15 0 32 1 47 1-6 87-11 173-16 260-10-1-21-1-31-1z">
            <text:p/>
          </draw:path>
          <draw:path draw:style-name="gr22" draw:text-style-name="P15" draw:layer="layout" svg:width="0.046cm" svg:height="0.26cm" svg:x="6.954cm" svg:y="9.105cm" svg:viewBox="0 0 47 261" svg:d="M0 0c15 0 32 1 47 1-6 87-11 173-16 260-10-1-21-1-31-1">
            <text:p/>
          </draw:path>
          <draw:path draw:style-name="gr23" draw:text-style-name="P14" draw:layer="layout" svg:width="0.102cm" svg:height="0.266cm" svg:x="6.984cm" svg:y="9.106cm" svg:viewBox="0 0 103 267" svg:d="M0 260c5-87 10-173 15-260 30 2 59 5 88 11-15 85-29 170-44 256-20-4-39-6-59-7z">
            <text:p/>
          </draw:path>
          <draw:path draw:style-name="gr23" draw:text-style-name="P14" draw:layer="layout" svg:width="0.128cm" svg:height="0.268cm" svg:x="7.043cm" svg:y="9.117cm" svg:viewBox="0 0 129 269" svg:d="M0 256c15-86 29-171 44-256 29 5 58 11 85 20-24 83-48 165-73 249-18-5-38-10-56-13z">
            <text:p/>
          </draw:path>
          <draw:path draw:style-name="gr21" draw:text-style-name="P14" draw:layer="layout" svg:width="0.046cm" svg:height="0.26cm" svg:x="6.909cm" svg:y="9.105cm" svg:viewBox="0 0 47 261" svg:d="M16 261c-5-87-10-173-16-260 15 0 32-1 47-1 0 87 0 173 0 260-10 0-21 0-31 1z">
            <text:p/>
          </draw:path>
          <draw:path draw:style-name="gr22" draw:text-style-name="P15" draw:layer="layout" svg:width="0.046cm" svg:height="0.26cm" svg:x="6.909cm" svg:y="9.105cm" svg:viewBox="0 0 47 261" svg:d="M47 0c-15 0-32 1-47 1 6 87 11 173 16 260 10-1 21-1 31-1">
            <text:p/>
          </draw:path>
          <draw:path draw:style-name="gr23" draw:text-style-name="P14" draw:layer="layout" svg:width="0.101cm" svg:height="0.266cm" svg:x="6.823cm" svg:y="9.106cm" svg:viewBox="0 0 102 267" svg:d="M44 267c-15-86-29-171-44-256 28-5 56-9 86-11 6 87 11 173 16 260-20 1-39 3-58 7z">
            <text:p/>
          </draw:path>
          <draw:path draw:style-name="gr23" draw:text-style-name="P14" draw:layer="layout" svg:width="0.13cm" svg:height="0.268cm" svg:x="6.736cm" svg:y="9.117cm" svg:viewBox="0 0 131 269" svg:d="M74 269c-25-83-49-166-74-249 29-9 57-15 87-20 15 85 29 170 44 256-19 3-38 8-57 13z">
            <text:p/>
          </draw:path>
          <draw:custom-shape draw:style-name="gr23" draw:text-style-name="P14" draw:layer="layout" svg:width="0.075cm" svg:height="0.135cm" svg:x="6.73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6.805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6.88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6.955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7.03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7.105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" draw:text-style-name="P14" draw:layer="layout" svg:width="0.156cm" svg:height="0.268cm" svg:x="7.099cm" svg:y="9.137cm" svg:viewBox="0 0 157 269" svg:d="M0 249c25-84 49-166 73-249 29 8 57 18 84 29-34 81-67 160-101 240-19-8-37-14-56-20z">
            <text:p/>
          </draw:path>
          <draw:path draw:style-name="gr23" draw:text-style-name="P14" draw:layer="layout" svg:width="0.155cm" svg:height="0.268cm" svg:x="6.654cm" svg:y="9.137cm" svg:viewBox="0 0 156 269" svg:d="M101 269c-34-80-67-159-101-240 27-11 54-21 82-29 25 83 49 166 74 249-18 6-37 12-55 20z">
            <text:p/>
          </draw:path>
          <draw:polygon draw:style-name="gr47" draw:text-style-name="P25" draw:layer="layout" svg:width="0.399cm" svg:height="0.699cm" svg:x="9.754cm" svg:y="9.364cm" svg:viewBox="0 0 400 700" draw:points="0,700 0,39 0,700 400,700 400,700 400,39 400,39 375,29 351,21 327,15 302,9 277,5 252,2 227,1 200,0 173,1 148,2 123,5 98,9 74,15 49,21 25,29 0,39">
            <text:p/>
          </draw:polygon>
          <draw:custom-shape draw:style-name="gr48" draw:text-style-name="P26" draw:layer="layout" svg:width="0.334cm" svg:height="0.6cm" svg:x="9.787cm" svg:y="9.431cm">
            <text:p/>
            <draw:enhanced-geometry svg:viewBox="0 0 21600 21600" draw:type="rectangle" draw:enhanced-path="M 0 0 L 21600 0 21600 21600 0 21600 0 0 Z N"/>
          </draw:custom-shape>
          <draw:path draw:style-name="gr21" draw:text-style-name="P14" draw:layer="layout" svg:width="0.046cm" svg:height="0.26cm" svg:x="9.954cm" svg:y="9.105cm" svg:viewBox="0 0 47 261" svg:d="M0 260c0-87 0-173 0-260 15 0 32 1 47 1-6 87-11 173-16 260-10-1-21-1-31-1z">
            <text:p/>
          </draw:path>
          <draw:path draw:style-name="gr22" draw:text-style-name="P15" draw:layer="layout" svg:width="0.046cm" svg:height="0.26cm" svg:x="9.954cm" svg:y="9.105cm" svg:viewBox="0 0 47 261" svg:d="M0 0c15 0 32 1 47 1-6 87-11 173-16 260-10-1-21-1-31-1">
            <text:p/>
          </draw:path>
          <draw:path draw:style-name="gr23" draw:text-style-name="P14" draw:layer="layout" svg:width="0.102cm" svg:height="0.266cm" svg:x="9.984cm" svg:y="9.106cm" svg:viewBox="0 0 103 267" svg:d="M0 260c5-87 10-173 15-260 30 2 59 5 88 11-15 85-29 170-44 256-20-4-39-6-59-7z">
            <text:p/>
          </draw:path>
          <draw:path draw:style-name="gr23" draw:text-style-name="P14" draw:layer="layout" svg:width="0.128cm" svg:height="0.268cm" svg:x="10.043cm" svg:y="9.117cm" svg:viewBox="0 0 129 269" svg:d="M0 256c15-86 29-171 44-256 29 5 58 11 85 20-24 83-48 165-73 249-18-5-38-10-56-13z">
            <text:p/>
          </draw:path>
          <draw:path draw:style-name="gr21" draw:text-style-name="P14" draw:layer="layout" svg:width="0.046cm" svg:height="0.26cm" svg:x="9.909cm" svg:y="9.105cm" svg:viewBox="0 0 47 261" svg:d="M16 261c-5-87-10-173-16-260 15 0 32-1 47-1 0 87 0 173 0 260-10 0-21 0-31 1z">
            <text:p/>
          </draw:path>
          <draw:path draw:style-name="gr22" draw:text-style-name="P15" draw:layer="layout" svg:width="0.046cm" svg:height="0.26cm" svg:x="9.909cm" svg:y="9.105cm" svg:viewBox="0 0 47 261" svg:d="M47 0c-15 0-32 1-47 1 6 87 11 173 16 260 10-1 21-1 31-1">
            <text:p/>
          </draw:path>
          <draw:path draw:style-name="gr23" draw:text-style-name="P14" draw:layer="layout" svg:width="0.101cm" svg:height="0.266cm" svg:x="9.823cm" svg:y="9.106cm" svg:viewBox="0 0 102 267" svg:d="M44 267c-15-86-29-171-44-256 28-5 56-9 86-11 6 87 11 173 16 260-20 1-39 3-58 7z">
            <text:p/>
          </draw:path>
          <draw:path draw:style-name="gr23" draw:text-style-name="P14" draw:layer="layout" svg:width="0.13cm" svg:height="0.268cm" svg:x="9.736cm" svg:y="9.117cm" svg:viewBox="0 0 131 269" svg:d="M74 269c-25-83-49-166-74-249 29-9 57-15 87-20 15 85 29 170 44 256-19 3-38 8-57 13z">
            <text:p/>
          </draw:path>
          <draw:custom-shape draw:style-name="gr23" draw:text-style-name="P14" draw:layer="layout" svg:width="0.075cm" svg:height="0.135cm" svg:x="9.73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9.805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9.88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9.955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03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0.105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" draw:text-style-name="P14" draw:layer="layout" svg:width="0.156cm" svg:height="0.268cm" svg:x="10.099cm" svg:y="9.137cm" svg:viewBox="0 0 157 269" svg:d="M0 249c25-84 49-166 73-249 29 8 57 18 84 29-34 81-67 160-101 240-19-8-37-14-56-20z">
            <text:p/>
          </draw:path>
          <draw:path draw:style-name="gr23" draw:text-style-name="P14" draw:layer="layout" svg:width="0.155cm" svg:height="0.268cm" svg:x="9.654cm" svg:y="9.137cm" svg:viewBox="0 0 156 269" svg:d="M101 269c-34-80-67-159-101-240 27-11 54-21 82-29 25 83 49 166 74 249-18 6-37 12-55 20z">
            <text:p/>
          </draw:path>
          <draw:path draw:style-name="gr49" draw:text-style-name="P27" draw:layer="layout" svg:width="0.399cm" svg:height="0.199cm" svg:x="8.253cm" svg:y="7.649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<text:p/>
          </draw:path>
          <draw:path draw:style-name="gr49" draw:text-style-name="P27" draw:layer="layout" svg:width="0.399cm" svg:height="0.199cm" svg:x="8.253cm" svg:y="7.649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<text:p/>
          </draw:path>
          <draw:custom-shape draw:style-name="gr50" draw:text-style-name="P14" draw:layer="layout" svg:width="0.075cm" svg:height="0.135cm" svg:x="8.118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1" draw:text-style-name="P14" draw:layer="layout" svg:width="0.049cm" svg:height="0.136cm" svg:x="8.452cm" svg:y="7.512cm" svg:viewBox="0 0 50 137" svg:d="M0 135c0-45 0-90 0-135 17 0 33 1 50 4-7 44-13 89-20 133-10-1-20-2-30-2z">
              <text:p/>
            </draw:path>
            <draw:path draw:style-name="gr22" draw:text-style-name="P15" draw:layer="layout" svg:width="0.049cm" svg:height="0.136cm" svg:x="8.452cm" svg:y="7.513cm" svg:viewBox="0 0 50 137" svg:d="M0 0c17 0 33 1 50 4-7 44-13 89-20 133-10-1-20-2-30-2">
              <text:p/>
            </draw:path>
          </draw:g>
          <draw:path draw:style-name="gr23" draw:text-style-name="P14" draw:layer="layout" svg:width="0.11cm" svg:height="0.149cm" svg:x="8.482cm" svg:y="7.517cm" svg:viewBox="0 0 111 150" svg:d="M0 133c7-44 13-89 20-133 32 4 62 14 91 27-19 41-38 82-57 123-17-8-35-14-54-17z">
            <text:p/>
          </draw:path>
          <draw:path draw:style-name="gr23" draw:text-style-name="P14" draw:layer="layout" svg:width="0.136cm" svg:height="0.152cm" svg:x="8.536cm" svg:y="7.544cm" svg:viewBox="0 0 137 153" svg:d="M0 123c19-41 38-82 57-123 29 13 56 31 80 52-30 34-59 67-89 101-14-12-30-22-48-30z">
            <text:p/>
          </draw:path>
          <draw:path draw:style-name="gr23" draw:text-style-name="P14" draw:layer="layout" svg:width="0.15cm" svg:height="0.143cm" svg:x="8.584cm" svg:y="7.596cm" svg:viewBox="0 0 151 144" svg:d="M0 101c30-34 59-67 89-101 24 21 44 45 62 71-38 25-76 49-114 73-10-16-23-30-37-43z">
            <text:p/>
          </draw:path>
          <draw:path draw:style-name="gr23" draw:text-style-name="P14" draw:layer="layout" svg:width="0.152cm" svg:height="0.124cm" svg:x="8.621cm" svg:y="7.667cm" svg:viewBox="0 0 153 125" svg:d="M0 73c38-24 76-48 114-73 17 27 30 56 39 87-43 13-86 25-129 38-6-18-14-36-24-52z">
            <text:p/>
          </draw:path>
          <draw:path draw:style-name="gr23" draw:text-style-name="P14" draw:layer="layout" svg:width="0.142cm" svg:height="0.093cm" svg:x="8.645cm" svg:y="7.754cm" svg:viewBox="0 0 143 94" svg:d="M0 38c43-13 86-25 129-38 9 31 14 62 14 94-45 0-90 0-135 0 0-19-3-38-8-56z">
            <text:p/>
          </draw:path>
          <draw:g>
            <draw:path draw:style-name="gr21" draw:text-style-name="P14" draw:layer="layout" svg:width="0.049cm" svg:height="0.136cm" svg:x="8.404cm" svg:y="7.512cm" svg:viewBox="0 0 50 137" svg:d="M20 137c-7-44-13-89-20-133 17-3 33-4 50-4 0 45 0 90 0 135-10 0-20 1-30 2z">
              <text:p/>
            </draw:path>
            <draw:path draw:style-name="gr22" draw:text-style-name="P15" draw:layer="layout" svg:width="0.049cm" svg:height="0.136cm" svg:x="8.404cm" svg:y="7.513cm" svg:viewBox="0 0 50 137" svg:d="M50 0c-17 0-33 1-50 4 7 44 13 89 20 133 10-1 20-2 30-2">
              <text:p/>
            </draw:path>
          </draw:g>
          <draw:path draw:style-name="gr23" draw:text-style-name="P14" draw:layer="layout" svg:width="0.11cm" svg:height="0.149cm" svg:x="8.313cm" svg:y="7.517cm" svg:viewBox="0 0 111 150" svg:d="M57 150c-19-41-38-82-57-123 29-13 59-23 91-27 7 44 13 89 20 133-19 3-37 9-54 17z">
            <text:p/>
          </draw:path>
          <draw:path draw:style-name="gr23" draw:text-style-name="P14" draw:layer="layout" svg:width="0.136cm" svg:height="0.152cm" svg:x="8.233cm" svg:y="7.544cm" svg:viewBox="0 0 137 153" svg:d="M89 153c-30-34-59-67-89-101 24-21 51-39 80-52 19 41 38 82 57 123-18 8-34 18-48 30z">
            <text:p/>
          </draw:path>
          <draw:path draw:style-name="gr23" draw:text-style-name="P14" draw:layer="layout" svg:width="0.15cm" svg:height="0.143cm" svg:x="8.171cm" svg:y="7.596cm" svg:viewBox="0 0 151 144" svg:d="M114 144c-38-24-76-48-114-73 18-26 38-50 62-71 30 34 59 67 89 101-14 13-27 27-37 43z">
            <text:p/>
          </draw:path>
          <draw:path draw:style-name="gr23" draw:text-style-name="P14" draw:layer="layout" svg:width="0.152cm" svg:height="0.124cm" svg:x="8.132cm" svg:y="7.667cm" svg:viewBox="0 0 153 125" svg:d="M129 125c-43-13-86-25-129-38 9-31 22-60 39-87 38 25 76 49 114 73-10 16-18 34-24 52z">
            <text:p/>
          </draw:path>
          <draw:path draw:style-name="gr23" draw:text-style-name="P14" draw:layer="layout" svg:width="0.142cm" svg:height="0.093cm" svg:x="8.118cm" svg:y="7.754cm" svg:viewBox="0 0 143 94" svg:d="M135 94c-45 0-90 0-135 0 0-32 5-63 14-94 43 13 86 25 129 38-5 18-8 37-8 56z">
            <text:p/>
          </draw:path>
          <draw:custom-shape draw:style-name="gr50" draw:text-style-name="P14" draw:layer="layout" svg:width="0.075cm" svg:height="0.135cm" svg:x="8.193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8.267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8.342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8.416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8.492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8.567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8.641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8.715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layout" svg:width="0.4cm" svg:height="0.52cm" draw:transform="rotate (1.5707963267949) translate (8.194cm 7.001cm)">
            <text:p/>
            <draw:enhanced-geometry svg:viewBox="0 0 21600 21600" draw:text-areas="0 0 21600 21600" draw:type="chevron" draw:modifiers="8133.6658354114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9" draw:layer="layout" svg:width="0.7cm" svg:height="0.3cm" svg:x="8.104cm" svg:y="5.95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20" draw:text-style-name="P13" draw:layer="layout" svg:width="0.992cm" svg:height="2.002cm" svg:x="7.964cm" svg:y="8.70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7.82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89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12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19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04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7.97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42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49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34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27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72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79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64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57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9.02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945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8.87cm" svg:y="8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37" draw:text-style-name="P19" draw:layer="layout" svg:width="3cm" svg:height="6.9cm" draw:transform="rotate (-1.5707963267949) translate (24.902cm 10.7cm)">
            <text:p/>
            <draw:enhanced-geometry svg:viewBox="0 0 21600 21600" draw:extrusion="false" draw:type="rectangle" draw:enhanced-path="M 0 0 L 21600 0 21600 21600 0 21600 0 0 Z N"/>
          </draw:custom-shape>
          <draw:polygon draw:style-name="gr36" draw:text-style-name="P18" draw:layer="layout" svg:width="3.877cm" svg:height="6.904cm" draw:transform="rotate (1.61425502516956) translate (18.0154122898292cm 10.9984272084115cm)" svg:viewBox="0 0 3878 6905" draw:points="309,0 581,12 3878,3608 282,6905 0,6892">
            <text:p/>
          </draw:polygon>
          <draw:custom-shape draw:style-name="gr38" draw:text-style-name="P20" draw:layer="layout" svg:width="6.9cm" svg:height="0.3cm" svg:x="18.002cm" svg:y="13.699cm">
            <text:p/>
            <draw:enhanced-geometry svg:viewBox="0 0 21600 21600" draw:type="rectangle" draw:enhanced-path="M 0 0 L 21600 0 21600 21600 0 21600 0 0 Z N"/>
          </draw:custom-shape>
          <draw:polygon draw:style-name="gr39" draw:text-style-name="P21" draw:layer="layout" svg:width="5.359cm" svg:height="0.293cm" draw:transform="rotate (0.785398163397448) translate (17.662cm 10.62cm)" svg:viewBox="0 0 5360 294" draw:points="0,102 100,2 5360,0 5263,97 375,113 192,294">
            <text:p/>
          </draw:polygon>
          <draw:custom-shape draw:style-name="gr40" draw:text-style-name="P22" draw:layer="layout" svg:width="5.394cm" svg:height="0.05cm" draw:transform="rotate (0.785398163397448) translate (17.618cm 10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" draw:text-style-name="P21" draw:layer="layout" svg:width="5.361cm" svg:height="0.291cm" draw:transform="rotate (-0.785398163397448) translate (21.452cm 6.83cm)" svg:viewBox="0 0 5362 292" draw:points="5362,100 5262,0 0,0 97,97 4982,103 5171,292">
            <text:p/>
          </draw:polygon>
          <draw:custom-shape draw:style-name="gr41" draw:text-style-name="P22" draw:layer="layout" svg:width="5.397cm" svg:height="0.05cm" draw:transform="rotate (0.785398163397448) translate (21.438cm 10.5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2" draw:text-style-name="P23" draw:layer="layout" svg:width="0.3cm" svg:height="0.15cm" svg:x="21.302cm" svg:y="6.74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10" draw:layer="layout" svg:width="0.5cm" svg:height="0.3cm" svg:x="17.985cm" svg:y="13.23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17.985cm" svg:y="12.78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17.985cm" svg:y="12.33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17.985cm" svg:y="11.8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17.985cm" svg:y="11.4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0.3cm" svg:x="17.985cm" svg:y="10.9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cm" svg:height="0.3cm" svg:x="24.417cm" svg:y="13.23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24.515cm" svg:y="12.7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10" draw:layer="layout" svg:width="0.5cm" svg:height="0.3cm" svg:x="24.417cm" svg:y="12.33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24.515cm" svg:y="11.8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10" draw:layer="layout" svg:width="0.5cm" svg:height="0.3cm" svg:x="24.417cm" svg:y="11.44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0.381cm" svg:height="0.3cm" svg:x="24.515cm" svg:y="10.99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12" draw:layer="layout" svg:width="0.5cm" svg:height="0.15cm" svg:x="17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4.423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8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8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9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19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0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0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1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1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2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2.9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3.482cm" svg:y="10.69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15cm" svg:x="23.982cm" svg:y="10.693cm">
            <text:p/>
            <draw:enhanced-geometry svg:viewBox="0 0 21600 21600" draw:type="rectangle" draw:enhanced-path="M 0 0 L 21600 0 21600 21600 0 21600 0 0 Z N"/>
          </draw:custom-shape>
          <draw:polygon draw:style-name="gr47" draw:text-style-name="P25" draw:layer="layout" svg:width="0.399cm" svg:height="0.699cm" svg:x="19.752cm" svg:y="9.364cm" svg:viewBox="0 0 400 700" draw:points="0,700 0,39 0,700 400,700 400,700 400,39 400,39 375,29 351,21 327,15 302,9 277,5 252,2 227,1 200,0 173,1 148,2 123,5 98,9 74,15 49,21 25,29 0,39">
            <text:p/>
          </draw:polygon>
          <draw:custom-shape draw:style-name="gr48" draw:text-style-name="P26" draw:layer="layout" svg:width="0.334cm" svg:height="0.6cm" svg:x="19.785cm" svg:y="9.431cm">
            <text:p/>
            <draw:enhanced-geometry svg:viewBox="0 0 21600 21600" draw:type="rectangle" draw:enhanced-path="M 0 0 L 21600 0 21600 21600 0 21600 0 0 Z N"/>
          </draw:custom-shape>
          <draw:path draw:style-name="gr21" draw:text-style-name="P14" draw:layer="layout" svg:width="0.046cm" svg:height="0.26cm" svg:x="19.952cm" svg:y="9.105cm" svg:viewBox="0 0 47 261" svg:d="M0 260c0-87 0-173 0-260 15 0 32 1 47 1-6 87-11 173-16 260-10-1-21-1-31-1z">
            <text:p/>
          </draw:path>
          <draw:path draw:style-name="gr22" draw:text-style-name="P15" draw:layer="layout" svg:width="0.046cm" svg:height="0.26cm" svg:x="19.952cm" svg:y="9.105cm" svg:viewBox="0 0 47 261" svg:d="M0 0c15 0 32 1 47 1-6 87-11 173-16 260-10-1-21-1-31-1">
            <text:p/>
          </draw:path>
          <draw:path draw:style-name="gr23" draw:text-style-name="P14" draw:layer="layout" svg:width="0.102cm" svg:height="0.266cm" svg:x="19.982cm" svg:y="9.106cm" svg:viewBox="0 0 103 267" svg:d="M0 260c5-87 10-173 15-260 30 2 59 5 88 11-15 85-29 170-44 256-20-4-39-6-59-7z">
            <text:p/>
          </draw:path>
          <draw:path draw:style-name="gr23" draw:text-style-name="P14" draw:layer="layout" svg:width="0.128cm" svg:height="0.268cm" svg:x="20.041cm" svg:y="9.117cm" svg:viewBox="0 0 129 269" svg:d="M0 256c15-86 29-171 44-256 29 5 58 11 85 20-24 83-48 165-73 249-18-5-38-10-56-13z">
            <text:p/>
          </draw:path>
          <draw:path draw:style-name="gr21" draw:text-style-name="P14" draw:layer="layout" svg:width="0.046cm" svg:height="0.26cm" svg:x="19.907cm" svg:y="9.105cm" svg:viewBox="0 0 47 261" svg:d="M16 261c-5-87-10-173-16-260 15 0 32-1 47-1 0 87 0 173 0 260-10 0-21 0-31 1z">
            <text:p/>
          </draw:path>
          <draw:path draw:style-name="gr22" draw:text-style-name="P15" draw:layer="layout" svg:width="0.046cm" svg:height="0.26cm" svg:x="19.907cm" svg:y="9.105cm" svg:viewBox="0 0 47 261" svg:d="M47 0c-15 0-32 1-47 1 6 87 11 173 16 260 10-1 21-1 31-1">
            <text:p/>
          </draw:path>
          <draw:path draw:style-name="gr23" draw:text-style-name="P14" draw:layer="layout" svg:width="0.101cm" svg:height="0.266cm" svg:x="19.821cm" svg:y="9.106cm" svg:viewBox="0 0 102 267" svg:d="M44 267c-15-86-29-171-44-256 28-5 56-9 86-11 6 87 11 173 16 260-20 1-39 3-58 7z">
            <text:p/>
          </draw:path>
          <draw:path draw:style-name="gr23" draw:text-style-name="P14" draw:layer="layout" svg:width="0.13cm" svg:height="0.268cm" svg:x="19.734cm" svg:y="9.117cm" svg:viewBox="0 0 131 269" svg:d="M74 269c-25-83-49-166-74-249 29-9 57-15 87-20 15 85 29 170 44 256-19 3-38 8-57 13z">
            <text:p/>
          </draw:path>
          <draw:custom-shape draw:style-name="gr23" draw:text-style-name="P14" draw:layer="layout" svg:width="0.075cm" svg:height="0.135cm" svg:x="19.728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9.803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9.878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19.953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0.028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0.103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" draw:text-style-name="P14" draw:layer="layout" svg:width="0.156cm" svg:height="0.268cm" svg:x="20.097cm" svg:y="9.137cm" svg:viewBox="0 0 157 269" svg:d="M0 249c25-84 49-166 73-249 29 8 57 18 84 29-34 81-67 160-101 240-19-8-37-14-56-20z">
            <text:p/>
          </draw:path>
          <draw:path draw:style-name="gr23" draw:text-style-name="P14" draw:layer="layout" svg:width="0.155cm" svg:height="0.268cm" svg:x="19.652cm" svg:y="9.137cm" svg:viewBox="0 0 156 269" svg:d="M101 269c-34-80-67-159-101-240 27-11 54-21 82-29 25 83 49 166 74 249-18 6-37 12-55 20z">
            <text:p/>
          </draw:path>
          <draw:polygon draw:style-name="gr47" draw:text-style-name="P25" draw:layer="layout" svg:width="0.399cm" svg:height="0.699cm" svg:x="22.752cm" svg:y="9.364cm" svg:viewBox="0 0 400 700" draw:points="0,700 0,39 0,700 400,700 400,700 400,39 400,39 375,29 351,21 327,15 302,9 277,5 252,2 227,1 200,0 173,1 148,2 123,5 98,9 74,15 49,21 25,29 0,39">
            <text:p/>
          </draw:polygon>
          <draw:custom-shape draw:style-name="gr48" draw:text-style-name="P26" draw:layer="layout" svg:width="0.334cm" svg:height="0.6cm" svg:x="22.785cm" svg:y="9.431cm">
            <text:p/>
            <draw:enhanced-geometry svg:viewBox="0 0 21600 21600" draw:type="rectangle" draw:enhanced-path="M 0 0 L 21600 0 21600 21600 0 21600 0 0 Z N"/>
          </draw:custom-shape>
          <draw:path draw:style-name="gr21" draw:text-style-name="P14" draw:layer="layout" svg:width="0.046cm" svg:height="0.26cm" svg:x="22.952cm" svg:y="9.105cm" svg:viewBox="0 0 47 261" svg:d="M0 260c0-87 0-173 0-260 15 0 32 1 47 1-6 87-11 173-16 260-10-1-21-1-31-1z">
            <text:p/>
          </draw:path>
          <draw:path draw:style-name="gr22" draw:text-style-name="P15" draw:layer="layout" svg:width="0.046cm" svg:height="0.26cm" svg:x="22.952cm" svg:y="9.105cm" svg:viewBox="0 0 47 261" svg:d="M0 0c15 0 32 1 47 1-6 87-11 173-16 260-10-1-21-1-31-1">
            <text:p/>
          </draw:path>
          <draw:path draw:style-name="gr23" draw:text-style-name="P14" draw:layer="layout" svg:width="0.102cm" svg:height="0.266cm" svg:x="22.982cm" svg:y="9.106cm" svg:viewBox="0 0 103 267" svg:d="M0 260c5-87 10-173 15-260 30 2 59 5 88 11-15 85-29 170-44 256-20-4-39-6-59-7z">
            <text:p/>
          </draw:path>
          <draw:path draw:style-name="gr23" draw:text-style-name="P14" draw:layer="layout" svg:width="0.128cm" svg:height="0.268cm" svg:x="23.041cm" svg:y="9.117cm" svg:viewBox="0 0 129 269" svg:d="M0 256c15-86 29-171 44-256 29 5 58 11 85 20-24 83-48 165-73 249-18-5-38-10-56-13z">
            <text:p/>
          </draw:path>
          <draw:path draw:style-name="gr21" draw:text-style-name="P14" draw:layer="layout" svg:width="0.046cm" svg:height="0.26cm" svg:x="22.907cm" svg:y="9.105cm" svg:viewBox="0 0 47 261" svg:d="M16 261c-5-87-10-173-16-260 15 0 32-1 47-1 0 87 0 173 0 260-10 0-21 0-31 1z">
            <text:p/>
          </draw:path>
          <draw:path draw:style-name="gr22" draw:text-style-name="P15" draw:layer="layout" svg:width="0.046cm" svg:height="0.26cm" svg:x="22.907cm" svg:y="9.105cm" svg:viewBox="0 0 47 261" svg:d="M47 0c-15 0-32 1-47 1 6 87 11 173 16 260 10-1 21-1 31-1">
            <text:p/>
          </draw:path>
          <draw:path draw:style-name="gr23" draw:text-style-name="P14" draw:layer="layout" svg:width="0.101cm" svg:height="0.266cm" svg:x="22.821cm" svg:y="9.106cm" svg:viewBox="0 0 102 267" svg:d="M44 267c-15-86-29-171-44-256 28-5 56-9 86-11 6 87 11 173 16 260-20 1-39 3-58 7z">
            <text:p/>
          </draw:path>
          <draw:path draw:style-name="gr23" draw:text-style-name="P14" draw:layer="layout" svg:width="0.13cm" svg:height="0.268cm" svg:x="22.734cm" svg:y="9.117cm" svg:viewBox="0 0 131 269" svg:d="M74 269c-25-83-49-166-74-249 29-9 57-15 87-20 15 85 29 170 44 256-19 3-38 8-57 13z">
            <text:p/>
          </draw:path>
          <draw:custom-shape draw:style-name="gr23" draw:text-style-name="P14" draw:layer="layout" svg:width="0.075cm" svg:height="0.135cm" svg:x="22.728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2.803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2.878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2.953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3.028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23.103cm" svg:y="10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" draw:text-style-name="P14" draw:layer="layout" svg:width="0.156cm" svg:height="0.268cm" svg:x="23.097cm" svg:y="9.137cm" svg:viewBox="0 0 157 269" svg:d="M0 249c25-84 49-166 73-249 29 8 57 18 84 29-34 81-67 160-101 240-19-8-37-14-56-20z">
            <text:p/>
          </draw:path>
          <draw:path draw:style-name="gr23" draw:text-style-name="P14" draw:layer="layout" svg:width="0.155cm" svg:height="0.268cm" svg:x="22.652cm" svg:y="9.137cm" svg:viewBox="0 0 156 269" svg:d="M101 269c-34-80-67-159-101-240 27-11 54-21 82-29 25 83 49 166 74 249-18 6-37 12-55 20z">
            <text:p/>
          </draw:path>
          <draw:path draw:style-name="gr49" draw:text-style-name="P27" draw:layer="layout" svg:width="0.399cm" svg:height="0.199cm" svg:x="21.251cm" svg:y="7.649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<text:p/>
          </draw:path>
          <draw:path draw:style-name="gr49" draw:text-style-name="P27" draw:layer="layout" svg:width="0.399cm" svg:height="0.199cm" svg:x="21.251cm" svg:y="7.649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<text:p/>
          </draw:path>
          <draw:custom-shape draw:style-name="gr50" draw:text-style-name="P14" draw:layer="layout" svg:width="0.075cm" svg:height="0.135cm" svg:x="21.116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1" draw:text-style-name="P14" draw:layer="layout" svg:width="0.049cm" svg:height="0.136cm" svg:x="21.45cm" svg:y="7.512cm" svg:viewBox="0 0 50 137" svg:d="M0 135c0-45 0-90 0-135 17 0 33 1 50 4-7 44-13 89-20 133-10-1-20-2-30-2z">
              <text:p/>
            </draw:path>
            <draw:path draw:style-name="gr22" draw:text-style-name="P15" draw:layer="layout" svg:width="0.049cm" svg:height="0.136cm" svg:x="21.45cm" svg:y="7.513cm" svg:viewBox="0 0 50 137" svg:d="M0 0c17 0 33 1 50 4-7 44-13 89-20 133-10-1-20-2-30-2">
              <text:p/>
            </draw:path>
          </draw:g>
          <draw:path draw:style-name="gr23" draw:text-style-name="P14" draw:layer="layout" svg:width="0.11cm" svg:height="0.149cm" svg:x="21.48cm" svg:y="7.517cm" svg:viewBox="0 0 111 150" svg:d="M0 133c7-44 13-89 20-133 32 4 62 14 91 27-19 41-38 82-57 123-17-8-35-14-54-17z">
            <text:p/>
          </draw:path>
          <draw:path draw:style-name="gr23" draw:text-style-name="P14" draw:layer="layout" svg:width="0.136cm" svg:height="0.152cm" svg:x="21.534cm" svg:y="7.544cm" svg:viewBox="0 0 137 153" svg:d="M0 123c19-41 38-82 57-123 29 13 56 31 80 52-30 34-59 67-89 101-14-12-30-22-48-30z">
            <text:p/>
          </draw:path>
          <draw:path draw:style-name="gr23" draw:text-style-name="P14" draw:layer="layout" svg:width="0.15cm" svg:height="0.143cm" svg:x="21.582cm" svg:y="7.596cm" svg:viewBox="0 0 151 144" svg:d="M0 101c30-34 59-67 89-101 24 21 44 45 62 71-38 25-76 49-114 73-10-16-23-30-37-43z">
            <text:p/>
          </draw:path>
          <draw:path draw:style-name="gr23" draw:text-style-name="P14" draw:layer="layout" svg:width="0.152cm" svg:height="0.124cm" svg:x="21.619cm" svg:y="7.667cm" svg:viewBox="0 0 153 125" svg:d="M0 73c38-24 76-48 114-73 17 27 30 56 39 87-43 13-86 25-129 38-6-18-14-36-24-52z">
            <text:p/>
          </draw:path>
          <draw:path draw:style-name="gr23" draw:text-style-name="P14" draw:layer="layout" svg:width="0.142cm" svg:height="0.093cm" svg:x="21.643cm" svg:y="7.754cm" svg:viewBox="0 0 143 94" svg:d="M0 38c43-13 86-25 129-38 9 31 14 62 14 94-45 0-90 0-135 0 0-19-3-38-8-56z">
            <text:p/>
          </draw:path>
          <draw:g>
            <draw:path draw:style-name="gr21" draw:text-style-name="P14" draw:layer="layout" svg:width="0.049cm" svg:height="0.136cm" svg:x="21.402cm" svg:y="7.512cm" svg:viewBox="0 0 50 137" svg:d="M20 137c-7-44-13-89-20-133 17-3 33-4 50-4 0 45 0 90 0 135-10 0-20 1-30 2z">
              <text:p/>
            </draw:path>
            <draw:path draw:style-name="gr22" draw:text-style-name="P15" draw:layer="layout" svg:width="0.049cm" svg:height="0.136cm" svg:x="21.402cm" svg:y="7.513cm" svg:viewBox="0 0 50 137" svg:d="M50 0c-17 0-33 1-50 4 7 44 13 89 20 133 10-1 20-2 30-2">
              <text:p/>
            </draw:path>
          </draw:g>
          <draw:path draw:style-name="gr23" draw:text-style-name="P14" draw:layer="layout" svg:width="0.11cm" svg:height="0.149cm" svg:x="21.311cm" svg:y="7.517cm" svg:viewBox="0 0 111 150" svg:d="M57 150c-19-41-38-82-57-123 29-13 59-23 91-27 7 44 13 89 20 133-19 3-37 9-54 17z">
            <text:p/>
          </draw:path>
          <draw:path draw:style-name="gr23" draw:text-style-name="P14" draw:layer="layout" svg:width="0.136cm" svg:height="0.152cm" svg:x="21.231cm" svg:y="7.544cm" svg:viewBox="0 0 137 153" svg:d="M89 153c-30-34-59-67-89-101 24-21 51-39 80-52 19 41 38 82 57 123-18 8-34 18-48 30z">
            <text:p/>
          </draw:path>
          <draw:path draw:style-name="gr23" draw:text-style-name="P14" draw:layer="layout" svg:width="0.15cm" svg:height="0.143cm" svg:x="21.169cm" svg:y="7.596cm" svg:viewBox="0 0 151 144" svg:d="M114 144c-38-24-76-48-114-73 18-26 38-50 62-71 30 34 59 67 89 101-14 13-27 27-37 43z">
            <text:p/>
          </draw:path>
          <draw:path draw:style-name="gr23" draw:text-style-name="P14" draw:layer="layout" svg:width="0.152cm" svg:height="0.124cm" svg:x="21.13cm" svg:y="7.667cm" svg:viewBox="0 0 153 125" svg:d="M129 125c-43-13-86-25-129-38 9-31 22-60 39-87 38 25 76 49 114 73-10 16-18 34-24 52z">
            <text:p/>
          </draw:path>
          <draw:path draw:style-name="gr23" draw:text-style-name="P14" draw:layer="layout" svg:width="0.142cm" svg:height="0.093cm" svg:x="21.116cm" svg:y="7.754cm" svg:viewBox="0 0 143 94" svg:d="M135 94c-45 0-90 0-135 0 0-32 5-63 14-94 43 13 86 25 129 38-5 18-8 37-8 56z">
            <text:p/>
          </draw:path>
          <draw:custom-shape draw:style-name="gr50" draw:text-style-name="P14" draw:layer="layout" svg:width="0.075cm" svg:height="0.135cm" svg:x="21.191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21.265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21.34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21.414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21.49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21.565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21.639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21.713cm" svg:y="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" draw:text-style-name="P17" draw:layer="layout" svg:width="0.649cm" svg:height="0.519cm" draw:transform="rotate (1.5707963267949) translate (21.192cm 7.002cm)" svg:viewBox="0 0 650 520" draw:points="0,0 650,0 650,520 1,520 251,260">
            <text:p/>
          </draw:polygon>
          <draw:custom-shape draw:style-name="gr51" draw:text-style-name="P9" draw:layer="layout" svg:width="0.4cm" svg:height="0.52cm" draw:transform="rotate (1.5707963267949) translate (21.192cm 7.001cm)">
            <text:p/>
            <draw:enhanced-geometry svg:viewBox="0 0 21600 21600" draw:text-areas="0 0 21600 21600" draw:type="chevron" draw:modifiers="8133.6658354114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9" draw:layer="layout" svg:width="0.7cm" svg:height="0.3cm" svg:x="21.102cm" svg:y="5.95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2" draw:text-style-name="P4" draw:layer="layout" svg:x1="21.452cm" svg:y1="6.751cm" svg:x2="18cm" svg:y2="6.751cm">
            <text:p/>
          </draw:line>
          <draw:g>
            <draw:custom-shape draw:style-name="gr20" draw:text-style-name="P13" draw:layer="layout" svg:width="0.992cm" svg:height="2.002cm" svg:x="20.964cm" svg:y="8.70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4" draw:layer="layout" svg:width="0.075cm" svg:height="0.26cm" svg:x="20.82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895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12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195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045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0.97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42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495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345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27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72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795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645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57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2.02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945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4" draw:layer="layout" svg:width="0.075cm" svg:height="0.26cm" svg:x="21.87cm" svg:y="8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measure draw:style-name="gr53" draw:text-style-name="P3" draw:layer="measurelines" svg:x1="18.002cm" svg:y1="14.149cm" svg:x2="24.902cm" svg:y2="14.149cm">
          <text:p text:style-name="P3"><text:span text:style-name="T2"><text:measure text:kind="gap"/></text:span><text:span text:style-name="T2"><text:measure text:kind="value">690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54" draw:text-style-name="P3" draw:layer="measurelines" svg:x1="5.004cm" svg:y1="14.152cm" svg:x2="6.954cm" svg:y2="14.152cm">
          <text:p text:style-name="P3"><text:span text:style-name="T2"><text:measure text:kind="gap"/></text:span><text:span text:style-name="T2"><text:measure text:kind="value">195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55" draw:text-style-name="P3" draw:layer="measurelines" svg:x1="6.954cm" svg:y1="14.152cm" svg:x2="9.954cm" svg:y2="14.152cm">
          <text:p text:style-name="P3"><text:span text:style-name="T2"><text:measure text:kind="gap"/></text:span><text:span text:style-name="T2"><text:measure text:kind="value">300</text:measure></text:span><text:span text:style-name="T2"><text:s/></text:span><text:span text:style-name="T2"><text:measure text:kind="unit"/></text:span><text:span text:style-name="T2"><text:measure text:kind="gap"/></text:span></text:p>
        </draw:measure>
        <draw:measure draw:style-name="gr56" draw:text-style-name="P3" draw:layer="measurelines" svg:x1="9.954cm" svg:y1="14.152cm" svg:x2="11.904cm" svg:y2="14.152cm">
          <text:p text:style-name="P3"><text:span text:style-name="T2"><text:measure text:kind="gap"/></text:span><text:span text:style-name="T2"><text:measure text:kind="value">195</text:measure></text:span><text:span text:style-name="T2"><text:s/></text:span><text:span text:style-name="T2"><text:measure text:kind="unit"/></text:span><text:span text:style-name="T2"><text:measure text:kind="gap"/></text:span></text:p>
        </draw:measure>
      </draw:page>
      <draw:page draw:name="page3" draw:style-name="dp1" draw:master-page-name="Default">
        <office:forms form:automatic-focus="false" form:apply-design-mode="false"/>
        <draw:frame draw:style-name="gr1" draw:text-style-name="P28" draw:layer="layout" svg:width="4.4cm" svg:height="0.962cm" svg:x="12.808cm" svg:y="4.052cm">
          <draw:text-box>
            <text:p text:style-name="P1"><text:span text:style-name="T4">Півн.-Захід</text:span></text:p>
          </draw:text-box>
        </draw:frame>
        <draw:g>
          <draw:custom-shape draw:style-name="gr12" draw:text-style-name="P5" draw:layer="layout" svg:width="3cm" svg:height="18.1cm" draw:transform="rotate (-1.5707963267949) translate (24.108cm 10.702cm)">
            <text:p/>
            <draw:enhanced-geometry svg:viewBox="0 0 21600 21600" draw:mirror-horizontal="true" draw:mirror-vertical="false" draw:extrusion="false" draw:type="rectangle" draw:enhanced-path="M 0 0 L 21600 0 21600 21600 0 21600 0 0 Z N"/>
          </draw:custom-shape>
          <draw:custom-shape draw:style-name="gr13" draw:text-style-name="P6" draw:layer="layout" svg:width="18.099cm" svg:height="0.05cm" svg:x="5.991cm" svg:y="10.65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7" draw:layer="layout" svg:width="18.1cm" svg:height="0.3cm" svg:x="6.008cm" svg:y="13.70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8" draw:layer="layout" svg:width="3.9cm" svg:height="19.1cm" draw:transform="rotate (-1.5707963267949) translate (24.608cm 6.752cm)">
            <text:p/>
            <draw:enhanced-geometry svg:viewBox="0 0 21600 21600" draw:mirror-horizontal="true" draw:mirror-vertical="false" draw:extrusion="false" draw:type="rectangle" draw:enhanced-path="M 0 0 L 21600 0 21600 21600 0 21600 0 0 Z N"/>
          </draw:custom-shape>
          <draw:custom-shape draw:style-name="gr16" draw:text-style-name="P9" draw:layer="layout" svg:width="19.1cm" svg:height="0.14cm" svg:x="5.508cm" svg:y="6.75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7" draw:text-style-name="P10" draw:layer="layout" svg:width="0.5cm" svg:height="0.3cm" svg:x="23.629cm" svg:y="11.0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31cm" svg:y="13.26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2.80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31cm" svg:y="12.35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10" draw:layer="layout" svg:width="0.5cm" svg:height="0.3cm" svg:x="23.629cm" svg:y="11.9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1" draw:layer="layout" svg:width="0.381cm" svg:height="0.3cm" svg:x="23.731cm" svg:y="11.458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17" draw:text-style-name="P10" draw:layer="layout" svg:width="0.5cm" svg:height="0.3cm" svg:x="5.987cm" svg:y="10.998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8" draw:text-style-name="P11" draw:layer="layout" svg:width="0.381cm" svg:height="0.3cm" svg:x="5.991cm" svg:y="13.234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2.784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8" draw:text-style-name="P11" draw:layer="layout" svg:width="0.381cm" svg:height="0.3cm" svg:x="5.991cm" svg:y="12.338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7" draw:text-style-name="P10" draw:layer="layout" svg:width="0.5cm" svg:height="0.3cm" svg:x="5.987cm" svg:y="11.89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8" draw:text-style-name="P11" draw:layer="layout" svg:width="0.381cm" svg:height="0.3cm" svg:x="5.991cm" svg:y="11.444cm">
              <text:p/>
              <draw:enhanced-geometry svg:viewBox="0 0 21600 21600" draw:mirror-horizontal="false" draw:type="rectangle" draw:enhanced-path="M 0 0 L 21600 0 21600 21600 0 21600 0 0 Z N"/>
            </draw:custom-shape>
          </draw:g>
          <draw:g>
            <draw:custom-shape draw:style-name="gr19" draw:text-style-name="P12" draw:layer="layout" svg:width="0.5cm" svg:height="0.15cm" svg:x="23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3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2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2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1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1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0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20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9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9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8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8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5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7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7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6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6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5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4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2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4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3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3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2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1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9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1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0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10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9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8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6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8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7.6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7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6.129cm" svg:y="10.7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2" draw:layer="layout" svg:width="0.5cm" svg:height="0.15cm" svg:x="5.99cm" svg:y="10.702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27" draw:text-style-name="P16" draw:layer="layout" svg:width="0.52cm" svg:height="0.649cm" svg:x="20.248cm" svg:y="6.35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" draw:text-style-name="P9" draw:layer="layout" svg:width="0.52cm" svg:height="0.1cm" svg:x="20.248cm" svg:y="6.9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9" draw:text-style-name="P9" draw:layer="layout" svg:width="0.7cm" svg:height="0.3cm" svg:x="20.158cm" svg:y="5.952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0" draw:text-style-name="P16" draw:layer="layout" svg:width="0.4cm" svg:height="0.649cm" svg:x="13.708cm" svg:y="6.35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1" draw:text-style-name="P9" draw:layer="layout" svg:width="0.4cm" svg:height="0.1cm" svg:x="13.708cm" svg:y="6.9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9" draw:text-style-name="P9" draw:layer="layout" svg:width="0.6cm" svg:height="0.3cm" svg:x="13.608cm" svg:y="5.952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57" draw:text-style-name="P29" draw:layer="measurelines" svg:width="0.2cm" svg:height="0.2cm" svg:x="22.3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22.5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22.7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21.2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21.4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21.6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8.8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9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9.2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7.6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7.8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8.0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4.9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5.1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5.3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3.7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3.9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4.1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1.4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1.6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1.8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9" draw:layer="measurelines" svg:width="0.2cm" svg:height="0.2cm" svg:x="10.2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0.4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measurelines" svg:width="0.2cm" svg:height="0.2cm" svg:x="10.6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4" draw:style-name="dp1" draw:master-page-name="Default">
        <office:forms form:automatic-focus="false" form:apply-design-mode="false"/>
        <draw:custom-shape draw:style-name="gr58" draw:text-style-name="P30" draw:layer="Furnishing" svg:width="2.65cm" svg:height="6.55cm" draw:transform="rotate (1.5707963267949) translate (3cm 4cm)">
          <text:p/>
          <draw:enhanced-geometry svg:viewBox="0 0 21600 21600" draw:type="rectangle" draw:enhanced-path="M 0 0 L 21600 0 21600 21600 0 21600 0 0 Z N"/>
        </draw:custom-shape>
        <draw:measure draw:style-name="gr59" draw:text-style-name="P31" draw:layer="measurelines" svg:x1="3cm" svg:y1="4cm" svg:x2="3cm" svg:y2="3.2cm">
          <text:p text:style-name="P31"><text:span text:style-name="T5"><text:measure text:kind="gap"/></text:span><text:span text:style-name="T5"><text:measure text:kind="value">80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line draw:style-name="gr52" draw:text-style-name="P30" draw:layer="Furnishing" svg:x1="2.85cm" svg:y1="3.2cm" svg:x2="10.6cm" svg:y2="3.2cm">
          <text:p/>
        </draw:line>
        <draw:g>
          <draw:polygon draw:style-name="gr44" draw:text-style-name="P25" draw:layer="Furnishing" svg:width="0.799cm" svg:height="1.399cm" svg:x="4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45" draw:text-style-name="P26" draw:layer="Furnishing" svg:width="0.666cm" svg:height="0.267cm" svg:x="4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6" draw:layer="Furnishing" svg:width="0.3cm" svg:height="0.866cm" svg:x="4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6" draw:layer="Furnishing" svg:width="0.3cm" svg:height="0.866cm" svg:x="4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60" draw:text-style-name="P30" draw:layer="Furnishing" svg:width="0.799cm" svg:height="1.399cm" svg:x="6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61" draw:text-style-name="P29" draw:layer="Furnishing" svg:width="0.666cm" svg:height="0.267cm" svg:x="6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9" draw:layer="Furnishing" svg:width="0.3cm" svg:height="0.866cm" svg:x="6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9" draw:layer="Furnishing" svg:width="0.3cm" svg:height="0.866cm" svg:x="6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60" draw:text-style-name="P30" draw:layer="Furnishing" svg:width="0.799cm" svg:height="1.399cm" svg:x="8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61" draw:text-style-name="P29" draw:layer="Furnishing" svg:width="0.666cm" svg:height="0.267cm" svg:x="8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9" draw:layer="Furnishing" svg:width="0.3cm" svg:height="0.866cm" svg:x="8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9" draw:layer="Furnishing" svg:width="0.3cm" svg:height="0.866cm" svg:x="8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3" draw:text-style-name="P32" draw:layer="Furnishing" svg:width="3cm" svg:height="3cm" svg:x="2.4cm" svg:y="14.061cm">
          <text:p/>
          <draw:enhanced-geometry svg:viewBox="0 0 21600 21600" draw:type="rectangle" draw:enhanced-path="M 0 0 L 21600 0 21600 21600 0 21600 0 0 Z N"/>
        </draw:custom-shape>
        <draw:path draw:style-name="gr64" draw:text-style-name="P33" draw:layer="Furnishing" svg:width="1.399cm" svg:height="2.16cm" svg:x="7cm" svg:y="13.85cm" svg:viewBox="0 0 1400 2161" svg:d="M0 161v2000h1400v-2000h-2c-229-111-445-161-699-161s-470 50-699 161z">
          <text:p/>
        </draw:path>
        <draw:custom-shape draw:style-name="gr65" draw:text-style-name="P34" draw:layer="Furnishing" svg:width="3cm" svg:height="3cm" svg:x="2.4cm" svg:y="14.06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0.6cm" svg:height="0.3cm" svg:x="1.15cm" svg:y="9.8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6" draw:layer="layout" svg:width="0.075cm" svg:height="0.135cm" svg:x="9.185cm" svg:y="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6" draw:layer="layout" svg:width="0.075cm" svg:height="0.135cm" draw:transform="rotate (1.5707963267949) translate (9cm 4.74cm)">
          <text:p/>
          <draw:enhanced-geometry svg:viewBox="0 0 21600 21600" draw:type="rectangle" draw:enhanced-path="M 0 0 L 21600 0 21600 21600 0 21600 0 0 Z N"/>
        </draw:custom-shape>
        <draw:g>
          <draw:custom-shape draw:style-name="gr68" draw:text-style-name="P36" draw:layer="layout" svg:width="0.04cm" svg:height="0.135cm" svg:x="9.299cm" svg:y="4.6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69" draw:text-style-name="P4" draw:layer="layout" svg:width="0.039cm" svg:height="0.134cm" draw:transform="rotate (-3.14159265358979) translate (9.339cm 4.75cm)" svg:viewBox="0 0 40 135" draw:points="0,135 40,135 40,0 0,0">
            <text:p/>
          </draw:polyline>
        </draw:g>
        <draw:g>
          <draw:custom-shape draw:style-name="gr68" draw:text-style-name="P36" draw:layer="layout" svg:width="0.04cm" svg:height="0.135cm" svg:x="9.4cm" svg:y="4.6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line draw:style-name="gr69" draw:text-style-name="P4" draw:layer="layout" svg:width="0.039cm" svg:height="0.134cm" draw:transform="rotate (-3.14159265358979) translate (9.44cm 4.75cm)" svg:viewBox="0 0 40 135" draw:points="40,135 0,135 0,0 40,0">
            <text:p/>
          </draw:polyline>
        </draw:g>
        <draw:custom-shape draw:style-name="gr70" draw:text-style-name="P36" draw:layer="layout" svg:width="0.075cm" svg:height="0.26cm" draw:transform="rotate (1.5707963267949) translate (8.85cm 4.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8" draw:text-style-name="P36" draw:layer="layout" svg:width="0.04cm" svg:height="0.26cm" svg:x="9.265cm" svg:y="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69" draw:text-style-name="P4" draw:layer="layout" svg:width="0.039cm" svg:height="0.259cm" draw:transform="rotate (-3.14159265358979) translate (9.305cm 4.425cm)" svg:viewBox="0 0 40 260" draw:points="0,260 40,260 40,0 0,0">
            <text:p/>
          </draw:polyline>
        </draw:g>
        <draw:g>
          <draw:custom-shape draw:style-name="gr68" draw:text-style-name="P36" draw:layer="layout" svg:width="0.04cm" svg:height="0.26cm" svg:x="9.35cm" svg:y="4.16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line draw:style-name="gr69" draw:text-style-name="P4" draw:layer="layout" svg:width="0.039cm" svg:height="0.259cm" draw:transform="rotate (-3.14159265358979) translate (9.39cm 4.425cm)" svg:viewBox="0 0 40 260" draw:points="40,260 0,260 0,0 40,0">
            <text:p/>
          </draw:polyline>
        </draw:g>
        <draw:custom-shape draw:style-name="gr70" draw:text-style-name="P36" draw:layer="layout" svg:width="0.075cm" svg:height="0.26cm" svg:x="9.15cm" svg:y="4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4" draw:layer="layout" svg:x1="10.402cm" svg:y1="4.202cm" svg:x2="10.402cm" svg:y2="6.402cm">
          <text:p/>
        </draw:line>
        <draw:line draw:style-name="gr52" draw:text-style-name="P4" draw:layer="layout" svg:x1="9.202cm" svg:y1="5.052cm" svg:x2="9.202cm" svg:y2="6.352cm">
          <text:p/>
        </draw:line>
        <draw:line draw:style-name="gr52" draw:text-style-name="P4" draw:layer="layout" svg:x1="7.403cm" svg:y1="4.202cm" svg:x2="7.403cm" svg:y2="6.402cm">
          <text:p/>
        </draw:line>
        <draw:line draw:style-name="gr52" draw:text-style-name="P4" draw:layer="layout" svg:x1="6.203cm" svg:y1="5.052cm" svg:x2="6.203cm" svg:y2="6.352cm">
          <text:p/>
        </draw:line>
        <draw:g>
          <draw:g>
            <draw:polygon draw:style-name="gr71" draw:text-style-name="P37" draw:layer="layout" svg:width="0.399cm" svg:height="0.699cm" svg:x="9.002cm" svg:y="5.30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48" draw:text-style-name="P26" draw:layer="layout" svg:width="0.334cm" svg:height="0.6cm" svg:x="9.035cm" svg:y="5.36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36" draw:layer="layout" svg:width="0.075cm" svg:height="0.135cm" draw:transform="rotate (1.5707963267949) translate (8.867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8.977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9.052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9.127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9.202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9.277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9.352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402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8.867cm 5.311cm)">
            <text:p/>
            <draw:enhanced-geometry svg:viewBox="0 0 21600 21600" draw:type="rectangle" draw:enhanced-path="M 0 0 L 21600 0 21600 21600 0 21600 0 0 Z N"/>
          </draw:custom-shape>
          <draw:g>
            <draw:path draw:style-name="gr68" draw:text-style-name="P36" draw:layer="layout" svg:width="0.038cm" svg:height="0.135cm" svg:x="9.201cm" svg:y="5.163cm" svg:viewBox="0 0 39 136" svg:d="M0 135c0-45 0-90 0-135 13 0 26 0 39 1-2 45-5 90-8 135-10-1-21-1-31-1z">
              <text:p/>
            </draw:path>
            <draw:path draw:style-name="gr69" draw:text-style-name="P4" draw:layer="layout" svg:width="0.038cm" svg:height="0.135cm" svg:x="9.201cm" svg:y="5.164cm" svg:viewBox="0 0 39 136" svg:d="M0 0c13 0 26 0 39 1-2 45-5 90-8 135-10-1-21-1-31-1">
              <text:p/>
            </draw:path>
          </draw:g>
          <draw:path draw:style-name="gr70" draw:text-style-name="P36" draw:layer="layout" svg:width="0.081cm" svg:height="0.141cm" svg:x="9.231cm" svg:y="5.165cm" svg:viewBox="0 0 82 142" svg:d="M0 135c3-45 5-90 8-135 25 2 50 5 74 9-8 44-16 89-23 133-20-4-39-6-59-7z">
            <text:p/>
          </draw:path>
          <draw:path draw:style-name="gr70" draw:text-style-name="P36" draw:layer="layout" svg:width="0.094cm" svg:height="0.145cm" svg:x="9.29cm" svg:y="5.174cm" svg:viewBox="0 0 95 146" svg:d="M0 133c7-44 15-89 23-133 24 4 49 10 72 17-13 43-26 86-39 129-18-5-38-10-56-13z">
            <text:p/>
          </draw:path>
          <draw:g>
            <draw:path draw:style-name="gr68" draw:text-style-name="P36" draw:layer="layout" svg:width="0.038cm" svg:height="0.135cm" svg:x="9.164cm" svg:y="5.163cm" svg:viewBox="0 0 39 136" svg:d="M8 136c-3-45-6-90-8-135 13-1 26-1 39-1 0 45 0 90 0 135-10 0-21 0-31 1z">
              <text:p/>
            </draw:path>
            <draw:path draw:style-name="gr69" draw:text-style-name="P4" draw:layer="layout" svg:width="0.038cm" svg:height="0.135cm" svg:x="9.164cm" svg:y="5.164cm" svg:viewBox="0 0 39 136" svg:d="M39 0c-13 0-26 0-39 1 3 45 5 90 8 135 10-1 21-1 31-1">
              <text:p/>
            </draw:path>
          </draw:g>
          <draw:path draw:style-name="gr70" draw:text-style-name="P36" draw:layer="layout" svg:width="0.08cm" svg:height="0.141cm" svg:x="9.091cm" svg:y="5.165cm" svg:viewBox="0 0 81 142" svg:d="M23 142c-7-45-15-89-23-133 24-4 48-7 73-9 3 45 5 90 8 135-20 1-39 3-58 7z">
            <text:p/>
          </draw:path>
          <draw:path draw:style-name="gr70" draw:text-style-name="P36" draw:layer="layout" svg:width="0.095cm" svg:height="0.145cm" svg:x="9.018cm" svg:y="5.174cm" svg:viewBox="0 0 96 146" svg:d="M39 146c-13-43-26-86-39-129 24-7 48-13 73-17 8 44 16 88 23 133-19 3-38 8-57 13z">
            <text:p/>
          </draw:path>
          <draw:path draw:style-name="gr70" draw:text-style-name="P36" draw:layer="layout" svg:width="0.108cm" svg:height="0.149cm" svg:x="9.346cm" svg:y="5.191cm" svg:viewBox="0 0 109 150" svg:d="M0 129c13-43 26-86 39-129 24 7 47 16 70 26-18 41-36 83-54 124-18-8-36-15-55-21z">
            <text:p/>
          </draw:path>
          <draw:path draw:style-name="gr70" draw:text-style-name="P36" draw:layer="layout" svg:width="0.106cm" svg:height="0.148cm" svg:x="8.95cm" svg:y="5.192cm" svg:viewBox="0 0 107 149" svg:d="M52 149c-17-42-35-83-52-124 22-10 46-18 69-25 12 43 25 86 38 129-18 6-37 12-55 20z">
            <text:p/>
          </draw:path>
        </draw:g>
        <draw:g>
          <draw:g>
            <draw:polygon draw:style-name="gr72" draw:text-style-name="P37" draw:layer="Furnishing" svg:width="0.799cm" svg:height="1.399cm" svg:x="10.002cm" svg:y="4.6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5" draw:text-style-name="P26" draw:layer="Furnishing" svg:width="0.666cm" svg:height="0.267cm" svg:x="10.069cm" svg:y="4.73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26" draw:layer="Furnishing" svg:width="0.3cm" svg:height="0.866cm" svg:x="10.069cm" svg:y="5.069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26" draw:layer="Furnishing" svg:width="0.3cm" svg:height="0.866cm" svg:x="10.435cm" svg:y="5.0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0" draw:text-style-name="P36" draw:layer="layout" svg:width="0.075cm" svg:height="0.135cm" draw:transform="rotate (1.5707963267949) translate (9.867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1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5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4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4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4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4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9.867cm 4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1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5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4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4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4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4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0.802cm 4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9.99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065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14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215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29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365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44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515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59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665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0.74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68" draw:text-style-name="P36" draw:layer="layout" svg:width="0.044cm" svg:height="0.135cm" svg:x="10.4cm" svg:y="4.463cm" svg:viewBox="0 0 45 136" svg:d="M0 135c0-45 0-90 0-135 15 0 30 0 45 1-2 45-3 90-5 135-13-1-27-1-40-1z">
              <text:p/>
            </draw:path>
            <draw:path draw:style-name="gr69" draw:text-style-name="P4" draw:layer="layout" svg:width="0.044cm" svg:height="0.135cm" svg:x="10.4cm" svg:y="4.464cm" svg:viewBox="0 0 45 136" svg:d="M0 0c15 0 30 0 45 1-2 45-3 90-5 135-13-1-27-1-40-1">
              <text:p/>
            </draw:path>
          </draw:g>
          <draw:path draw:style-name="gr70" draw:text-style-name="P36" draw:layer="layout" svg:width="0.087cm" svg:height="0.139cm" svg:x="10.439cm" svg:y="4.465cm" svg:viewBox="0 0 88 140" svg:d="M0 135c2-45 3-90 5-135 28 1 56 3 83 6-5 45-9 89-14 134-24-3-49-4-74-5z">
            <text:p/>
          </draw:path>
          <draw:path draw:style-name="gr70" draw:text-style-name="P36" draw:layer="layout" svg:width="0.097cm" svg:height="0.144cm" svg:x="10.513cm" svg:y="4.471cm" svg:viewBox="0 0 98 145" svg:d="M0 134c5-45 9-89 14-134 28 3 56 7 84 12-8 44-16 89-24 133-25-5-49-8-74-11z">
            <text:p/>
          </draw:path>
          <draw:path draw:style-name="gr70" draw:text-style-name="P36" draw:layer="layout" svg:width="0.106cm" svg:height="0.148cm" svg:x="10.587cm" svg:y="4.483cm" svg:viewBox="0 0 107 149" svg:d="M0 133c8-44 16-89 24-133 28 5 56 11 83 18-11 44-23 87-34 131-24-6-48-12-73-16z">
            <text:p/>
          </draw:path>
          <draw:path draw:style-name="gr70" draw:text-style-name="P36" draw:layer="layout" svg:width="0.113cm" svg:height="0.151cm" svg:x="10.66cm" svg:y="4.501cm" svg:viewBox="0 0 114 152" svg:d="M0 131c11-44 23-87 34-131 27 7 53 15 80 24-14 42-29 85-43 128-23-8-47-15-71-21z">
            <text:p/>
          </draw:path>
          <draw:path draw:style-name="gr70" draw:text-style-name="P36" draw:layer="layout" svg:width="0.121cm" svg:height="0.153cm" svg:x="10.731cm" svg:y="4.525cm" svg:viewBox="0 0 122 154" svg:d="M0 128c14-43 29-86 43-128 26 8 53 18 79 29-17 42-34 83-51 125-24-10-47-18-71-26z">
            <text:p/>
          </draw:path>
          <draw:g>
            <draw:path draw:style-name="gr68" draw:text-style-name="P36" draw:layer="layout" svg:width="0.044cm" svg:height="0.135cm" svg:x="10.357cm" svg:y="4.463cm" svg:viewBox="0 0 45 136" svg:d="M5 136c-2-45-3-90-5-135 16-1 30-1 45-1 0 45 0 90 0 135-13 0-26 0-40 1z">
              <text:p/>
            </draw:path>
            <draw:path draw:style-name="gr69" draw:text-style-name="P4" draw:layer="layout" svg:width="0.044cm" svg:height="0.135cm" svg:x="10.357cm" svg:y="4.464cm" svg:viewBox="0 0 45 136" svg:d="M45 0c-15 0-29 0-45 1 2 45 3 90 5 135 14-1 27-1 40-1">
              <text:p/>
            </draw:path>
          </draw:g>
          <draw:path draw:style-name="gr70" draw:text-style-name="P36" draw:layer="layout" svg:width="0.088cm" svg:height="0.139cm" svg:x="10.273cm" svg:y="4.465cm" svg:viewBox="0 0 89 140" svg:d="M15 140c-5-44-10-89-15-134 28-3 57-5 84-6 2 45 3 90 5 135-24 1-49 3-74 5z">
            <text:p/>
          </draw:path>
          <draw:path draw:style-name="gr70" draw:text-style-name="P36" draw:layer="layout" svg:width="0.096cm" svg:height="0.144cm" svg:x="10.191cm" svg:y="4.471cm" svg:viewBox="0 0 97 145" svg:d="M24 145c-8-44-16-89-24-133 27-5 56-9 82-12 5 45 10 90 15 134-24 3-48 6-73 11z">
            <text:p/>
          </draw:path>
          <draw:path draw:style-name="gr70" draw:text-style-name="P36" draw:layer="layout" svg:width="0.105cm" svg:height="0.148cm" svg:x="10.109cm" svg:y="4.483cm" svg:viewBox="0 0 106 149" svg:d="M34 149c-11-44-23-87-34-131 27-7 55-13 82-18 8 44 16 89 24 133-24 4-48 10-72 16z">
            <text:p/>
          </draw:path>
          <draw:path draw:style-name="gr70" draw:text-style-name="P36" draw:layer="layout" svg:width="0.113cm" svg:height="0.151cm" svg:x="10.029cm" svg:y="4.501cm" svg:viewBox="0 0 114 152" svg:d="M43 152c-14-43-29-86-43-128 27-9 53-17 80-24 11 44 23 87 34 131-24 6-47 13-71 21z">
            <text:p/>
          </draw:path>
          <draw:path draw:style-name="gr70" draw:text-style-name="P36" draw:layer="layout" svg:width="0.12cm" svg:height="0.153cm" svg:x="9.951cm" svg:y="4.525cm" svg:viewBox="0 0 121 154" svg:d="M52 154c-18-42-35-83-52-125 26-11 51-20 78-29 14 42 29 85 43 128-24 8-46 16-69 26z">
            <text:p/>
          </draw:path>
        </draw:g>
        <draw:g>
          <draw:g>
            <draw:path draw:style-name="gr68" draw:text-style-name="P36" draw:layer="layout" svg:width="0.046cm" svg:height="0.26cm" svg:x="6.202cm" svg:y="5.04cm" svg:viewBox="0 0 47 261" svg:d="M0 260c0-87 0-173 0-260 15 0 32 1 47 1-6 87-11 173-16 260-10-1-21-1-31-1z">
              <text:p/>
            </draw:path>
            <draw:path draw:style-name="gr69" draw:text-style-name="P4" draw:layer="layout" svg:width="0.046cm" svg:height="0.26cm" svg:x="6.202cm" svg:y="5.04cm" svg:viewBox="0 0 47 261" svg:d="M0 0c15 0 32 1 47 1-6 87-11 173-16 260-10-1-21-1-31-1">
              <text:p/>
            </draw:path>
          </draw:g>
          <draw:path draw:style-name="gr70" draw:text-style-name="P36" draw:layer="layout" svg:width="0.102cm" svg:height="0.266cm" svg:x="6.232cm" svg:y="5.041cm" svg:viewBox="0 0 103 267" svg:d="M0 260c5-87 10-173 15-260 30 2 59 5 88 11-15 85-29 170-44 256-20-4-39-6-59-7z">
            <text:p/>
          </draw:path>
          <draw:path draw:style-name="gr70" draw:text-style-name="P36" draw:layer="layout" svg:width="0.128cm" svg:height="0.268cm" svg:x="6.291cm" svg:y="5.052cm" svg:viewBox="0 0 129 269" svg:d="M0 256c15-86 29-171 44-256 29 5 58 11 85 20-24 83-48 165-73 249-18-5-38-10-56-13z">
            <text:p/>
          </draw:path>
          <draw:g>
            <draw:path draw:style-name="gr68" draw:text-style-name="P36" draw:layer="layout" svg:width="0.046cm" svg:height="0.26cm" svg:x="6.157cm" svg:y="5.04cm" svg:viewBox="0 0 47 261" svg:d="M16 261c-5-87-10-173-16-260 15 0 32-1 47-1 0 87 0 173 0 260-10 0-21 0-31 1z">
              <text:p/>
            </draw:path>
            <draw:path draw:style-name="gr69" draw:text-style-name="P4" draw:layer="layout" svg:width="0.046cm" svg:height="0.26cm" svg:x="6.157cm" svg:y="5.04cm" svg:viewBox="0 0 47 261" svg:d="M47 0c-15 0-32 1-47 1 6 87 11 173 16 260 10-1 21-1 31-1">
              <text:p/>
            </draw:path>
          </draw:g>
          <draw:path draw:style-name="gr70" draw:text-style-name="P36" draw:layer="layout" svg:width="0.101cm" svg:height="0.266cm" svg:x="6.071cm" svg:y="5.041cm" svg:viewBox="0 0 102 267" svg:d="M44 267c-15-86-29-171-44-256 28-5 56-9 86-11 6 87 11 173 16 260-20 1-39 3-58 7z">
            <text:p/>
          </draw:path>
          <draw:path draw:style-name="gr70" draw:text-style-name="P36" draw:layer="layout" svg:width="0.13cm" svg:height="0.268cm" svg:x="5.984cm" svg:y="5.052cm" svg:viewBox="0 0 131 269" svg:d="M74 269c-25-83-49-166-74-249 29-9 57-15 87-20 15 85 29 170 44 256-19 3-38 8-57 13z">
            <text:p/>
          </draw:path>
          <draw:g>
            <draw:polygon draw:style-name="gr71" draw:text-style-name="P37" draw:layer="layout" svg:width="0.399cm" svg:height="0.699cm" svg:x="6.003cm" svg:y="5.30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48" draw:text-style-name="P26" draw:layer="layout" svg:width="0.334cm" svg:height="0.6cm" svg:x="6.036cm" svg:y="5.36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36" draw:layer="layout" svg:width="0.075cm" svg:height="0.135cm" draw:transform="rotate (1.5707963267949) translate (5.868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5.978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6.053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6.128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6.203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6.278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6.353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403cm 5.1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5.868cm 5.161cm)">
            <text:p/>
            <draw:enhanced-geometry svg:viewBox="0 0 21600 21600" draw:type="rectangle" draw:enhanced-path="M 0 0 L 21600 0 21600 21600 0 21600 0 0 Z N"/>
          </draw:custom-shape>
          <draw:path draw:style-name="gr70" draw:text-style-name="P36" draw:layer="layout" svg:width="0.156cm" svg:height="0.268cm" svg:x="6.347cm" svg:y="5.072cm" svg:viewBox="0 0 157 269" svg:d="M0 249c25-84 49-166 73-249 29 8 57 18 84 29-34 81-67 160-101 240-19-8-37-14-56-20z">
            <text:p/>
          </draw:path>
          <draw:path draw:style-name="gr70" draw:text-style-name="P36" draw:layer="layout" svg:width="0.155cm" svg:height="0.268cm" svg:x="5.902cm" svg:y="5.072cm" svg:viewBox="0 0 156 269" svg:d="M101 269c-34-80-67-159-101-240 27-11 54-21 82-29 25 83 49 166 74 249-18 6-37 12-55 20z">
            <text:p/>
          </draw:path>
        </draw:g>
        <draw:g>
          <draw:polygon draw:style-name="gr72" draw:text-style-name="P37" draw:layer="Furnishing" svg:width="0.799cm" svg:height="1.399cm" svg:x="7.003cm" svg:y="4.602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45" draw:text-style-name="P26" draw:layer="Furnishing" svg:width="0.666cm" svg:height="0.267cm" svg:x="7.07cm" svg:y="4.73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6" draw:layer="Furnishing" svg:width="0.3cm" svg:height="0.866cm" svg:x="7.07cm" svg:y="5.069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6" draw:layer="Furnishing" svg:width="0.3cm" svg:height="0.866cm" svg:x="7.436cm" svg:y="5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1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5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868cm 4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6.1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6.0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9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9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8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7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6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6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5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4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3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3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2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1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5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7.803cm 4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6.99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066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14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216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29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366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44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516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59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666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7.741cm" svg:y="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8" draw:text-style-name="P36" draw:layer="layout" svg:width="0.049cm" svg:height="0.26cm" svg:x="7.402cm" svg:y="4.338cm" svg:viewBox="0 0 50 261" svg:d="M0 260c0-87 0-173 0-260 16 0 32 0 50 1-3 87-7 173-10 260-14-1-27-1-40-1z">
            <text:p/>
          </draw:path>
          <draw:path draw:style-name="gr69" draw:text-style-name="P4" draw:layer="layout" svg:width="0.049cm" svg:height="0.26cm" svg:x="7.402cm" svg:y="4.338cm" svg:viewBox="0 0 50 261" svg:d="M0 0c16 0 32 0 50 1-3 87-7 173-10 260-14-1-27-1-40-1">
            <text:p/>
          </draw:path>
          <draw:path draw:style-name="gr70" draw:text-style-name="P36" draw:layer="layout" svg:width="0.101cm" svg:height="0.264cm" svg:x="7.441cm" svg:y="4.339cm" svg:viewBox="0 0 102 265" svg:d="M0 260c3-87 7-173 10-260 31 1 61 3 92 7-9 86-19 172-28 258-25-3-49-4-74-5z">
            <text:p/>
          </draw:path>
          <draw:path draw:style-name="gr70" draw:text-style-name="P36" draw:layer="layout" svg:width="0.12cm" svg:height="0.268cm" svg:x="7.515cm" svg:y="4.346cm" svg:viewBox="0 0 121 269" svg:d="M0 258c9-86 19-172 28-258 31 3 63 8 93 13-16 86-31 170-47 256-25-4-49-8-74-11z">
            <text:p/>
          </draw:path>
          <draw:path draw:style-name="gr70" draw:text-style-name="P36" draw:layer="layout" svg:width="0.136cm" svg:height="0.271cm" svg:x="7.589cm" svg:y="4.359cm" svg:viewBox="0 0 137 272" svg:d="M0 256c16-86 31-170 47-256 30 6 60 13 90 20-21 85-43 168-65 252-24-6-48-12-72-16z">
            <text:p/>
          </draw:path>
          <draw:path draw:style-name="gr70" draw:text-style-name="P36" draw:layer="layout" svg:width="0.154cm" svg:height="0.272cm" svg:x="7.661cm" svg:y="4.379cm" svg:viewBox="0 0 155 273" svg:d="M0 252c22-84 44-167 65-252 30 8 61 17 90 27-28 83-55 164-83 246-24-8-48-15-72-21z">
            <text:p/>
          </draw:path>
          <draw:path draw:style-name="gr70" draw:text-style-name="P36" draw:layer="layout" svg:width="0.169cm" svg:height="0.272cm" svg:x="7.733cm" svg:y="4.406cm" svg:viewBox="0 0 170 273" svg:d="M0 246c28-82 55-163 83-246 29 10 58 21 87 33-34 80-67 159-101 240-23-10-46-19-69-27z">
            <text:p/>
          </draw:path>
          <draw:path draw:style-name="gr68" draw:text-style-name="P36" draw:layer="layout" svg:width="0.049cm" svg:height="0.26cm" svg:x="7.354cm" svg:y="4.338cm" svg:viewBox="0 0 50 261" svg:d="M10 261c-3-87-7-173-10-260 18-1 34-1 50-1 0 87 0 173 0 260-13 0-26 0-40 1z">
            <text:p/>
          </draw:path>
          <draw:path draw:style-name="gr69" draw:text-style-name="P4" draw:layer="layout" svg:width="0.049cm" svg:height="0.26cm" svg:x="7.354cm" svg:y="4.338cm" svg:viewBox="0 0 50 261" svg:d="M50 0c-16 0-32 0-50 1 3 87 7 173 10 260 14-1 27-1 40-1">
            <text:p/>
          </draw:path>
          <draw:path draw:style-name="gr70" draw:text-style-name="P36" draw:layer="layout" svg:width="0.101cm" svg:height="0.264cm" svg:x="7.262cm" svg:y="4.339cm" svg:viewBox="0 0 102 265" svg:d="M28 265c-9-86-19-172-28-258 30-4 62-6 92-7 3 87 7 173 10 260-24 1-49 3-74 5z">
            <text:p/>
          </draw:path>
          <draw:path draw:style-name="gr70" draw:text-style-name="P36" draw:layer="layout" svg:width="0.119cm" svg:height="0.268cm" svg:x="7.17cm" svg:y="4.346cm" svg:viewBox="0 0 120 269" svg:d="M47 269c-16-86-31-170-47-256 30-5 61-10 92-13 9 86 19 172 28 258-25 3-48 7-73 11z">
            <text:p/>
          </draw:path>
          <draw:path draw:style-name="gr70" draw:text-style-name="P36" draw:layer="layout" svg:width="0.136cm" svg:height="0.271cm" svg:x="7.08cm" svg:y="4.359cm" svg:viewBox="0 0 137 272" svg:d="M65 272c-22-84-44-167-65-252 29-7 59-14 90-20 16 86 31 170 47 256-25 5-49 10-72 16z">
            <text:p/>
          </draw:path>
          <draw:path draw:style-name="gr70" draw:text-style-name="P36" draw:layer="layout" svg:width="0.154cm" svg:height="0.272cm" svg:x="6.99cm" svg:y="4.379cm" svg:viewBox="0 0 155 273" svg:d="M83 273c-28-82-55-163-83-246 29-10 60-19 90-27 21 85 43 168 65 252-24 6-48 13-72 21z">
            <text:p/>
          </draw:path>
          <draw:path draw:style-name="gr70" draw:text-style-name="P36" draw:layer="layout" svg:width="0.169cm" svg:height="0.272cm" svg:x="6.903cm" svg:y="4.406cm" svg:viewBox="0 0 170 273" svg:d="M101 273c-34-81-67-160-101-240 29-12 58-23 87-33 28 83 55 164 83 246-23 8-46 17-69 27z">
            <text:p/>
          </draw:path>
        </draw:g>
        <draw:line draw:style-name="gr52" draw:text-style-name="P4" draw:layer="layout" svg:x1="13.387cm" svg:y1="4.152cm" svg:x2="13.387cm" svg:y2="6.352cm">
          <text:p/>
        </draw:line>
        <draw:line draw:style-name="gr52" draw:text-style-name="P4" draw:layer="layout" svg:x1="12.187cm" svg:y1="5.002cm" svg:x2="12.187cm" svg:y2="6.302cm">
          <text:p/>
        </draw:line>
        <draw:g>
          <draw:g>
            <draw:path draw:style-name="gr68" draw:text-style-name="P36" draw:layer="layout" svg:width="0.046cm" svg:height="0.26cm" svg:x="12.186cm" svg:y="4.99cm" svg:viewBox="0 0 47 261" svg:d="M0 260c0-87 0-173 0-260 15 0 32 1 47 1-6 87-11 173-16 260-10-1-21-1-31-1z">
              <text:p/>
            </draw:path>
            <draw:path draw:style-name="gr69" draw:text-style-name="P4" draw:layer="layout" svg:width="0.046cm" svg:height="0.26cm" svg:x="12.186cm" svg:y="4.99cm" svg:viewBox="0 0 47 261" svg:d="M0 0c15 0 32 1 47 1-6 87-11 173-16 260-10-1-21-1-31-1">
              <text:p/>
            </draw:path>
          </draw:g>
          <draw:path draw:style-name="gr70" draw:text-style-name="P36" draw:layer="layout" svg:width="0.102cm" svg:height="0.266cm" svg:x="12.216cm" svg:y="4.991cm" svg:viewBox="0 0 103 267" svg:d="M0 260c5-87 10-173 15-260 30 2 59 5 88 11-15 85-29 170-44 256-20-4-39-6-59-7z">
            <text:p/>
          </draw:path>
          <draw:path draw:style-name="gr70" draw:text-style-name="P36" draw:layer="layout" svg:width="0.128cm" svg:height="0.268cm" svg:x="12.275cm" svg:y="5.002cm" svg:viewBox="0 0 129 269" svg:d="M0 256c15-86 29-171 44-256 29 5 58 11 85 20-24 83-48 165-73 249-18-5-38-10-56-13z">
            <text:p/>
          </draw:path>
          <draw:g>
            <draw:path draw:style-name="gr68" draw:text-style-name="P36" draw:layer="layout" svg:width="0.046cm" svg:height="0.26cm" svg:x="12.141cm" svg:y="4.99cm" svg:viewBox="0 0 47 261" svg:d="M16 261c-5-87-10-173-16-260 15 0 32-1 47-1 0 87 0 173 0 260-10 0-21 0-31 1z">
              <text:p/>
            </draw:path>
            <draw:path draw:style-name="gr69" draw:text-style-name="P4" draw:layer="layout" svg:width="0.046cm" svg:height="0.26cm" svg:x="12.141cm" svg:y="4.99cm" svg:viewBox="0 0 47 261" svg:d="M47 0c-15 0-32 1-47 1 6 87 11 173 16 260 10-1 21-1 31-1">
              <text:p/>
            </draw:path>
          </draw:g>
          <draw:path draw:style-name="gr70" draw:text-style-name="P36" draw:layer="layout" svg:width="0.101cm" svg:height="0.266cm" svg:x="12.055cm" svg:y="4.991cm" svg:viewBox="0 0 102 267" svg:d="M44 267c-15-86-29-171-44-256 28-5 56-9 86-11 6 87 11 173 16 260-20 1-39 3-58 7z">
            <text:p/>
          </draw:path>
          <draw:path draw:style-name="gr70" draw:text-style-name="P36" draw:layer="layout" svg:width="0.13cm" svg:height="0.268cm" svg:x="11.968cm" svg:y="5.002cm" svg:viewBox="0 0 131 269" svg:d="M74 269c-25-83-49-166-74-249 29-9 57-15 87-20 15 85 29 170 44 256-19 3-38 8-57 13z">
            <text:p/>
          </draw:path>
          <draw:g>
            <draw:polygon draw:style-name="gr71" draw:text-style-name="P37" draw:layer="layout" svg:width="0.399cm" svg:height="0.699cm" svg:x="11.987cm" svg:y="5.25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48" draw:text-style-name="P26" draw:layer="layout" svg:width="0.334cm" svg:height="0.6cm" svg:x="12.02cm" svg:y="5.31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0" draw:text-style-name="P36" draw:layer="layout" svg:width="0.075cm" svg:height="0.135cm" draw:transform="rotate (1.5707963267949) translate (11.852cm 6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6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6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6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11.962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2.037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2.112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2.187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2.262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2.337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4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3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2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387cm 5.1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4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3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2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1.852cm 5.186cm)">
            <text:p/>
            <draw:enhanced-geometry svg:viewBox="0 0 21600 21600" draw:type="rectangle" draw:enhanced-path="M 0 0 L 21600 0 21600 21600 0 21600 0 0 Z N"/>
          </draw:custom-shape>
          <draw:path draw:style-name="gr70" draw:text-style-name="P36" draw:layer="layout" svg:width="0.156cm" svg:height="0.268cm" svg:x="12.331cm" svg:y="5.022cm" svg:viewBox="0 0 157 269" svg:d="M0 249c25-84 49-166 73-249 29 8 57 18 84 29-34 81-67 160-101 240-19-8-37-14-56-20z">
            <text:p/>
          </draw:path>
          <draw:path draw:style-name="gr70" draw:text-style-name="P36" draw:layer="layout" svg:width="0.155cm" svg:height="0.268cm" svg:x="11.886cm" svg:y="5.022cm" svg:viewBox="0 0 156 269" svg:d="M101 269c-34-80-67-159-101-240 27-11 54-21 82-29 25 83 49 166 74 249-18 6-37 12-55 20z">
            <text:p/>
          </draw:path>
        </draw:g>
        <draw:g>
          <draw:g>
            <draw:polygon draw:style-name="gr72" draw:text-style-name="P37" draw:layer="Furnishing" svg:width="0.799cm" svg:height="1.399cm" svg:x="12.987cm" svg:y="4.55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5" draw:text-style-name="P26" draw:layer="Furnishing" svg:width="0.666cm" svg:height="0.267cm" svg:x="13.054cm" svg:y="4.6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26" draw:layer="Furnishing" svg:width="0.3cm" svg:height="0.866cm" svg:x="13.054cm" svg:y="5.019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26" draw:layer="Furnishing" svg:width="0.3cm" svg:height="0.866cm" svg:x="13.42cm" svg:y="5.0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0" draw:text-style-name="P36" draw:layer="layout" svg:width="0.075cm" svg:height="0.135cm" draw:transform="rotate (1.5707963267949) translate (12.852cm 6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6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4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3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2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1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1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5.0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9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8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8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7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6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5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2.852cm 4.5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6.0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6.0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9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7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7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6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5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4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4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3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2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1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1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5.0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9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8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8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73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6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586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13.787cm 4.51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svg:x="12.97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0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12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2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27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3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42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57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6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135cm" svg:x="13.72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68" draw:text-style-name="P36" draw:layer="layout" svg:width="0.049cm" svg:height="0.26cm" svg:x="13.386cm" svg:y="4.288cm" svg:viewBox="0 0 50 261" svg:d="M0 260c0-87 0-173 0-260 16 0 32 0 50 1-3 87-7 173-10 260-14-1-27-1-40-1z">
              <text:p/>
            </draw:path>
            <draw:path draw:style-name="gr69" draw:text-style-name="P4" draw:layer="layout" svg:width="0.049cm" svg:height="0.26cm" svg:x="13.386cm" svg:y="4.288cm" svg:viewBox="0 0 50 261" svg:d="M0 0c16 0 32 0 50 1-3 87-7 173-10 260-14-1-27-1-40-1">
              <text:p/>
            </draw:path>
          </draw:g>
          <draw:path draw:style-name="gr70" draw:text-style-name="P36" draw:layer="layout" svg:width="0.101cm" svg:height="0.264cm" svg:x="13.425cm" svg:y="4.289cm" svg:viewBox="0 0 102 265" svg:d="M0 260c3-87 7-173 10-260 31 1 61 3 92 7-9 86-19 172-28 258-25-3-49-4-74-5z">
            <text:p/>
          </draw:path>
          <draw:path draw:style-name="gr70" draw:text-style-name="P36" draw:layer="layout" svg:width="0.12cm" svg:height="0.268cm" svg:x="13.499cm" svg:y="4.296cm" svg:viewBox="0 0 121 269" svg:d="M0 258c9-86 19-172 28-258 31 3 63 8 93 13-16 86-31 170-47 256-25-4-49-8-74-11z">
            <text:p/>
          </draw:path>
          <draw:path draw:style-name="gr70" draw:text-style-name="P36" draw:layer="layout" svg:width="0.136cm" svg:height="0.271cm" svg:x="13.573cm" svg:y="4.309cm" svg:viewBox="0 0 137 272" svg:d="M0 256c16-86 31-170 47-256 30 6 60 13 90 20-21 85-43 168-65 252-24-6-48-12-72-16z">
            <text:p/>
          </draw:path>
          <draw:path draw:style-name="gr70" draw:text-style-name="P36" draw:layer="layout" svg:width="0.154cm" svg:height="0.272cm" svg:x="13.645cm" svg:y="4.329cm" svg:viewBox="0 0 155 273" svg:d="M0 252c22-84 44-167 65-252 30 8 61 17 90 27-28 83-55 164-83 246-24-8-48-15-72-21z">
            <text:p/>
          </draw:path>
          <draw:path draw:style-name="gr70" draw:text-style-name="P36" draw:layer="layout" svg:width="0.169cm" svg:height="0.272cm" svg:x="13.717cm" svg:y="4.356cm" svg:viewBox="0 0 170 273" svg:d="M0 246c28-82 55-163 83-246 29 10 58 21 87 33-34 80-67 159-101 240-23-10-46-19-69-27z">
            <text:p/>
          </draw:path>
          <draw:g>
            <draw:path draw:style-name="gr68" draw:text-style-name="P36" draw:layer="layout" svg:width="0.049cm" svg:height="0.26cm" svg:x="13.338cm" svg:y="4.288cm" svg:viewBox="0 0 50 261" svg:d="M10 261c-3-87-7-173-10-260 18-1 34-1 50-1 0 87 0 173 0 260-13 0-26 0-40 1z">
              <text:p/>
            </draw:path>
            <draw:path draw:style-name="gr69" draw:text-style-name="P4" draw:layer="layout" svg:width="0.049cm" svg:height="0.26cm" svg:x="13.338cm" svg:y="4.288cm" svg:viewBox="0 0 50 261" svg:d="M50 0c-16 0-32 0-50 1 3 87 7 173 10 260 14-1 27-1 40-1">
              <text:p/>
            </draw:path>
          </draw:g>
          <draw:path draw:style-name="gr70" draw:text-style-name="P36" draw:layer="layout" svg:width="0.101cm" svg:height="0.264cm" svg:x="13.246cm" svg:y="4.289cm" svg:viewBox="0 0 102 265" svg:d="M28 265c-9-86-19-172-28-258 30-4 62-6 92-7 3 87 7 173 10 260-24 1-49 3-74 5z">
            <text:p/>
          </draw:path>
          <draw:path draw:style-name="gr70" draw:text-style-name="P36" draw:layer="layout" svg:width="0.119cm" svg:height="0.268cm" svg:x="13.154cm" svg:y="4.296cm" svg:viewBox="0 0 120 269" svg:d="M47 269c-16-86-31-170-47-256 30-5 61-10 92-13 9 86 19 172 28 258-25 3-48 7-73 11z">
            <text:p/>
          </draw:path>
          <draw:path draw:style-name="gr70" draw:text-style-name="P36" draw:layer="layout" svg:width="0.136cm" svg:height="0.271cm" svg:x="13.064cm" svg:y="4.309cm" svg:viewBox="0 0 137 272" svg:d="M65 272c-22-84-44-167-65-252 29-7 59-14 90-20 16 86 31 170 47 256-25 5-49 10-72 16z">
            <text:p/>
          </draw:path>
          <draw:path draw:style-name="gr70" draw:text-style-name="P36" draw:layer="layout" svg:width="0.154cm" svg:height="0.272cm" svg:x="12.974cm" svg:y="4.329cm" svg:viewBox="0 0 155 273" svg:d="M83 273c-28-82-55-163-83-246 29-10 60-19 90-27 21 85 43 168 65 252-24 6-48 13-72 21z">
            <text:p/>
          </draw:path>
          <draw:path draw:style-name="gr70" draw:text-style-name="P36" draw:layer="layout" svg:width="0.169cm" svg:height="0.272cm" svg:x="12.887cm" svg:y="4.356cm" svg:viewBox="0 0 170 273" svg:d="M101 273c-34-81-67-160-101-240 29-12 58-23 87-33 28 83 55 164 83 246-23 8-46 17-69 27z">
            <text:p/>
          </draw:path>
        </draw:g>
        <draw:line draw:style-name="gr52" draw:text-style-name="P4" draw:layer="layout" svg:x1="3.635cm" svg:y1="6.45cm" svg:x2="3.635cm" svg:y2="9.25cm">
          <text:p/>
        </draw:line>
        <draw:g>
          <draw:path draw:style-name="gr73" draw:text-style-name="P38" draw:layer="Furnishing" svg:width="1cm" svg:height="2.126cm" svg:x="3.134cm" svg:y="6.873cm" svg:viewBox="0 0 1001 2127" svg:d="M1 127v2000h1000v-2000l-1 1c-161-88-318-128-502-128-182 0-337 39-498 126z">
            <text:p/>
          </draw:path>
          <draw:custom-shape draw:style-name="gr70" draw:text-style-name="P36" draw:layer="layout" svg:width="0.075cm" svg:height="0.135cm" draw:transform="rotate (1.5707963267949) translate (3cm 9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9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8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7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7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6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4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4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3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1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8.0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9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8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7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6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5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4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3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2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2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1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7.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6.9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6.9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3cm 6.8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9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9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8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7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7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6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4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4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3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1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8.0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9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8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7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6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5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4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3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2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2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1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7.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6.9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6.9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135cm 6.825cm)">
            <text:p/>
            <draw:enhanced-geometry svg:viewBox="0 0 21600 21600" draw:type="rectangle" draw:enhanced-path="M 0 0 L 21600 0 21600 21600 0 21600 0 0 Z N"/>
          </draw:custom-shape>
          <draw:g>
            <draw:path draw:style-name="gr68" draw:text-style-name="P36" draw:layer="layout" svg:width="0.052cm" svg:height="0.26cm" svg:x="3.631cm" svg:y="6.613cm" svg:viewBox="0 0 53 261" svg:d="M0 260c3-87 5-173 8-260 16 0 30 1 45 2-6 86-11 172-16 259-12-1-24-1-37-1z">
              <text:p/>
            </draw:path>
            <draw:path draw:style-name="gr69" draw:text-style-name="P4" draw:layer="layout" svg:width="0.052cm" svg:height="0.26cm" svg:x="3.631cm" svg:y="6.613cm" svg:viewBox="0 0 53 261" svg:d="M8 0c16 0 30 1 45 2-6 86-11 172-16 259-12-1-24-1-37-1">
              <text:p/>
            </draw:path>
          </draw:g>
          <draw:path draw:style-name="gr70" draw:text-style-name="P36" draw:layer="layout" svg:width="0.098cm" svg:height="0.264cm" svg:x="3.668cm" svg:y="6.615cm" svg:viewBox="0 0 99 265" svg:d="M0 259c5-87 10-173 16-259 28 1 55 4 83 7-10 86-20 172-30 258-23-2-46-4-69-6z">
            <text:p/>
          </draw:path>
          <draw:path draw:style-name="gr70" draw:text-style-name="P36" draw:layer="layout" svg:width="0.113cm" svg:height="0.268cm" svg:x="3.737cm" svg:y="6.622cm" svg:viewBox="0 0 114 269" svg:d="M0 258c10-86 20-172 30-258 28 3 57 8 84 13-15 85-30 170-45 256-23-4-46-8-69-11z">
            <text:p/>
          </draw:path>
          <draw:path draw:style-name="gr70" draw:text-style-name="P36" draw:layer="layout" svg:width="0.127cm" svg:height="0.269cm" svg:x="3.806cm" svg:y="6.635cm" svg:viewBox="0 0 128 270" svg:d="M0 256c15-86 30-171 45-256 28 4 55 10 83 17-20 84-40 168-61 253-22-6-44-10-67-14z">
            <text:p/>
          </draw:path>
          <draw:path draw:style-name="gr70" draw:text-style-name="P36" draw:layer="layout" svg:width="0.142cm" svg:height="0.27cm" svg:x="3.873cm" svg:y="6.652cm" svg:viewBox="0 0 143 271" svg:d="M0 253c21-85 41-169 61-253 28 6 55 14 82 22-25 83-50 165-75 249-22-7-44-13-68-18z">
            <text:p/>
          </draw:path>
          <draw:path draw:style-name="gr70" draw:text-style-name="P36" draw:layer="layout" svg:width="0.155cm" svg:height="0.27cm" svg:x="3.941cm" svg:y="6.674cm" svg:viewBox="0 0 156 271" svg:d="M0 249c25-84 50-166 75-249 27 8 54 17 81 27-30 81-60 162-90 244-21-8-44-16-66-22z">
            <text:p/>
          </draw:path>
          <draw:path draw:style-name="gr70" draw:text-style-name="P36" draw:layer="layout" svg:width="0.167cm" svg:height="0.268cm" svg:x="4.007cm" svg:y="6.701cm" svg:viewBox="0 0 168 269" svg:d="M0 244c30-82 60-163 90-244 26 9 52 20 78 31-35 80-69 159-103 238-22-9-43-17-65-25z">
            <text:p/>
          </draw:path>
          <draw:path draw:style-name="gr70" draw:text-style-name="P36" draw:layer="layout" svg:width="0.179cm" svg:height="0.267cm" svg:x="4.072cm" svg:y="6.732cm" svg:viewBox="0 0 180 268" svg:d="M0 238c34-79 68-158 103-238 26 11 52 23 77 36-39 78-78 154-117 232-21-10-41-20-63-30z">
            <text:p/>
          </draw:path>
          <draw:g>
            <draw:path draw:style-name="gr68" draw:text-style-name="P36" draw:layer="layout" svg:width="0.051cm" svg:height="0.26cm" svg:x="3.589cm" svg:y="6.612cm" svg:viewBox="0 0 52 261" svg:d="M10 261c-3-87-7-173-10-260 17-1 35-1 52 0-3 87-6 173-7 260-11-1-24-1-35 0z">
              <text:p/>
            </draw:path>
            <draw:path draw:style-name="gr74" draw:text-style-name="P4" draw:layer="layout" svg:width="0.051cm" svg:height="0.26cm" svg:x="3.589cm" svg:y="6.612cm" svg:viewBox="0 0 52 261" svg:d="M52 1c-17-1-35-1-52 0 3 87 7 173 10 260 11-1 24-1 35 0">
              <text:p/>
            </draw:path>
          </draw:g>
          <draw:path draw:style-name="gr70" draw:text-style-name="P36" draw:layer="layout" svg:width="0.095cm" svg:height="0.264cm" svg:x="3.503cm" svg:y="6.613cm" svg:viewBox="0 0 96 265" svg:d="M27 265c-9-87-18-172-27-259 29-3 57-5 86-6 3 87 7 173 10 260-23 1-46 2-69 5z">
            <text:p/>
          </draw:path>
          <draw:path draw:style-name="gr70" draw:text-style-name="P36" draw:layer="layout" svg:width="0.11cm" svg:height="0.267cm" svg:x="3.419cm" svg:y="6.619cm" svg:viewBox="0 0 111 268" svg:d="M43 268c-15-86-29-171-43-256 28-5 56-9 84-12 9 87 18 172 27 259-23 2-46 5-68 9z">
            <text:p/>
          </draw:path>
          <draw:path draw:style-name="gr70" draw:text-style-name="P36" draw:layer="layout" svg:width="0.128cm" svg:height="0.269cm" svg:x="3.333cm" svg:y="6.631cm" svg:viewBox="0 0 129 270" svg:d="M60 270c-20-85-40-169-60-253 29-7 57-13 86-17 14 85 28 170 43 256-23 4-47 8-69 14z">
            <text:p/>
          </draw:path>
          <draw:path draw:style-name="gr70" draw:text-style-name="P36" draw:layer="layout" svg:width="0.141cm" svg:height="0.27cm" svg:x="3.251cm" svg:y="6.648cm" svg:viewBox="0 0 142 271" svg:d="M75 271c-25-84-50-166-75-249 28-9 54-16 82-22 20 84 40 168 60 253-22 5-45 11-67 18z">
            <text:p/>
          </draw:path>
          <draw:path draw:style-name="gr70" draw:text-style-name="P36" draw:layer="layout" svg:width="0.155cm" svg:height="0.27cm" svg:x="3.17cm" svg:y="6.67cm" svg:viewBox="0 0 156 271" svg:d="M91 271c-31-82-61-162-91-244 27-10 53-19 81-27 25 83 50 165 75 249-22 6-44 14-65 22z">
            <text:p/>
          </draw:path>
          <draw:path draw:style-name="gr70" draw:text-style-name="P36" draw:layer="layout" svg:width="0.171cm" svg:height="0.269cm" svg:x="3.089cm" svg:y="6.697cm" svg:viewBox="0 0 172 270" svg:d="M107 270c-36-79-71-157-107-237 27-11 54-22 81-33 30 82 60 162 91 244-22 8-44 17-65 26z">
            <text:p/>
          </draw:path>
          <draw:path draw:style-name="gr70" draw:text-style-name="P36" draw:layer="layout" svg:width="0.182cm" svg:height="0.267cm" svg:x="3.013cm" svg:y="6.73cm" svg:viewBox="0 0 183 268" svg:d="M121 268c-41-77-81-153-121-230 25-14 50-26 76-38 36 80 71 158 107 237-21 10-42 20-62 31z">
            <text:p/>
          </draw:path>
        </draw:g>
        <draw:line draw:style-name="gr52" draw:text-style-name="P4" draw:layer="layout" svg:x1="5.835cm" svg:y1="6.45cm" svg:x2="5.835cm" svg:y2="9.35cm">
          <text:p/>
        </draw:line>
        <draw:g>
          <draw:custom-shape draw:style-name="gr70" draw:text-style-name="P36" draw:layer="layout" svg:width="0.075cm" svg:height="0.135cm" draw:transform="rotate (1.5707963267949) translate (4.996cm 9.0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9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8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7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7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6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5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4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4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3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2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1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1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8.0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9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8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8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7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6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5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5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4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3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2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2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1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7.0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6.9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6.9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4.996cm 6.8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9.0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9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8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7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7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6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5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4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4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3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2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1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1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8.0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9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8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8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7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6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5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5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4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3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2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2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1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7.0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6.9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6.90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135cm" draw:transform="rotate (1.5707963267949) translate (6.541cm 6.83cm)">
            <text:p/>
            <draw:enhanced-geometry svg:viewBox="0 0 21600 21600" draw:type="rectangle" draw:enhanced-path="M 0 0 L 21600 0 21600 21600 0 21600 0 0 Z N"/>
          </draw:custom-shape>
          <draw:g>
            <draw:path draw:style-name="gr75" draw:text-style-name="P39" draw:layer="layout" svg:width="1.399cm" svg:height="2.16cm" svg:x="5.135cm" svg:y="6.839cm" svg:viewBox="0 0 1400 2161" svg:d="M0 161v2000h1400v-2000h-2c-229-111-445-161-699-161s-470 50-699 161z">
              <text:p/>
            </draw:path>
            <draw:path draw:style-name="gr64" draw:text-style-name="P33" draw:layer="layout" svg:width="1.399cm" svg:height="2.16cm" svg:x="5.135cm" svg:y="6.839cm" svg:viewBox="0 0 1400 2161" svg:d="M0 161v2000h1400v-2000h-2c-229-111-445-161-699-161s-470 50-699 161z">
              <text:p/>
            </draw:path>
          </draw:g>
          <draw:g>
            <draw:path draw:style-name="gr68" draw:text-style-name="P36" draw:layer="layout" svg:width="0.042cm" svg:height="0.259cm" svg:x="5.834cm" svg:y="6.569cm" svg:viewBox="0 0 43 260" svg:d="M0 260c0-87 0-173 0-260 14 0 29 0 43 1-2 87-4 172-6 259-12 0-25 0-37 0z">
              <text:p/>
            </draw:path>
            <draw:path draw:style-name="gr69" draw:text-style-name="P4" draw:layer="layout" svg:width="0.042cm" svg:height="0.259cm" svg:x="5.834cm" svg:y="6.569cm" svg:viewBox="0 0 43 260" svg:d="M0 0c14 0 29 0 43 1-2 87-4 172-6 259-12 0-25 0-37 0">
              <text:p/>
            </draw:path>
          </draw:g>
          <draw:path draw:style-name="gr70" draw:text-style-name="P36" draw:layer="layout" svg:width="0.086cm" svg:height="0.263cm" svg:x="5.87cm" svg:y="6.569cm" svg:viewBox="0 0 87 264" svg:d="M0 260c2-87 4-173 6-260 27 1 54 2 81 4-6 87-12 173-18 260-23-2-46-3-69-4z">
            <text:p/>
          </draw:path>
          <draw:path draw:style-name="gr70" draw:text-style-name="P36" draw:layer="layout" svg:width="0.097cm" svg:height="0.265cm" svg:x="5.939cm" svg:y="6.573cm" svg:viewBox="0 0 98 266" svg:d="M0 260c6-87 12-173 18-260 27 2 53 5 80 8-10 86-19 172-29 258-23-3-46-5-69-6z">
            <text:p/>
          </draw:path>
          <draw:path draw:style-name="gr70" draw:text-style-name="P36" draw:layer="layout" svg:width="0.109cm" svg:height="0.267cm" svg:x="6.008cm" svg:y="6.581cm" svg:viewBox="0 0 110 268" svg:d="M0 258c10-86 19-172 29-258 27 3 55 7 81 11-13 86-27 171-41 257-23-4-47-7-69-10z">
            <text:p/>
          </draw:path>
          <draw:path draw:style-name="gr70" draw:text-style-name="P36" draw:layer="layout" svg:width="0.12cm" svg:height="0.268cm" svg:x="6.077cm" svg:y="6.592cm" svg:viewBox="0 0 121 269" svg:d="M0 257c14-86 28-171 41-257 27 4 53 9 80 15-18 85-35 169-53 254-23-5-45-9-68-12z">
            <text:p/>
          </draw:path>
          <draw:path draw:style-name="gr70" draw:text-style-name="P36" draw:layer="layout" svg:width="0.131cm" svg:height="0.269cm" svg:x="6.145cm" svg:y="6.607cm" svg:viewBox="0 0 132 270" svg:d="M0 254c18-85 35-169 53-254 26 5 52 11 79 18-22 84-43 167-65 252-22-6-45-11-67-16z">
            <text:p/>
          </draw:path>
          <draw:path draw:style-name="gr70" draw:text-style-name="P36" draw:layer="layout" svg:width="0.141cm" svg:height="0.269cm" svg:x="6.212cm" svg:y="6.625cm" svg:viewBox="0 0 142 270" svg:d="M0 252c22-85 43-168 65-252 26 7 52 14 77 22-25 83-50 165-76 248-22-6-44-13-66-18z">
            <text:p/>
          </draw:path>
          <draw:path draw:style-name="gr70" draw:text-style-name="P36" draw:layer="layout" svg:width="0.152cm" svg:height="0.269cm" svg:x="6.278cm" svg:y="6.647cm" svg:viewBox="0 0 153 270" svg:d="M0 248c26-83 51-165 76-248 26 8 52 16 77 25-29 82-58 163-87 245-22-8-44-15-66-22z">
            <text:p/>
          </draw:path>
          <draw:path draw:style-name="gr70" draw:text-style-name="P36" draw:layer="layout" svg:width="0.163cm" svg:height="0.269cm" svg:x="6.344cm" svg:y="6.672cm" svg:viewBox="0 0 164 270" svg:d="M0 245c29-82 58-163 87-245 25 9 52 19 77 29-33 81-66 160-99 241-21-9-43-17-65-25z">
            <text:p/>
          </draw:path>
          <draw:path draw:style-name="gr70" draw:text-style-name="P36" draw:layer="layout" svg:width="0.172cm" svg:height="0.267cm" svg:x="6.409cm" svg:y="6.701cm" svg:viewBox="0 0 173 268" svg:d="M0 241c33-81 66-160 99-241 25 10 49 21 74 32-37 79-73 157-109 236-21-9-42-18-64-27z">
            <text:p/>
          </draw:path>
          <draw:path draw:style-name="gr70" draw:text-style-name="P36" draw:layer="layout" svg:width="0.18cm" svg:height="0.266cm" svg:x="6.473cm" svg:y="6.733cm" svg:viewBox="0 0 181 267" svg:d="M0 236c36-79 72-157 109-236 24 12 48 24 72 36-40 77-79 154-119 231-21-11-42-21-62-31z">
            <text:p/>
          </draw:path>
          <draw:g>
            <draw:path draw:style-name="gr68" draw:text-style-name="P36" draw:layer="layout" svg:width="0.042cm" svg:height="0.259cm" svg:x="5.793cm" svg:y="6.569cm" svg:viewBox="0 0 43 260" svg:d="M6 260c-2-87-4-172-6-259 14-1 29-1 43-1 0 87 0 173 0 260-12 0-25 0-37 0z">
              <text:p/>
            </draw:path>
            <draw:path draw:style-name="gr69" draw:text-style-name="P4" draw:layer="layout" svg:width="0.042cm" svg:height="0.259cm" svg:x="5.793cm" svg:y="6.569cm" svg:viewBox="0 0 43 260" svg:d="M43 0c-14 0-29 0-43 1 2 87 4 172 6 259 12 0 25 0 37 0">
              <text:p/>
            </draw:path>
          </draw:g>
          <draw:path draw:style-name="gr70" draw:text-style-name="P36" draw:layer="layout" svg:width="0.086cm" svg:height="0.262cm" svg:x="5.712cm" svg:y="6.57cm" svg:viewBox="0 0 87 263" svg:d="M18 263c-6-87-12-173-18-260 27-2 54-3 81-3 2 87 4 172 6 259-23 1-46 2-69 4z">
            <text:p/>
          </draw:path>
          <draw:path draw:style-name="gr70" draw:text-style-name="P36" draw:layer="layout" svg:width="0.097cm" svg:height="0.265cm" svg:x="5.632cm" svg:y="6.573cm" svg:viewBox="0 0 98 266" svg:d="M29 266c-10-86-19-172-29-258 26-3 53-6 80-8 6 87 12 173 18 260-23 1-46 3-69 6z">
            <text:p/>
          </draw:path>
          <draw:path draw:style-name="gr70" draw:text-style-name="P36" draw:layer="layout" svg:width="0.108cm" svg:height="0.267cm" svg:x="5.552cm" svg:y="6.581cm" svg:viewBox="0 0 109 268" svg:d="M41 268c-14-86-28-171-41-257 26-4 53-8 80-11 10 86 19 172 29 258-22 3-45 6-68 10z">
            <text:p/>
          </draw:path>
          <draw:path draw:style-name="gr70" draw:text-style-name="P36" draw:layer="layout" svg:width="0.12cm" svg:height="0.268cm" svg:x="5.472cm" svg:y="6.592cm" svg:viewBox="0 0 121 269" svg:d="M53 269c-18-85-35-169-53-254 27-6 53-11 80-15 13 86 27 171 41 257-23 3-45 7-68 12z">
            <text:p/>
          </draw:path>
          <draw:path draw:style-name="gr70" draw:text-style-name="P36" draw:layer="layout" svg:width="0.131cm" svg:height="0.269cm" svg:x="5.393cm" svg:y="6.607cm" svg:viewBox="0 0 132 270" svg:d="M65 270c-22-85-43-168-65-252 27-7 53-13 79-18 18 85 35 169 53 254-22 5-45 10-67 16z">
            <text:p/>
          </draw:path>
          <draw:path draw:style-name="gr70" draw:text-style-name="P36" draw:layer="layout" svg:width="0.142cm" svg:height="0.27cm" svg:x="5.315cm" svg:y="6.625cm" svg:viewBox="0 0 143 271" svg:d="M76 271c-26-84-51-166-76-249 25-8 52-15 78-22 22 84 43 167 65 252-22 5-45 12-67 19z">
            <text:p/>
          </draw:path>
          <draw:path draw:style-name="gr70" draw:text-style-name="P36" draw:layer="layout" svg:width="0.152cm" svg:height="0.269cm" svg:x="5.238cm" svg:y="6.647cm" svg:viewBox="0 0 153 270" svg:d="M87 270c-29-82-58-163-87-245 25-9 51-17 77-25 25 83 50 165 76 249-22 6-44 14-66 21z">
            <text:p/>
          </draw:path>
          <draw:path draw:style-name="gr70" draw:text-style-name="P36" draw:layer="layout" svg:width="0.162cm" svg:height="0.269cm" svg:x="5.162cm" svg:y="6.672cm" svg:viewBox="0 0 163 270" svg:d="M99 270c-33-81-66-160-99-241 25-10 50-20 76-29 29 82 58 163 87 245-22 8-43 16-64 25z">
            <text:p/>
          </draw:path>
          <draw:path draw:style-name="gr70" draw:text-style-name="P36" draw:layer="layout" svg:width="0.172cm" svg:height="0.267cm" svg:x="5.088cm" svg:y="6.701cm" svg:viewBox="0 0 173 268" svg:d="M109 268c-36-79-72-157-109-236 25-11 49-22 74-32 33 81 66 160 99 241-22 9-43 18-64 27z">
            <text:p/>
          </draw:path>
          <draw:path draw:style-name="gr70" draw:text-style-name="P36" draw:layer="layout" svg:width="0.18cm" svg:height="0.266cm" svg:x="5.016cm" svg:y="6.733cm" svg:viewBox="0 0 181 267" svg:d="M119 267c-40-77-79-154-119-231 24-12 48-24 72-36 37 79 73 157 109 236-20 10-41 20-62 31z">
            <text:p/>
          </draw:path>
        </draw:g>
        <draw:line draw:style-name="gr52" draw:text-style-name="P4" draw:layer="layout" svg:x1="10.699cm" svg:y1="6.45cm" svg:x2="10.699cm" svg:y2="9.35cm">
          <text:p/>
        </draw:line>
        <draw:g>
          <draw:g>
            <draw:path draw:style-name="gr75" draw:text-style-name="P39" draw:layer="layout" svg:width="1.399cm" svg:height="2.16cm" svg:x="9.999cm" svg:y="6.839cm" svg:viewBox="0 0 1400 2161" svg:d="M0 161v2000h1400v-2000h-2c-229-111-445-161-699-161s-470 50-699 161z">
              <text:p/>
            </draw:path>
            <draw:path draw:style-name="gr64" draw:text-style-name="P33" draw:layer="layout" svg:width="1.399cm" svg:height="2.16cm" svg:x="9.999cm" svg:y="6.839cm" svg:viewBox="0 0 1400 2161" svg:d="M0 161v2000h1400v-2000h-2c-229-111-445-161-699-161s-470 50-699 161z">
              <text:p/>
            </draw:path>
          </draw:g>
          <draw:g>
            <draw:path draw:style-name="gr21" draw:text-style-name="P14" draw:layer="layout" svg:width="0.042cm" svg:height="0.259cm" svg:x="10.698cm" svg:y="6.569cm" svg:viewBox="0 0 43 260" svg:d="M0 260c0-87 0-173 0-260 14 0 29 0 43 1-2 87-4 172-6 259-12 0-25 0-37 0z">
              <text:p/>
            </draw:path>
            <draw:path draw:style-name="gr22" draw:text-style-name="P15" draw:layer="layout" svg:width="0.042cm" svg:height="0.259cm" svg:x="10.698cm" svg:y="6.569cm" svg:viewBox="0 0 43 260" svg:d="M0 0c14 0 29 0 43 1-2 87-4 172-6 259-12 0-25 0-37 0">
              <text:p/>
            </draw:path>
          </draw:g>
          <draw:path draw:style-name="gr23" draw:text-style-name="P14" draw:layer="layout" svg:width="0.086cm" svg:height="0.263cm" svg:x="10.734cm" svg:y="6.569cm" svg:viewBox="0 0 87 264" svg:d="M0 260c2-87 4-173 6-260 27 1 54 2 81 4-6 87-12 173-18 260-23-2-46-3-69-4z">
            <text:p/>
          </draw:path>
          <draw:path draw:style-name="gr23" draw:text-style-name="P14" draw:layer="layout" svg:width="0.097cm" svg:height="0.265cm" svg:x="10.803cm" svg:y="6.573cm" svg:viewBox="0 0 98 266" svg:d="M0 260c6-87 12-173 18-260 27 2 53 5 80 8-10 86-19 172-29 258-23-3-46-5-69-6z">
            <text:p/>
          </draw:path>
          <draw:path draw:style-name="gr23" draw:text-style-name="P14" draw:layer="layout" svg:width="0.109cm" svg:height="0.267cm" svg:x="10.872cm" svg:y="6.581cm" svg:viewBox="0 0 110 268" svg:d="M0 258c10-86 19-172 29-258 27 3 55 7 81 11-13 86-27 171-41 257-23-4-47-7-69-10z">
            <text:p/>
          </draw:path>
          <draw:path draw:style-name="gr23" draw:text-style-name="P14" draw:layer="layout" svg:width="0.12cm" svg:height="0.268cm" svg:x="10.941cm" svg:y="6.592cm" svg:viewBox="0 0 121 269" svg:d="M0 257c14-86 28-171 41-257 27 4 53 9 80 15-18 85-35 169-53 254-23-5-45-9-68-12z">
            <text:p/>
          </draw:path>
          <draw:path draw:style-name="gr23" draw:text-style-name="P14" draw:layer="layout" svg:width="0.131cm" svg:height="0.269cm" svg:x="11.009cm" svg:y="6.607cm" svg:viewBox="0 0 132 270" svg:d="M0 254c18-85 35-169 53-254 26 5 52 11 79 18-22 84-43 167-65 252-22-6-45-11-67-16z">
            <text:p/>
          </draw:path>
          <draw:path draw:style-name="gr23" draw:text-style-name="P14" draw:layer="layout" svg:width="0.141cm" svg:height="0.269cm" svg:x="11.076cm" svg:y="6.625cm" svg:viewBox="0 0 142 270" svg:d="M0 252c22-85 43-168 65-252 26 7 52 14 77 22-25 83-50 165-76 248-22-6-44-13-66-18z">
            <text:p/>
          </draw:path>
          <draw:path draw:style-name="gr23" draw:text-style-name="P14" draw:layer="layout" svg:width="0.152cm" svg:height="0.269cm" svg:x="11.142cm" svg:y="6.647cm" svg:viewBox="0 0 153 270" svg:d="M0 248c26-83 51-165 76-248 26 8 52 16 77 25-29 82-58 163-87 245-22-8-44-15-66-22z">
            <text:p/>
          </draw:path>
          <draw:path draw:style-name="gr23" draw:text-style-name="P14" draw:layer="layout" svg:width="0.163cm" svg:height="0.269cm" svg:x="11.208cm" svg:y="6.672cm" svg:viewBox="0 0 164 270" svg:d="M0 245c29-82 58-163 87-245 25 9 52 19 77 29-33 81-66 160-99 241-21-9-43-17-65-25z">
            <text:p/>
          </draw:path>
          <draw:path draw:style-name="gr23" draw:text-style-name="P14" draw:layer="layout" svg:width="0.172cm" svg:height="0.267cm" svg:x="11.273cm" svg:y="6.701cm" svg:viewBox="0 0 173 268" svg:d="M0 241c33-81 66-160 99-241 25 10 49 21 74 32-37 79-73 157-109 236-21-9-42-18-64-27z">
            <text:p/>
          </draw:path>
          <draw:path draw:style-name="gr23" draw:text-style-name="P14" draw:layer="layout" svg:width="0.18cm" svg:height="0.266cm" svg:x="11.337cm" svg:y="6.733cm" svg:viewBox="0 0 181 267" svg:d="M0 236c36-79 72-157 109-236 24 12 48 24 72 36-40 77-79 154-119 231-21-11-42-21-62-31z">
            <text:p/>
          </draw:path>
          <draw:g>
            <draw:path draw:style-name="gr21" draw:text-style-name="P14" draw:layer="layout" svg:width="0.042cm" svg:height="0.259cm" svg:x="10.657cm" svg:y="6.569cm" svg:viewBox="0 0 43 260" svg:d="M6 260c-2-87-4-172-6-259 14-1 29-1 43-1 0 87 0 173 0 260-12 0-25 0-37 0z">
              <text:p/>
            </draw:path>
            <draw:path draw:style-name="gr22" draw:text-style-name="P15" draw:layer="layout" svg:width="0.042cm" svg:height="0.259cm" svg:x="10.657cm" svg:y="6.569cm" svg:viewBox="0 0 43 260" svg:d="M43 0c-14 0-29 0-43 1 2 87 4 172 6 259 12 0 25 0 37 0">
              <text:p/>
            </draw:path>
          </draw:g>
          <draw:path draw:style-name="gr23" draw:text-style-name="P14" draw:layer="layout" svg:width="0.086cm" svg:height="0.262cm" svg:x="10.576cm" svg:y="6.57cm" svg:viewBox="0 0 87 263" svg:d="M18 263c-6-87-12-173-18-260 27-2 54-3 81-3 2 87 4 172 6 259-23 1-46 2-69 4z">
            <text:p/>
          </draw:path>
          <draw:path draw:style-name="gr23" draw:text-style-name="P14" draw:layer="layout" svg:width="0.097cm" svg:height="0.265cm" svg:x="10.496cm" svg:y="6.573cm" svg:viewBox="0 0 98 266" svg:d="M29 266c-10-86-19-172-29-258 26-3 53-6 80-8 6 87 12 173 18 260-23 1-46 3-69 6z">
            <text:p/>
          </draw:path>
          <draw:path draw:style-name="gr23" draw:text-style-name="P14" draw:layer="layout" svg:width="0.108cm" svg:height="0.267cm" svg:x="10.416cm" svg:y="6.581cm" svg:viewBox="0 0 109 268" svg:d="M41 268c-14-86-28-171-41-257 26-4 53-8 80-11 10 86 19 172 29 258-22 3-45 6-68 10z">
            <text:p/>
          </draw:path>
          <draw:path draw:style-name="gr23" draw:text-style-name="P14" draw:layer="layout" svg:width="0.12cm" svg:height="0.268cm" svg:x="10.336cm" svg:y="6.592cm" svg:viewBox="0 0 121 269" svg:d="M53 269c-18-85-35-169-53-254 27-6 53-11 80-15 13 86 27 171 41 257-23 3-45 7-68 12z">
            <text:p/>
          </draw:path>
          <draw:path draw:style-name="gr23" draw:text-style-name="P14" draw:layer="layout" svg:width="0.131cm" svg:height="0.269cm" svg:x="10.257cm" svg:y="6.607cm" svg:viewBox="0 0 132 270" svg:d="M65 270c-22-85-43-168-65-252 27-7 53-13 79-18 18 85 35 169 53 254-22 5-45 10-67 16z">
            <text:p/>
          </draw:path>
          <draw:path draw:style-name="gr23" draw:text-style-name="P14" draw:layer="layout" svg:width="0.142cm" svg:height="0.27cm" svg:x="10.179cm" svg:y="6.625cm" svg:viewBox="0 0 143 271" svg:d="M76 271c-26-84-51-166-76-249 25-8 52-15 78-22 22 84 43 167 65 252-22 5-45 12-67 19z">
            <text:p/>
          </draw:path>
          <draw:path draw:style-name="gr23" draw:text-style-name="P14" draw:layer="layout" svg:width="0.152cm" svg:height="0.269cm" svg:x="10.102cm" svg:y="6.647cm" svg:viewBox="0 0 153 270" svg:d="M87 270c-29-82-58-163-87-245 25-9 51-17 77-25 25 83 50 165 76 249-22 6-44 14-66 21z">
            <text:p/>
          </draw:path>
          <draw:path draw:style-name="gr23" draw:text-style-name="P14" draw:layer="layout" svg:width="0.162cm" svg:height="0.269cm" svg:x="10.026cm" svg:y="6.672cm" svg:viewBox="0 0 163 270" svg:d="M99 270c-33-81-66-160-99-241 25-10 50-20 76-29 29 82 58 163 87 245-22 8-43 16-64 25z">
            <text:p/>
          </draw:path>
          <draw:path draw:style-name="gr23" draw:text-style-name="P14" draw:layer="layout" svg:width="0.172cm" svg:height="0.267cm" svg:x="9.952cm" svg:y="6.701cm" svg:viewBox="0 0 173 268" svg:d="M109 268c-36-79-72-157-109-236 25-11 49-22 74-32 33 81 66 160 99 241-22 9-43 18-64 27z">
            <text:p/>
          </draw:path>
          <draw:path draw:style-name="gr23" draw:text-style-name="P14" draw:layer="layout" svg:width="0.18cm" svg:height="0.266cm" svg:x="9.88cm" svg:y="6.733cm" svg:viewBox="0 0 181 267" svg:d="M119 267c-40-77-79-154-119-231 24-12 48-24 72-36 37 79 73 157 109 236-20 10-41 20-62 31z">
            <text:p/>
          </draw:path>
        </draw:g>
        <draw:g>
          <draw:g>
            <draw:polygon draw:style-name="gr47" draw:text-style-name="P25" draw:layer="Furnishing" svg:width="0.399cm" svg:height="0.699cm" svg:x="3.002cm" svg:y="5.30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48" draw:text-style-name="P26" draw:layer="Furnishing" svg:width="0.334cm" svg:height="0.6cm" svg:x="3.035cm" svg:y="5.369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21" draw:text-style-name="P14" draw:layer="layout" svg:width="0.046cm" svg:height="0.26cm" svg:x="3.202cm" svg:y="5.043cm" svg:viewBox="0 0 47 261" svg:d="M0 260c0-87 0-173 0-260 15 0 32 1 47 1-6 87-11 173-16 260-10-1-21-1-31-1z">
              <text:p/>
            </draw:path>
            <draw:path draw:style-name="gr22" draw:text-style-name="P15" draw:layer="layout" svg:width="0.046cm" svg:height="0.26cm" svg:x="3.202cm" svg:y="5.043cm" svg:viewBox="0 0 47 261" svg:d="M0 0c15 0 32 1 47 1-6 87-11 173-16 260-10-1-21-1-31-1">
              <text:p/>
            </draw:path>
          </draw:g>
          <draw:path draw:style-name="gr23" draw:text-style-name="P14" draw:layer="layout" svg:width="0.102cm" svg:height="0.266cm" svg:x="3.232cm" svg:y="5.044cm" svg:viewBox="0 0 103 267" svg:d="M0 260c5-87 10-173 15-260 30 2 59 5 88 11-15 85-29 170-44 256-20-4-39-6-59-7z">
            <text:p/>
          </draw:path>
          <draw:path draw:style-name="gr23" draw:text-style-name="P14" draw:layer="layout" svg:width="0.128cm" svg:height="0.268cm" svg:x="3.291cm" svg:y="5.055cm" svg:viewBox="0 0 129 269" svg:d="M0 256c15-86 29-171 44-256 29 5 58 11 85 20-24 83-48 165-73 249-18-5-38-10-56-13z">
            <text:p/>
          </draw:path>
          <draw:g>
            <draw:path draw:style-name="gr21" draw:text-style-name="P14" draw:layer="layout" svg:width="0.046cm" svg:height="0.26cm" svg:x="3.157cm" svg:y="5.043cm" svg:viewBox="0 0 47 261" svg:d="M16 261c-5-87-10-173-16-260 15 0 32-1 47-1 0 87 0 173 0 260-10 0-21 0-31 1z">
              <text:p/>
            </draw:path>
            <draw:path draw:style-name="gr22" draw:text-style-name="P15" draw:layer="layout" svg:width="0.046cm" svg:height="0.26cm" svg:x="3.157cm" svg:y="5.043cm" svg:viewBox="0 0 47 261" svg:d="M47 0c-15 0-32 1-47 1 6 87 11 173 16 260 10-1 21-1 31-1">
              <text:p/>
            </draw:path>
          </draw:g>
          <draw:path draw:style-name="gr23" draw:text-style-name="P14" draw:layer="layout" svg:width="0.101cm" svg:height="0.266cm" svg:x="3.071cm" svg:y="5.044cm" svg:viewBox="0 0 102 267" svg:d="M44 267c-15-86-29-171-44-256 28-5 56-9 86-11 6 87 11 173 16 260-20 1-39 3-58 7z">
            <text:p/>
          </draw:path>
          <draw:path draw:style-name="gr23" draw:text-style-name="P14" draw:layer="layout" svg:width="0.13cm" svg:height="0.268cm" svg:x="2.984cm" svg:y="5.055cm" svg:viewBox="0 0 131 269" svg:d="M74 269c-25-83-49-166-74-249 29-9 57-15 87-20 15 85 29 170 44 256-19 3-38 8-57 13z">
            <text:p/>
          </draw:path>
          <draw:custom-shape draw:style-name="gr23" draw:text-style-name="P14" draw:layer="layout" svg:width="0.075cm" svg:height="0.135cm" svg:x="2.978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3.053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3.128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3.203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3.278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3.353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" draw:text-style-name="P14" draw:layer="layout" svg:width="0.156cm" svg:height="0.268cm" svg:x="3.347cm" svg:y="5.075cm" svg:viewBox="0 0 157 269" svg:d="M0 249c25-84 49-166 73-249 29 8 57 18 84 29-34 81-67 160-101 240-19-8-37-14-56-20z">
            <text:p/>
          </draw:path>
          <draw:path draw:style-name="gr23" draw:text-style-name="P14" draw:layer="layout" svg:width="0.155cm" svg:height="0.268cm" svg:x="2.902cm" svg:y="5.075cm" svg:viewBox="0 0 156 269" svg:d="M101 269c-34-80-67-159-101-240 27-11 54-21 82-29 25 83 49 166 74 249-18 6-37 12-55 20z">
            <text:p/>
          </draw:path>
        </draw:g>
        <draw:g>
          <draw:circle draw:style-name="gr43" draw:text-style-name="P24" draw:layer="layout" svg:width="2.1cm" svg:height="2.1cm" draw:transform="rotate (-3.14159265358979) translate (4.451cm 5.869cm)" draw:kind="arc" draw:start-angle="118.37" draw:end-angle="118.47">
            <text:p/>
          </draw:circle>
          <draw:g>
            <draw:polygon draw:style-name="gr44" draw:text-style-name="P25" draw:layer="Furnishing" svg:width="0.799cm" svg:height="1.399cm" svg:x="4.003cm" svg:y="4.6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5" draw:text-style-name="P26" draw:layer="Furnishing" svg:width="0.666cm" svg:height="0.267cm" svg:x="4.07cm" svg:y="4.73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26" draw:layer="Furnishing" svg:width="0.3cm" svg:height="0.866cm" svg:x="4.07cm" svg:y="5.069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26" draw:layer="Furnishing" svg:width="0.3cm" svg:height="0.866cm" svg:x="4.436cm" svg:y="5.0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3" draw:text-style-name="P14" draw:layer="layout" svg:width="0.075cm" svg:height="0.135cm" svg:x="3.99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065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14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215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29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365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44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515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59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665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135cm" svg:x="4.74cm" svg:y="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1" draw:text-style-name="P14" draw:layer="layout" svg:width="0.049cm" svg:height="0.26cm" svg:x="4.401cm" svg:y="4.341cm" svg:viewBox="0 0 50 261" svg:d="M0 260c0-87 0-173 0-260 16 0 32 0 50 1-3 87-7 173-10 260-14-1-27-1-40-1z">
              <text:p/>
            </draw:path>
            <draw:path draw:style-name="gr22" draw:text-style-name="P15" draw:layer="layout" svg:width="0.049cm" svg:height="0.26cm" svg:x="4.401cm" svg:y="4.341cm" svg:viewBox="0 0 50 261" svg:d="M0 0c16 0 32 0 50 1-3 87-7 173-10 260-14-1-27-1-40-1">
              <text:p/>
            </draw:path>
          </draw:g>
          <draw:path draw:style-name="gr23" draw:text-style-name="P14" draw:layer="layout" svg:width="0.101cm" svg:height="0.264cm" svg:x="4.44cm" svg:y="4.342cm" svg:viewBox="0 0 102 265" svg:d="M0 260c3-87 7-173 10-260 31 1 61 3 92 7-9 86-19 172-28 258-25-3-49-4-74-5z">
            <text:p/>
          </draw:path>
          <draw:path draw:style-name="gr23" draw:text-style-name="P14" draw:layer="layout" svg:width="0.12cm" svg:height="0.268cm" svg:x="4.514cm" svg:y="4.349cm" svg:viewBox="0 0 121 269" svg:d="M0 258c9-86 19-172 28-258 31 3 63 8 93 13-16 86-31 170-47 256-25-4-49-8-74-11z">
            <text:p/>
          </draw:path>
          <draw:path draw:style-name="gr23" draw:text-style-name="P14" draw:layer="layout" svg:width="0.136cm" svg:height="0.271cm" svg:x="4.588cm" svg:y="4.362cm" svg:viewBox="0 0 137 272" svg:d="M0 256c16-86 31-170 47-256 30 6 60 13 90 20-21 85-43 168-65 252-24-6-48-12-72-16z">
            <text:p/>
          </draw:path>
          <draw:path draw:style-name="gr23" draw:text-style-name="P14" draw:layer="layout" svg:width="0.154cm" svg:height="0.272cm" svg:x="4.66cm" svg:y="4.382cm" svg:viewBox="0 0 155 273" svg:d="M0 252c22-84 44-167 65-252 30 8 61 17 90 27-28 83-55 164-83 246-24-8-48-15-72-21z">
            <text:p/>
          </draw:path>
          <draw:path draw:style-name="gr23" draw:text-style-name="P14" draw:layer="layout" svg:width="0.169cm" svg:height="0.272cm" svg:x="4.732cm" svg:y="4.409cm" svg:viewBox="0 0 170 273" svg:d="M0 246c28-82 55-163 83-246 29 10 58 21 87 33-34 80-67 159-101 240-23-10-46-19-69-27z">
            <text:p/>
          </draw:path>
          <draw:g>
            <draw:path draw:style-name="gr21" draw:text-style-name="P14" draw:layer="layout" svg:width="0.049cm" svg:height="0.26cm" svg:x="4.353cm" svg:y="4.341cm" svg:viewBox="0 0 50 261" svg:d="M10 261c-3-87-7-173-10-260 18-1 34-1 50-1 0 87 0 173 0 260-13 0-26 0-40 1z">
              <text:p/>
            </draw:path>
            <draw:path draw:style-name="gr22" draw:text-style-name="P15" draw:layer="layout" svg:width="0.049cm" svg:height="0.26cm" svg:x="4.353cm" svg:y="4.341cm" svg:viewBox="0 0 50 261" svg:d="M50 0c-16 0-32 0-50 1 3 87 7 173 10 260 14-1 27-1 40-1">
              <text:p/>
            </draw:path>
          </draw:g>
          <draw:path draw:style-name="gr23" draw:text-style-name="P14" draw:layer="layout" svg:width="0.101cm" svg:height="0.264cm" svg:x="4.261cm" svg:y="4.342cm" svg:viewBox="0 0 102 265" svg:d="M28 265c-9-86-19-172-28-258 30-4 62-6 92-7 3 87 7 173 10 260-24 1-49 3-74 5z">
            <text:p/>
          </draw:path>
          <draw:path draw:style-name="gr23" draw:text-style-name="P14" draw:layer="layout" svg:width="0.119cm" svg:height="0.268cm" svg:x="4.169cm" svg:y="4.349cm" svg:viewBox="0 0 120 269" svg:d="M47 269c-16-86-31-170-47-256 30-5 61-10 92-13 9 86 19 172 28 258-25 3-48 7-73 11z">
            <text:p/>
          </draw:path>
          <draw:path draw:style-name="gr23" draw:text-style-name="P14" draw:layer="layout" svg:width="0.136cm" svg:height="0.271cm" svg:x="4.079cm" svg:y="4.362cm" svg:viewBox="0 0 137 272" svg:d="M65 272c-22-84-44-167-65-252 29-7 59-14 90-20 16 86 31 170 47 256-25 5-49 10-72 16z">
            <text:p/>
          </draw:path>
          <draw:path draw:style-name="gr23" draw:text-style-name="P14" draw:layer="layout" svg:width="0.154cm" svg:height="0.272cm" svg:x="3.989cm" svg:y="4.382cm" svg:viewBox="0 0 155 273" svg:d="M83 273c-28-82-55-163-83-246 29-10 60-19 90-27 21 85 43 168 65 252-24 6-48 13-72 21z">
            <text:p/>
          </draw:path>
          <draw:path draw:style-name="gr23" draw:text-style-name="P14" draw:layer="layout" svg:width="0.169cm" svg:height="0.272cm" svg:x="3.902cm" svg:y="4.409cm" svg:viewBox="0 0 170 273" svg:d="M101 273c-34-81-67-160-101-240 29-12 58-23 87-33 28 83 55 164 83 246-23 8-46 17-69 27z">
            <text:p/>
          </draw:path>
        </draw:g>
        <draw:line draw:style-name="gr52" draw:text-style-name="P4" draw:layer="layout" svg:x1="12.701cm" svg:y1="6.45cm" svg:x2="12.701cm" svg:y2="9.35cm">
          <text:p/>
        </draw:line>
        <draw:line draw:style-name="gr52" draw:text-style-name="P4" draw:layer="layout" svg:x1="8.497cm" svg:y1="6.45cm" svg:x2="8.5cm" svg:y2="9.7cm">
          <text:p/>
        </draw:line>
        <draw:g>
          <draw:custom-shape draw:style-name="gr20" draw:text-style-name="P13" draw:layer="layout" svg:width="0.992cm" svg:height="2.002cm" svg:x="8.005cm" svg:y="6.9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2" draw:layer="layout" svg:width="0.5cm" svg:height="0.15cm" svg:x="8.497cm" svg:y="6.837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0.5cm" svg:height="0.15cm" svg:x="7.997cm" svg:y="6.837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21" draw:text-style-name="P14" draw:layer="layout" svg:width="0.052cm" svg:height="0.26cm" svg:x="8.496cm" svg:y="6.599cm" svg:viewBox="0 0 53 261" svg:d="M0 260c3-87 5-173 8-260 16 0 30 1 45 2-6 86-11 172-16 259-12-1-24-1-37-1z">
              <text:p/>
            </draw:path>
            <draw:path draw:style-name="gr22" draw:text-style-name="P15" draw:layer="layout" svg:width="0.052cm" svg:height="0.26cm" svg:x="8.496cm" svg:y="6.599cm" svg:viewBox="0 0 53 261" svg:d="M8 0c16 0 30 1 45 2-6 86-11 172-16 259-12-1-24-1-37-1">
              <text:p/>
            </draw:path>
            <draw:path draw:style-name="gr23" draw:text-style-name="P14" draw:layer="layout" svg:width="0.098cm" svg:height="0.264cm" svg:x="8.533cm" svg:y="6.601cm" svg:viewBox="0 0 99 265" svg:d="M0 259c5-87 10-173 16-259 28 1 55 4 83 7-10 86-20 172-30 258-23-2-46-4-69-6z">
              <text:p/>
            </draw:path>
            <draw:path draw:style-name="gr23" draw:text-style-name="P14" draw:layer="layout" svg:width="0.113cm" svg:height="0.268cm" svg:x="8.602cm" svg:y="6.608cm" svg:viewBox="0 0 114 269" svg:d="M0 258c10-86 20-172 30-258 28 3 57 8 84 13-15 85-30 170-45 256-23-4-46-8-69-11z">
              <text:p/>
            </draw:path>
            <draw:path draw:style-name="gr23" draw:text-style-name="P14" draw:layer="layout" svg:width="0.127cm" svg:height="0.269cm" svg:x="8.671cm" svg:y="6.621cm" svg:viewBox="0 0 128 270" svg:d="M0 256c15-86 30-171 45-256 28 4 55 10 83 17-20 84-40 168-61 253-22-6-44-10-67-14z">
              <text:p/>
            </draw:path>
            <draw:path draw:style-name="gr23" draw:text-style-name="P14" draw:layer="layout" svg:width="0.142cm" svg:height="0.27cm" svg:x="8.738cm" svg:y="6.638cm" svg:viewBox="0 0 143 271" svg:d="M0 253c21-85 41-169 61-253 28 6 55 14 82 22-25 83-50 165-75 249-22-7-44-13-68-18z">
              <text:p/>
            </draw:path>
            <draw:path draw:style-name="gr23" draw:text-style-name="P14" draw:layer="layout" svg:width="0.155cm" svg:height="0.27cm" svg:x="8.806cm" svg:y="6.66cm" svg:viewBox="0 0 156 271" svg:d="M0 249c25-84 50-166 75-249 27 8 54 17 81 27-30 81-60 162-90 244-21-8-44-16-66-22z">
              <text:p/>
            </draw:path>
            <draw:path draw:style-name="gr23" draw:text-style-name="P14" draw:layer="layout" svg:width="0.167cm" svg:height="0.268cm" svg:x="8.872cm" svg:y="6.687cm" svg:viewBox="0 0 168 269" svg:d="M0 244c30-82 60-163 90-244 26 9 52 20 78 31-35 80-69 159-103 238-22-9-43-17-65-25z">
              <text:p/>
            </draw:path>
            <draw:path draw:style-name="gr23" draw:text-style-name="P14" draw:layer="layout" svg:width="0.179cm" svg:height="0.267cm" svg:x="8.937cm" svg:y="6.718cm" svg:viewBox="0 0 180 268" svg:d="M0 238c34-79 68-158 103-238 26 11 52 23 77 36-39 78-78 154-117 232-21-10-41-20-63-30z">
              <text:p/>
            </draw:path>
            <draw:path draw:style-name="gr21" draw:text-style-name="P14" draw:layer="layout" svg:width="0.051cm" svg:height="0.26cm" svg:x="8.454cm" svg:y="6.598cm" svg:viewBox="0 0 52 261" svg:d="M10 261c-3-87-7-173-10-260 17-1 35-1 52 0-3 87-6 173-7 260-11-1-24-1-35 0z">
              <text:p/>
            </draw:path>
            <draw:path draw:style-name="gr24" draw:text-style-name="P15" draw:layer="layout" svg:width="0.051cm" svg:height="0.26cm" svg:x="8.454cm" svg:y="6.598cm" svg:viewBox="0 0 52 261" svg:d="M52 1c-17-1-35-1-52 0 3 87 7 173 10 260 11-1 24-1 35 0">
              <text:p/>
            </draw:path>
            <draw:path draw:style-name="gr23" draw:text-style-name="P14" draw:layer="layout" svg:width="0.095cm" svg:height="0.264cm" svg:x="8.368cm" svg:y="6.599cm" svg:viewBox="0 0 96 265" svg:d="M27 265c-9-87-18-172-27-259 29-3 57-5 86-6 3 87 7 173 10 260-23 1-46 2-69 5z">
              <text:p/>
            </draw:path>
            <draw:path draw:style-name="gr23" draw:text-style-name="P14" draw:layer="layout" svg:width="0.11cm" svg:height="0.267cm" svg:x="8.284cm" svg:y="6.605cm" svg:viewBox="0 0 111 268" svg:d="M43 268c-15-86-29-171-43-256 28-5 56-9 84-12 9 87 18 172 27 259-23 2-46 5-68 9z">
              <text:p/>
            </draw:path>
            <draw:path draw:style-name="gr23" draw:text-style-name="P14" draw:layer="layout" svg:width="0.128cm" svg:height="0.269cm" svg:x="8.198cm" svg:y="6.617cm" svg:viewBox="0 0 129 270" svg:d="M60 270c-20-85-40-169-60-253 29-7 57-13 86-17 14 85 28 170 43 256-23 4-47 8-69 14z">
              <text:p/>
            </draw:path>
            <draw:path draw:style-name="gr23" draw:text-style-name="P14" draw:layer="layout" svg:width="0.141cm" svg:height="0.27cm" svg:x="8.116cm" svg:y="6.634cm" svg:viewBox="0 0 142 271" svg:d="M75 271c-25-84-50-166-75-249 28-9 54-16 82-22 20 84 40 168 60 253-22 5-45 11-67 18z">
              <text:p/>
            </draw:path>
            <draw:path draw:style-name="gr23" draw:text-style-name="P14" draw:layer="layout" svg:width="0.155cm" svg:height="0.27cm" svg:x="8.035cm" svg:y="6.656cm" svg:viewBox="0 0 156 271" svg:d="M91 271c-31-82-61-162-91-244 27-10 53-19 81-27 25 83 50 165 75 249-22 6-44 14-65 22z">
              <text:p/>
            </draw:path>
            <draw:path draw:style-name="gr23" draw:text-style-name="P14" draw:layer="layout" svg:width="0.171cm" svg:height="0.269cm" svg:x="7.954cm" svg:y="6.683cm" svg:viewBox="0 0 172 270" svg:d="M107 270c-36-79-71-157-107-237 27-11 54-22 81-33 30 82 60 162 91 244-22 8-44 17-65 26z">
              <text:p/>
            </draw:path>
            <draw:path draw:style-name="gr23" draw:text-style-name="P14" draw:layer="layout" svg:width="0.182cm" svg:height="0.267cm" svg:x="7.878cm" svg:y="6.716cm" svg:viewBox="0 0 183 268" svg:d="M121 268c-41-77-81-153-121-230 25-14 50-26 76-38 36 80 71 158 107 237-21 10-42 20-62 31z">
              <text:p/>
            </draw:path>
          </draw:g>
        </draw:g>
        <draw:g>
          <draw:g>
            <draw:g>
              <draw:path draw:style-name="gr21" draw:text-style-name="P14" draw:layer="layout" svg:width="0.042cm" svg:height="0.259cm" svg:x="12.7cm" svg:y="6.569cm" svg:viewBox="0 0 43 260" svg:d="M0 260c0-87 0-173 0-260 14 0 29 0 43 1-2 87-4 172-6 259-12 0-25 0-37 0z">
                <text:p/>
              </draw:path>
              <draw:path draw:style-name="gr22" draw:text-style-name="P15" draw:layer="layout" svg:width="0.042cm" svg:height="0.259cm" svg:x="12.7cm" svg:y="6.569cm" svg:viewBox="0 0 43 260" svg:d="M0 0c14 0 29 0 43 1-2 87-4 172-6 259-12 0-25 0-37 0">
                <text:p/>
              </draw:path>
            </draw:g>
            <draw:path draw:style-name="gr23" draw:text-style-name="P14" draw:layer="layout" svg:width="0.086cm" svg:height="0.263cm" svg:x="12.736cm" svg:y="6.569cm" svg:viewBox="0 0 87 264" svg:d="M0 260c2-87 4-173 6-260 27 1 54 2 81 4-6 87-12 173-18 260-23-2-46-3-69-4z">
              <text:p/>
            </draw:path>
            <draw:path draw:style-name="gr23" draw:text-style-name="P14" draw:layer="layout" svg:width="0.097cm" svg:height="0.265cm" svg:x="12.805cm" svg:y="6.573cm" svg:viewBox="0 0 98 266" svg:d="M0 260c6-87 12-173 18-260 27 2 53 5 80 8-10 86-19 172-29 258-23-3-46-5-69-6z">
              <text:p/>
            </draw:path>
            <draw:path draw:style-name="gr23" draw:text-style-name="P14" draw:layer="layout" svg:width="0.109cm" svg:height="0.267cm" svg:x="12.874cm" svg:y="6.581cm" svg:viewBox="0 0 110 268" svg:d="M0 258c10-86 19-172 29-258 27 3 55 7 81 11-13 86-27 171-41 257-23-4-47-7-69-10z">
              <text:p/>
            </draw:path>
            <draw:path draw:style-name="gr23" draw:text-style-name="P14" draw:layer="layout" svg:width="0.12cm" svg:height="0.268cm" svg:x="12.943cm" svg:y="6.592cm" svg:viewBox="0 0 121 269" svg:d="M0 257c14-86 28-171 41-257 27 4 53 9 80 15-18 85-35 169-53 254-23-5-45-9-68-12z">
              <text:p/>
            </draw:path>
            <draw:path draw:style-name="gr23" draw:text-style-name="P14" draw:layer="layout" svg:width="0.131cm" svg:height="0.269cm" svg:x="13.011cm" svg:y="6.607cm" svg:viewBox="0 0 132 270" svg:d="M0 254c18-85 35-169 53-254 26 5 52 11 79 18-22 84-43 167-65 252-22-6-45-11-67-16z">
              <text:p/>
            </draw:path>
            <draw:path draw:style-name="gr23" draw:text-style-name="P14" draw:layer="layout" svg:width="0.141cm" svg:height="0.269cm" svg:x="13.078cm" svg:y="6.625cm" svg:viewBox="0 0 142 270" svg:d="M0 252c22-85 43-168 65-252 26 7 52 14 77 22-25 83-50 165-76 248-22-6-44-13-66-18z">
              <text:p/>
            </draw:path>
            <draw:path draw:style-name="gr23" draw:text-style-name="P14" draw:layer="layout" svg:width="0.152cm" svg:height="0.269cm" svg:x="13.144cm" svg:y="6.647cm" svg:viewBox="0 0 153 270" svg:d="M0 248c26-83 51-165 76-248 26 8 52 16 77 25-29 82-58 163-87 245-22-8-44-15-66-22z">
              <text:p/>
            </draw:path>
            <draw:path draw:style-name="gr23" draw:text-style-name="P14" draw:layer="layout" svg:width="0.163cm" svg:height="0.269cm" svg:x="13.21cm" svg:y="6.672cm" svg:viewBox="0 0 164 270" svg:d="M0 245c29-82 58-163 87-245 25 9 52 19 77 29-33 81-66 160-99 241-21-9-43-17-65-25z">
              <text:p/>
            </draw:path>
            <draw:path draw:style-name="gr23" draw:text-style-name="P14" draw:layer="layout" svg:width="0.172cm" svg:height="0.267cm" svg:x="13.275cm" svg:y="6.701cm" svg:viewBox="0 0 173 268" svg:d="M0 241c33-81 66-160 99-241 25 10 49 21 74 32-37 79-73 157-109 236-21-9-42-18-64-27z">
              <text:p/>
            </draw:path>
            <draw:path draw:style-name="gr23" draw:text-style-name="P14" draw:layer="layout" svg:width="0.18cm" svg:height="0.266cm" svg:x="13.339cm" svg:y="6.733cm" svg:viewBox="0 0 181 267" svg:d="M0 236c36-79 72-157 109-236 24 12 48 24 72 36-40 77-79 154-119 231-21-11-42-21-62-31z">
              <text:p/>
            </draw:path>
            <draw:g>
              <draw:path draw:style-name="gr21" draw:text-style-name="P14" draw:layer="layout" svg:width="0.042cm" svg:height="0.259cm" svg:x="12.659cm" svg:y="6.569cm" svg:viewBox="0 0 43 260" svg:d="M6 260c-2-87-4-172-6-259 14-1 29-1 43-1 0 87 0 173 0 260-12 0-25 0-37 0z">
                <text:p/>
              </draw:path>
              <draw:path draw:style-name="gr22" draw:text-style-name="P15" draw:layer="layout" svg:width="0.042cm" svg:height="0.259cm" svg:x="12.659cm" svg:y="6.569cm" svg:viewBox="0 0 43 260" svg:d="M43 0c-14 0-29 0-43 1 2 87 4 172 6 259 12 0 25 0 37 0">
                <text:p/>
              </draw:path>
            </draw:g>
            <draw:path draw:style-name="gr23" draw:text-style-name="P14" draw:layer="layout" svg:width="0.086cm" svg:height="0.262cm" svg:x="12.578cm" svg:y="6.57cm" svg:viewBox="0 0 87 263" svg:d="M18 263c-6-87-12-173-18-260 27-2 54-3 81-3 2 87 4 172 6 259-23 1-46 2-69 4z">
              <text:p/>
            </draw:path>
            <draw:path draw:style-name="gr23" draw:text-style-name="P14" draw:layer="layout" svg:width="0.097cm" svg:height="0.265cm" svg:x="12.498cm" svg:y="6.573cm" svg:viewBox="0 0 98 266" svg:d="M29 266c-10-86-19-172-29-258 26-3 53-6 80-8 6 87 12 173 18 260-23 1-46 3-69 6z">
              <text:p/>
            </draw:path>
            <draw:path draw:style-name="gr23" draw:text-style-name="P14" draw:layer="layout" svg:width="0.108cm" svg:height="0.267cm" svg:x="12.418cm" svg:y="6.581cm" svg:viewBox="0 0 109 268" svg:d="M41 268c-14-86-28-171-41-257 26-4 53-8 80-11 10 86 19 172 29 258-22 3-45 6-68 10z">
              <text:p/>
            </draw:path>
            <draw:path draw:style-name="gr23" draw:text-style-name="P14" draw:layer="layout" svg:width="0.12cm" svg:height="0.268cm" svg:x="12.338cm" svg:y="6.592cm" svg:viewBox="0 0 121 269" svg:d="M53 269c-18-85-35-169-53-254 27-6 53-11 80-15 13 86 27 171 41 257-23 3-45 7-68 12z">
              <text:p/>
            </draw:path>
            <draw:path draw:style-name="gr23" draw:text-style-name="P14" draw:layer="layout" svg:width="0.131cm" svg:height="0.269cm" svg:x="12.259cm" svg:y="6.607cm" svg:viewBox="0 0 132 270" svg:d="M65 270c-22-85-43-168-65-252 27-7 53-13 79-18 18 85 35 169 53 254-22 5-45 10-67 16z">
              <text:p/>
            </draw:path>
            <draw:path draw:style-name="gr23" draw:text-style-name="P14" draw:layer="layout" svg:width="0.142cm" svg:height="0.27cm" svg:x="12.181cm" svg:y="6.625cm" svg:viewBox="0 0 143 271" svg:d="M76 271c-26-84-51-166-76-249 25-8 52-15 78-22 22 84 43 167 65 252-22 5-45 12-67 19z">
              <text:p/>
            </draw:path>
            <draw:path draw:style-name="gr23" draw:text-style-name="P14" draw:layer="layout" svg:width="0.152cm" svg:height="0.269cm" svg:x="12.104cm" svg:y="6.647cm" svg:viewBox="0 0 153 270" svg:d="M87 270c-29-82-58-163-87-245 25-9 51-17 77-25 25 83 50 165 76 249-22 6-44 14-66 21z">
              <text:p/>
            </draw:path>
            <draw:path draw:style-name="gr23" draw:text-style-name="P14" draw:layer="layout" svg:width="0.162cm" svg:height="0.269cm" svg:x="12.028cm" svg:y="6.672cm" svg:viewBox="0 0 163 270" svg:d="M99 270c-33-81-66-160-99-241 25-10 50-20 76-29 29 82 58 163 87 245-22 8-43 16-64 25z">
              <text:p/>
            </draw:path>
            <draw:path draw:style-name="gr23" draw:text-style-name="P14" draw:layer="layout" svg:width="0.172cm" svg:height="0.267cm" svg:x="11.954cm" svg:y="6.701cm" svg:viewBox="0 0 173 268" svg:d="M109 268c-36-79-72-157-109-236 25-11 49-22 74-32 33 81 66 160 99 241-22 9-43 18-64 27z">
              <text:p/>
            </draw:path>
            <draw:path draw:style-name="gr23" draw:text-style-name="P14" draw:layer="layout" svg:width="0.18cm" svg:height="0.266cm" svg:x="11.882cm" svg:y="6.733cm" svg:viewBox="0 0 181 267" svg:d="M119 267c-40-77-79-154-119-231 24-12 48-24 72-36 37 79 73 157 109 236-20 10-41 20-62 31z">
              <text:p/>
            </draw:path>
          </draw:g>
          <draw:g>
            <draw:path draw:style-name="gr75" draw:text-style-name="P39" draw:layer="layout" svg:width="1.399cm" svg:height="2.16cm" svg:x="12.001cm" svg:y="6.839cm" svg:viewBox="0 0 1400 2161" svg:d="M0 161v2000h1400v-2000h-2c-229-111-445-161-699-161s-470 50-699 161z">
              <text:p/>
            </draw:path>
            <draw:custom-shape draw:style-name="gr20" draw:text-style-name="P13" draw:layer="layout" svg:width="0.992cm" svg:height="2.002cm" svg:x="12.204cm" svg:y="6.998cm">
              <text:p/>
              <draw:enhanced-geometry svg:viewBox="0 0 21600 21600" draw:type="rectangle" draw:enhanced-path="M 0 0 L 21600 0 21600 21600 0 21600 0 0 Z N"/>
            </draw:custom-shape>
            <draw:path draw:style-name="gr64" draw:text-style-name="P33" draw:layer="layout" svg:width="1.399cm" svg:height="2.16cm" svg:x="12.001cm" svg:y="6.85cm" svg:viewBox="0 0 1400 2161" svg:d="M0 161v2000h1400v-2000h-2c-229-111-445-161-699-161s-470 50-699 161z">
              <text:p/>
            </draw:path>
          </draw:g>
        </draw:g>
        <draw:line draw:style-name="gr52" draw:text-style-name="P4" draw:layer="layout" svg:x1="16cm" svg:y1="6cm" svg:x2="16cm" svg:y2="9.85cm">
          <text:p/>
        </draw:line>
        <draw:g>
          <draw:custom-shape draw:style-name="gr25" draw:text-style-name="P13" draw:layer="layout" svg:width="1.25cm" svg:height="2.6cm" svg:x="14.75cm" svg:y="6.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1.25cm" svg:height="2.6cm" svg:x="16cm" svg:y="6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14" draw:layer="layout" svg:width="0.075cm" svg:height="0.26cm" svg:x="14.7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4.8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4.6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4.6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0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1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4.9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4.9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3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4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2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2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6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7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5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5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9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0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8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5.8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2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3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1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1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5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6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4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4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8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9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7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6.7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7.16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7.23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7.089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7.0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0.075cm" svg:height="0.26cm" svg:x="17.314cm" svg:y="6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6" draw:text-style-name="P4" draw:layer="layout" svg:width="0.6cm" svg:height="1.6cm" svg:x="14.85cm" svg:y="7.2cm">
            <text:p/>
            <draw:enhanced-geometry svg:viewBox="0 0 21600 21600" draw:type="rectangle" draw:enhanced-path="M 0 0 L 21600 0 21600 21600 0 21600 0 0 Z N"/>
          </draw:custom-shape>
        </draw:g>
        <draw:line draw:style-name="gr52" draw:text-style-name="P4" draw:layer="layout" svg:x1="15.335cm" svg:y1="4.368cm" svg:x2="15.335cm" svg:y2="5.218cm">
          <text:p/>
        </draw:line>
        <draw:g>
          <draw:g>
            <draw:path draw:style-name="gr49" draw:text-style-name="P27" draw:layer="layout" svg:width="0.399cm" svg:height="0.199cm" svg:x="15.135cm" svg:y="4.668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  <text:p/>
            </draw:path>
            <draw:path draw:style-name="gr49" draw:text-style-name="P27" draw:layer="layout" svg:width="0.399cm" svg:height="0.199cm" svg:x="15.135cm" svg:y="4.668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  <text:p/>
            </draw:path>
          </draw:g>
          <draw:custom-shape draw:style-name="gr67" draw:text-style-name="P36" draw:layer="layout" svg:width="0.075cm" svg:height="0.135cm" svg:x="15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path draw:style-name="gr68" draw:text-style-name="P36" draw:layer="layout" svg:width="0.049cm" svg:height="0.136cm" svg:x="15.334cm" svg:y="4.531cm" svg:viewBox="0 0 50 137" svg:d="M0 135c0-45 0-90 0-135 17 0 33 1 50 4-7 44-13 89-20 133-10-1-20-2-30-2z">
                <text:p/>
              </draw:path>
              <draw:path draw:style-name="gr69" draw:text-style-name="P4" draw:layer="layout" svg:width="0.049cm" svg:height="0.136cm" svg:x="15.334cm" svg:y="4.532cm" svg:viewBox="0 0 50 137" svg:d="M0 0c17 0 33 1 50 4-7 44-13 89-20 133-10-1-20-2-30-2">
                <text:p/>
              </draw:path>
            </draw:g>
            <draw:path draw:style-name="gr70" draw:text-style-name="P36" draw:layer="layout" svg:width="0.11cm" svg:height="0.149cm" svg:x="15.364cm" svg:y="4.536cm" svg:viewBox="0 0 111 150" svg:d="M0 133c7-44 13-89 20-133 32 4 62 14 91 27-19 41-38 82-57 123-17-8-35-14-54-17z">
              <text:p/>
            </draw:path>
            <draw:path draw:style-name="gr70" draw:text-style-name="P36" draw:layer="layout" svg:width="0.136cm" svg:height="0.152cm" svg:x="15.418cm" svg:y="4.563cm" svg:viewBox="0 0 137 153" svg:d="M0 123c19-41 38-82 57-123 29 13 56 31 80 52-30 34-59 67-89 101-14-12-30-22-48-30z">
              <text:p/>
            </draw:path>
            <draw:path draw:style-name="gr70" draw:text-style-name="P36" draw:layer="layout" svg:width="0.15cm" svg:height="0.143cm" svg:x="15.466cm" svg:y="4.615cm" svg:viewBox="0 0 151 144" svg:d="M0 101c30-34 59-67 89-101 24 21 44 45 62 71-38 25-76 49-114 73-10-16-23-30-37-43z">
              <text:p/>
            </draw:path>
            <draw:path draw:style-name="gr70" draw:text-style-name="P36" draw:layer="layout" svg:width="0.152cm" svg:height="0.124cm" svg:x="15.503cm" svg:y="4.686cm" svg:viewBox="0 0 153 125" svg:d="M0 73c38-24 76-48 114-73 17 27 30 56 39 87-43 13-86 25-129 38-6-18-14-36-24-52z">
              <text:p/>
            </draw:path>
            <draw:path draw:style-name="gr70" draw:text-style-name="P36" draw:layer="layout" svg:width="0.142cm" svg:height="0.093cm" svg:x="15.527cm" svg:y="4.773cm" svg:viewBox="0 0 143 94" svg:d="M0 38c43-13 86-25 129-38 9 31 14 62 14 94-45 0-90 0-135 0 0-19-3-38-8-56z">
              <text:p/>
            </draw:path>
          </draw:g>
          <draw:g>
            <draw:g>
              <draw:path draw:style-name="gr68" draw:text-style-name="P36" draw:layer="layout" svg:width="0.049cm" svg:height="0.136cm" svg:x="15.286cm" svg:y="4.531cm" svg:viewBox="0 0 50 137" svg:d="M20 137c-7-44-13-89-20-133 17-3 33-4 50-4 0 45 0 90 0 135-10 0-20 1-30 2z">
                <text:p/>
              </draw:path>
              <draw:path draw:style-name="gr69" draw:text-style-name="P4" draw:layer="layout" svg:width="0.049cm" svg:height="0.136cm" svg:x="15.286cm" svg:y="4.532cm" svg:viewBox="0 0 50 137" svg:d="M50 0c-17 0-33 1-50 4 7 44 13 89 20 133 10-1 20-2 30-2">
                <text:p/>
              </draw:path>
            </draw:g>
            <draw:path draw:style-name="gr70" draw:text-style-name="P36" draw:layer="layout" svg:width="0.11cm" svg:height="0.149cm" svg:x="15.195cm" svg:y="4.536cm" svg:viewBox="0 0 111 150" svg:d="M57 150c-19-41-38-82-57-123 29-13 59-23 91-27 7 44 13 89 20 133-19 3-37 9-54 17z">
              <text:p/>
            </draw:path>
            <draw:path draw:style-name="gr70" draw:text-style-name="P36" draw:layer="layout" svg:width="0.136cm" svg:height="0.152cm" svg:x="15.115cm" svg:y="4.563cm" svg:viewBox="0 0 137 153" svg:d="M89 153c-30-34-59-67-89-101 24-21 51-39 80-52 19 41 38 82 57 123-18 8-34 18-48 30z">
              <text:p/>
            </draw:path>
            <draw:path draw:style-name="gr70" draw:text-style-name="P36" draw:layer="layout" svg:width="0.15cm" svg:height="0.143cm" svg:x="15.053cm" svg:y="4.615cm" svg:viewBox="0 0 151 144" svg:d="M114 144c-38-24-76-48-114-73 18-26 38-50 62-71 30 34 59 67 89 101-14 13-27 27-37 43z">
              <text:p/>
            </draw:path>
            <draw:path draw:style-name="gr70" draw:text-style-name="P36" draw:layer="layout" svg:width="0.152cm" svg:height="0.124cm" svg:x="15.014cm" svg:y="4.686cm" svg:viewBox="0 0 153 125" svg:d="M129 125c-43-13-86-25-129-38 9-31 22-60 39-87 38 25 76 49 114 73-10 16-18 34-24 52z">
              <text:p/>
            </draw:path>
            <draw:path draw:style-name="gr70" draw:text-style-name="P36" draw:layer="layout" svg:width="0.142cm" svg:height="0.093cm" svg:x="15cm" svg:y="4.773cm" svg:viewBox="0 0 143 94" svg:d="M135 94c-45 0-90 0-135 0 0-32 5-63 14-94 43 13 86 25 129 38-5 18-8 37-8 56z">
              <text:p/>
            </draw:path>
          </draw:g>
          <draw:custom-shape draw:style-name="gr67" draw:text-style-name="P36" draw:layer="layout" svg:width="0.075cm" svg:height="0.135cm" svg:x="15.075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149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224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298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374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449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523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svg:x="15.597cm" svg:y="4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path draw:style-name="gr49" draw:text-style-name="P27" draw:layer="layout" svg:width="0.399cm" svg:height="0.199cm" svg:x="15.135cm" svg:y="5.667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  <text:p/>
            </draw:path>
            <draw:path draw:style-name="gr49" draw:text-style-name="P27" draw:layer="layout" svg:width="0.399cm" svg:height="0.199cm" svg:x="15.135cm" svg:y="5.667cm" svg:viewBox="0 0 400 200" svg:d="M400 200c0-3 0-7 0-10s-1-7-1-10-1-7-1-10c-1-3-1-7-2-10s-1-7-2-10-2-7-3-10-2-6-3-9-3-7-4-10-3-6-4-9c-2-3-3-6-5-9s-3-6-5-9-4-5-6-8-4-5-6-8-4-5-6-8-5-5-7-8c-2-2-5-5-7-7-3-2-5-5-8-7-2-2-5-4-7-6-3-2-5-4-8-6s-6-4-9-6-6-3-9-5c-3-1-6-3-9-4-3-2-6-3-9-5-3-1-6-2-9-3s-7-3-10-4-6-2-9-3-7-1-10-2-7-1-10-2c-3 0-7-1-10-1s-7-1-10-1c-4 0-7 0-11 0-3 0-7 0-10 0s-7 1-10 1-7 1-10 1c-3 1-7 1-10 2s-7 1-10 2-6 2-9 3-7 2-10 3-6 3-9 4-6 3-9 4c-3 2-6 3-9 5s-6 3-9 5-6 3-9 5-5 4-8 6-5 5-8 7c-2 2-5 5-7 7s-5 5-7 7-5 5-7 7c-2 3-5 5-7 8s-4 5-6 8-3 6-5 9-3 5-5 8-3 6-5 9c-1 3-3 6-4 9s-3 7-4 10-3 6-4 9-1 7-2 10-2 7-3 10-1 7-2 10c0 3-1 7-1 10s-1 7-1 10 0 7 0 10c67 0 133 1 200 1s133 0 200 0z">
              <text:p/>
            </draw:path>
          </draw:g>
          <draw:custom-shape draw:style-name="gr50" draw:text-style-name="P14" draw:layer="layout" svg:width="0.075cm" svg:height="0.135cm" svg:x="15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path draw:style-name="gr21" draw:text-style-name="P14" draw:layer="layout" svg:width="0.049cm" svg:height="0.136cm" svg:x="15.334cm" svg:y="5.53cm" svg:viewBox="0 0 50 137" svg:d="M0 135c0-45 0-90 0-135 17 0 33 1 50 4-7 44-13 89-20 133-10-1-20-2-30-2z">
                <text:p/>
              </draw:path>
              <draw:path draw:style-name="gr22" draw:text-style-name="P15" draw:layer="layout" svg:width="0.049cm" svg:height="0.136cm" svg:x="15.334cm" svg:y="5.531cm" svg:viewBox="0 0 50 137" svg:d="M0 0c17 0 33 1 50 4-7 44-13 89-20 133-10-1-20-2-30-2">
                <text:p/>
              </draw:path>
            </draw:g>
            <draw:path draw:style-name="gr23" draw:text-style-name="P14" draw:layer="layout" svg:width="0.11cm" svg:height="0.149cm" svg:x="15.364cm" svg:y="5.535cm" svg:viewBox="0 0 111 150" svg:d="M0 133c7-44 13-89 20-133 32 4 62 14 91 27-19 41-38 82-57 123-17-8-35-14-54-17z">
              <text:p/>
            </draw:path>
            <draw:path draw:style-name="gr23" draw:text-style-name="P14" draw:layer="layout" svg:width="0.136cm" svg:height="0.152cm" svg:x="15.418cm" svg:y="5.562cm" svg:viewBox="0 0 137 153" svg:d="M0 123c19-41 38-82 57-123 29 13 56 31 80 52-30 34-59 67-89 101-14-12-30-22-48-30z">
              <text:p/>
            </draw:path>
            <draw:path draw:style-name="gr23" draw:text-style-name="P14" draw:layer="layout" svg:width="0.15cm" svg:height="0.143cm" svg:x="15.466cm" svg:y="5.614cm" svg:viewBox="0 0 151 144" svg:d="M0 101c30-34 59-67 89-101 24 21 44 45 62 71-38 25-76 49-114 73-10-16-23-30-37-43z">
              <text:p/>
            </draw:path>
            <draw:path draw:style-name="gr23" draw:text-style-name="P14" draw:layer="layout" svg:width="0.152cm" svg:height="0.124cm" svg:x="15.503cm" svg:y="5.685cm" svg:viewBox="0 0 153 125" svg:d="M0 73c38-24 76-48 114-73 17 27 30 56 39 87-43 13-86 25-129 38-6-18-14-36-24-52z">
              <text:p/>
            </draw:path>
            <draw:path draw:style-name="gr23" draw:text-style-name="P14" draw:layer="layout" svg:width="0.142cm" svg:height="0.093cm" svg:x="15.527cm" svg:y="5.772cm" svg:viewBox="0 0 143 94" svg:d="M0 38c43-13 86-25 129-38 9 31 14 62 14 94-45 0-90 0-135 0 0-19-3-38-8-56z">
              <text:p/>
            </draw:path>
          </draw:g>
          <draw:g>
            <draw:g>
              <draw:path draw:style-name="gr21" draw:text-style-name="P14" draw:layer="layout" svg:width="0.049cm" svg:height="0.136cm" svg:x="15.286cm" svg:y="5.53cm" svg:viewBox="0 0 50 137" svg:d="M20 137c-7-44-13-89-20-133 17-3 33-4 50-4 0 45 0 90 0 135-10 0-20 1-30 2z">
                <text:p/>
              </draw:path>
              <draw:path draw:style-name="gr22" draw:text-style-name="P15" draw:layer="layout" svg:width="0.049cm" svg:height="0.136cm" svg:x="15.286cm" svg:y="5.531cm" svg:viewBox="0 0 50 137" svg:d="M50 0c-17 0-33 1-50 4 7 44 13 89 20 133 10-1 20-2 30-2">
                <text:p/>
              </draw:path>
            </draw:g>
            <draw:path draw:style-name="gr23" draw:text-style-name="P14" draw:layer="layout" svg:width="0.11cm" svg:height="0.149cm" svg:x="15.195cm" svg:y="5.535cm" svg:viewBox="0 0 111 150" svg:d="M57 150c-19-41-38-82-57-123 29-13 59-23 91-27 7 44 13 89 20 133-19 3-37 9-54 17z">
              <text:p/>
            </draw:path>
            <draw:path draw:style-name="gr23" draw:text-style-name="P14" draw:layer="layout" svg:width="0.136cm" svg:height="0.152cm" svg:x="15.115cm" svg:y="5.562cm" svg:viewBox="0 0 137 153" svg:d="M89 153c-30-34-59-67-89-101 24-21 51-39 80-52 19 41 38 82 57 123-18 8-34 18-48 30z">
              <text:p/>
            </draw:path>
            <draw:path draw:style-name="gr23" draw:text-style-name="P14" draw:layer="layout" svg:width="0.15cm" svg:height="0.143cm" svg:x="15.053cm" svg:y="5.614cm" svg:viewBox="0 0 151 144" svg:d="M114 144c-38-24-76-48-114-73 18-26 38-50 62-71 30 34 59 67 89 101-14 13-27 27-37 43z">
              <text:p/>
            </draw:path>
            <draw:path draw:style-name="gr23" draw:text-style-name="P14" draw:layer="layout" svg:width="0.152cm" svg:height="0.124cm" svg:x="15.014cm" svg:y="5.685cm" svg:viewBox="0 0 153 125" svg:d="M129 125c-43-13-86-25-129-38 9-31 22-60 39-87 38 25 76 49 114 73-10 16-18 34-24 52z">
              <text:p/>
            </draw:path>
            <draw:path draw:style-name="gr23" draw:text-style-name="P14" draw:layer="layout" svg:width="0.142cm" svg:height="0.093cm" svg:x="15cm" svg:y="5.772cm" svg:viewBox="0 0 143 94" svg:d="M135 94c-45 0-90 0-135 0 0-32 5-63 14-94 43 13 86 25 129 38-5 18-8 37-8 56z">
              <text:p/>
            </draw:path>
          </draw:g>
          <draw:custom-shape draw:style-name="gr50" draw:text-style-name="P14" draw:layer="layout" svg:width="0.075cm" svg:height="0.135cm" svg:x="15.075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15.149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15.224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15.298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15.374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15.449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15.523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svg:x="15.597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0" draw:text-style-name="P36" draw:layer="layout" svg:width="0.135cm" svg:height="0.135cm" draw:transform="rotate (1.5707963267949) translate (19.26cm 5.15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7.135cm 4.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7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7.135cm 4.1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7.395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7.39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8.005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8.14cm 4.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8.265cm" svg:y="4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8.00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8.14cm 4.1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5" draw:text-style-name="P17" draw:layer="layout" svg:width="0.649cm" svg:height="0.519cm" draw:transform="rotate (1.5707963267949) translate (16cm 6cm)" svg:viewBox="0 0 650 520" draw:points="0,0 650,0 650,520 1,520 251,260">
          <text:p/>
        </draw:polygon>
        <draw:custom-shape draw:style-name="gr51" draw:text-style-name="P9" draw:layer="layout" svg:width="0.4cm" svg:height="0.52cm" draw:transform="rotate (1.5707963267949) translate (16cm 5.999cm)">
          <text:p/>
          <draw:enhanced-geometry svg:viewBox="0 0 21600 21600" draw:text-areas="0 0 21600 21600" draw:type="chevron" draw:modifiers="8133.66583541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9" draw:layer="layout" svg:width="0.7cm" svg:height="0.3cm" svg:x="15.91cm" svg:y="4.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2cm" svg:height="0.649cm" svg:x="17cm" svg:y="5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0.52cm" svg:height="0.1cm" svg:x="17cm" svg:y="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7cm" svg:height="0.3cm" svg:x="16.91cm" svg:y="4.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6" draw:layer="layout" svg:width="0.4cm" svg:height="0.649cm" svg:x="18.01cm" svg:y="5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4cm" svg:height="0.1cm" svg:x="18.01cm" svg:y="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6cm" svg:height="0.3cm" svg:x="17.91cm" svg:y="4.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0" draw:text-style-name="P14" draw:layer="layout" svg:width="0.075cm" svg:height="0.135cm" draw:transform="rotate (1.5707963267949) translate (18.001cm 9.22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075cm" svg:height="0.26cm" draw:transform="rotate (1.5707963267949) translate (18cm 9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14" draw:layer="layout" svg:width="0.075cm" svg:height="0.26cm" draw:transform="rotate (1.5707963267949) translate (20.131cm 8.9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19.996cm 8.9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1cm 8.9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5cm 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5cm 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5cm 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2cm 8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19.997cm 8.4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2cm 8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6cm 8.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6cm 8.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6cm 8.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1cm 8.0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19.996cm 8.02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1cm 8.0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5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5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5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2cm 7.5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19.997cm 7.5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2cm 7.5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6cm 7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6cm 7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6cm 7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1cm 7.1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19.996cm 7.12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1cm 7.1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5cm 7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5cm 7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5cm 7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1cm 6.6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19.996cm 6.6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1cm 6.6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5cm 6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5cm 6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5cm 6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131cm 6.2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19.996cm 6.22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91cm 6.2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19.995cm 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255cm 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15cm 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0.488cm 8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0.488cm 8.7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87cm 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0.488cm 8.62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4" draw:layer="layout" svg:width="0.075cm" svg:height="0.135cm" draw:transform="rotate (1.5707963267949) translate (20.364cm 8.4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4cm 8.3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99cm 8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0.364cm 8.2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4cm 8.1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99cm 8.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76" draw:text-style-name="P40" draw:layer="measurelines" svg:x1="19.968cm" svg:y1="8.815cm" svg:x2="19.996cm" svg:y2="8.815cm">
          <text:p text:style-name="P40"><text:span text:style-name="T6"><text:measure text:kind="gap"/></text:span><text:span text:style-name="T6">2..3</text:span></text:p>
        </draw:measure>
        <draw:line draw:style-name="gr77" draw:text-style-name="P4" draw:layer="layout" svg:x1="19.74cm" svg:y1="7.45cm" svg:x2="19.74cm" svg:y2="7.85cm">
          <text:p/>
        </draw:line>
        <draw:line draw:style-name="gr78" draw:text-style-name="P1" draw:layer="layout" svg:x1="19.74cm" svg:y1="7.65cm" svg:x2="19.2cm" svg:y2="7.65cm">
          <text:p/>
        </draw:line>
        <draw:frame draw:style-name="gr79" draw:text-style-name="P41" draw:layer="layout" svg:width="0.55cm" svg:height="0.391cm" svg:x="19.19cm" svg:y="7.271cm">
          <draw:text-box>
            <text:p text:style-name="P1"><text:span text:style-name="T7">A</text:span></text:p>
          </draw:text-box>
        </draw:frame>
        <draw:frame draw:style-name="gr79" draw:text-style-name="P42" draw:layer="layout" svg:width="1.5cm" svg:height="0.391cm" svg:x="20.99cm" svg:y="5.5cm">
          <draw:text-box>
            <text:p text:style-name="P1"><text:span text:style-name="T8">Вигляд A</text:span></text:p>
          </draw:text-box>
        </draw:frame>
        <draw:custom-shape draw:style-name="gr80" draw:text-style-name="P4" draw:layer="layout" svg:width="3.55cm" svg:height="4.25cm" svg:x="19.05cm" svg:y="5.4cm">
          <text:p/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8.5cm" svg:y1="9.45cm" svg:x2="8.503cm" svg:y2="12.7cm">
          <text:p/>
        </draw:line>
        <draw:custom-shape draw:style-name="gr81" draw:text-style-name="P13" draw:layer="layout" svg:width="1.08cm" svg:height="2.05cm" svg:x="7.962cm" svg:y="9.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075cm" svg:height="0.26cm" svg:x="7.86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7.93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16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23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08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01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46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53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38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31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76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83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68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61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9.06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98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8.914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9.136cm 4.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9.001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9.00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1.5707963267949) translate (19cm 5.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26cm" svg:x="19.001cm" svg:y="4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6" draw:layer="layout" svg:width="0.135cm" svg:height="0.135cm" draw:transform="rotate (1.5707963267949) translate (19.001cm 4.75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075cm" svg:height="0.26cm" svg:x="7.78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svg:x="9.139cm" svg:y="9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36" draw:layer="layout" svg:width="0.134cm" svg:height="0.074cm" svg:x="17.999cm" svg:y="8cm" svg:viewBox="0 0 135 75" draw:points="135,75 26,75 0,37 26,0 135,0">
          <text:p/>
        </draw:polygon>
        <draw:polygon draw:style-name="gr70" draw:text-style-name="P36" draw:layer="layout" svg:width="0.259cm" svg:height="0.074cm" svg:x="18cm" svg:y="8.1cm" svg:viewBox="0 0 260 75" draw:points="260,75 25,75 0,40 25,0 260,0">
          <text:p/>
        </draw:polygon>
        <draw:g>
          <draw:custom-shape draw:style-name="gr70" draw:text-style-name="P36" draw:layer="layout" svg:width="0.075cm" svg:height="0.26cm" draw:transform="rotate (1.5707963267949) translate (18.26cm 8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18.386cm 8.5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18.129cm 8.5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18.26cm 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18.386cm 8.4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18.129cm 8.4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7.994cm" svg:y="8.35cm" svg:viewBox="0 0 135 75" draw:points="135,75 26,75 0,37 26,0 135,0">
            <text:p/>
          </draw:polygon>
          <draw:polygon draw:style-name="gr70" draw:text-style-name="P36" draw:layer="layout" svg:width="0.134cm" svg:height="0.074cm" svg:x="18cm" svg:y="8.5cm" svg:viewBox="0 0 135 75" draw:points="135,75 26,75 0,37 26,0 135,0">
            <text:p/>
          </draw:polygon>
          <draw:polygon draw:style-name="gr70" draw:text-style-name="P36" draw:layer="layout" svg:width="0.259cm" svg:height="0.074cm" svg:x="18cm" svg:y="8.425cm" svg:viewBox="0 0 260 75" draw:points="260,75 25,75 0,40 25,0 260,0">
            <text:p/>
          </draw:polygon>
          <draw:polygon draw:style-name="gr70" draw:text-style-name="P36" draw:layer="layout" svg:width="0.259cm" svg:height="0.074cm" svg:x="18cm" svg:y="8.575cm" svg:viewBox="0 0 260 75" draw:points="260,75 25,75 0,40 25,0 26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18.265cm 8.7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18.139cm 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18.265cm 8.9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18.139cm 8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8.005cm" svg:y="8.775cm" svg:viewBox="0 0 135 75" draw:points="135,75 26,75 0,37 26,0 135,0">
            <text:p/>
          </draw:polygon>
          <draw:polygon draw:style-name="gr70" draw:text-style-name="P36" draw:layer="layout" svg:width="0.134cm" svg:height="0.074cm" svg:x="18.004cm" svg:y="8.925cm" svg:viewBox="0 0 135 75" draw:points="135,75 26,75 0,37 26,0 135,0">
            <text:p/>
          </draw:polygon>
          <draw:polygon draw:style-name="gr70" draw:text-style-name="P36" draw:layer="layout" svg:width="0.259cm" svg:height="0.074cm" svg:x="18.005cm" svg:y="8.85cm" svg:viewBox="0 0 260 75" draw:points="260,75 25,75 0,40 25,0 260,0">
            <text:p/>
          </draw:polygon>
          <draw:polygon draw:style-name="gr70" draw:text-style-name="P36" draw:layer="layout" svg:width="0.259cm" svg:height="0.074cm" svg:x="18.005cm" svg:y="8.7cm" svg:viewBox="0 0 260 75" draw:points="260,75 25,75 0,40 25,0 260,0">
            <text:p/>
          </draw:polygon>
        </draw:g>
        <draw:g>
          <draw:custom-shape draw:style-name="gr70" draw:text-style-name="P36" draw:layer="layout" svg:width="0.075cm" svg:height="0.26cm" draw:transform="rotate (1.5707963267949) translate (20.228cm 8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4cm 8.7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7cm 8.7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228cm 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4cm 8.6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7cm 8.6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2cm" svg:y="8.55cm" svg:viewBox="0 0 135 75" draw:points="135,75 26,75 0,37 26,0 135,0">
            <text:p/>
          </draw:polygon>
          <draw:polygon draw:style-name="gr70" draw:text-style-name="P36" draw:layer="layout" svg:width="0.134cm" svg:height="0.074cm" svg:x="19.968cm" svg:y="8.7cm" svg:viewBox="0 0 135 75" draw:points="135,75 26,75 0,37 26,0 135,0">
            <text:p/>
          </draw:polygon>
          <draw:polygon draw:style-name="gr70" draw:text-style-name="P36" draw:layer="layout" svg:width="0.259cm" svg:height="0.074cm" svg:x="19.968cm" svg:y="8.625cm" svg:viewBox="0 0 260 75" draw:points="260,75 25,75 0,40 25,0 260,0">
            <text:p/>
          </draw:polygon>
          <draw:polygon draw:style-name="gr70" draw:text-style-name="P36" draw:layer="layout" svg:width="0.259cm" svg:height="0.074cm" svg:x="19.968cm" svg:y="8.775cm" svg:viewBox="0 0 260 75" draw:points="260,75 25,75 0,40 25,0 260,0">
            <text:p/>
          </draw:polygon>
        </draw:g>
        <draw:g>
          <draw:custom-shape draw:style-name="gr23" draw:text-style-name="P14" draw:layer="layout" svg:width="0.075cm" svg:height="0.26cm" draw:transform="rotate (1.5707963267949) translate (20.489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0.489cm 7.8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88cm 7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0.489cm 7.72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4" draw:layer="layout" svg:width="0.075cm" svg:height="0.135cm" draw:transform="rotate (1.5707963267949) translate (20.365cm 7.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5cm 7.4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cm 7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0.365cm 7.3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5cm 7.2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5cm 7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0" draw:text-style-name="P36" draw:layer="layout" svg:width="0.075cm" svg:height="0.26cm" draw:transform="rotate (1.5707963267949) translate (20.229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5cm 7.8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8cm 7.8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229cm 7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5cm 7.7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8cm 7.7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3cm" svg:y="7.65cm" svg:viewBox="0 0 135 75" draw:points="135,75 26,75 0,37 26,0 135,0">
            <text:p/>
          </draw:polygon>
          <draw:polygon draw:style-name="gr70" draw:text-style-name="P36" draw:layer="layout" svg:width="0.134cm" svg:height="0.074cm" svg:x="19.969cm" svg:y="7.8cm" svg:viewBox="0 0 135 75" draw:points="135,75 26,75 0,37 26,0 135,0">
            <text:p/>
          </draw:polygon>
          <draw:polygon draw:style-name="gr70" draw:text-style-name="P36" draw:layer="layout" svg:width="0.259cm" svg:height="0.074cm" svg:x="19.969cm" svg:y="7.725cm" svg:viewBox="0 0 260 75" draw:points="260,75 25,75 0,40 25,0 260,0">
            <text:p/>
          </draw:polygon>
          <draw:polygon draw:style-name="gr70" draw:text-style-name="P36" draw:layer="layout" svg:width="0.259cm" svg:height="0.074cm" svg:x="19.969cm" svg:y="7.875cm" svg:viewBox="0 0 260 75" draw:points="260,75 25,75 0,40 25,0 260,0">
            <text:p/>
          </draw:polygon>
        </draw:g>
        <draw:g>
          <draw:custom-shape draw:style-name="gr23" draw:text-style-name="P14" draw:layer="layout" svg:width="0.075cm" svg:height="0.26cm" draw:transform="rotate (1.5707963267949) translate (20.487cm 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0.487cm 6.97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86cm 6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0.487cm 6.82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4" draw:layer="layout" svg:width="0.075cm" svg:height="0.135cm" draw:transform="rotate (1.5707963267949) translate (20.363cm 6.6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3cm 6.5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98cm 6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0.363cm 6.45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363cm 6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0.498cm 6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0" draw:text-style-name="P36" draw:layer="layout" svg:width="0.075cm" svg:height="0.26cm" draw:transform="rotate (1.5707963267949) translate (20.227cm 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3cm 6.9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6cm 6.9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227cm 6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353cm 6.8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6cm 6.8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1cm" svg:y="6.75cm" svg:viewBox="0 0 135 75" draw:points="135,75 26,75 0,37 26,0 135,0">
            <text:p/>
          </draw:polygon>
          <draw:polygon draw:style-name="gr70" draw:text-style-name="P36" draw:layer="layout" svg:width="0.134cm" svg:height="0.074cm" svg:x="19.967cm" svg:y="6.9cm" svg:viewBox="0 0 135 75" draw:points="135,75 26,75 0,37 26,0 135,0">
            <text:p/>
          </draw:polygon>
          <draw:polygon draw:style-name="gr70" draw:text-style-name="P36" draw:layer="layout" svg:width="0.259cm" svg:height="0.074cm" svg:x="19.967cm" svg:y="6.825cm" svg:viewBox="0 0 260 75" draw:points="260,75 25,75 0,40 25,0 260,0">
            <text:p/>
          </draw:polygon>
          <draw:polygon draw:style-name="gr70" draw:text-style-name="P36" draw:layer="layout" svg:width="0.259cm" svg:height="0.074cm" svg:x="19.967cm" svg:y="6.975cm" svg:viewBox="0 0 260 75" draw:points="260,75 25,75 0,40 25,0 260,0">
            <text:p/>
          </draw:polygon>
        </draw:g>
        <draw:g>
          <draw:custom-shape draw:style-name="gr70" draw:text-style-name="P36" draw:layer="layout" svg:width="0.075cm" svg:height="0.26cm" draw:transform="rotate (1.5707963267949) translate (20.227cm 6.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487cm 6.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099cm 6.0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359cm 6.0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4cm" svg:y="6cm" svg:viewBox="0 0 135 75" draw:points="135,75 26,75 0,37 26,0 135,0">
            <text:p/>
          </draw:polygon>
          <draw:polygon draw:style-name="gr70" draw:text-style-name="P36" draw:layer="layout" svg:width="0.259cm" svg:height="0.074cm" svg:x="19.967cm" svg:y="6.075cm" svg:viewBox="0 0 260 75" draw:points="260,75 25,75 0,40 25,0 260,0">
            <text:p/>
          </draw:polygon>
        </draw:g>
        <draw:custom-shape draw:style-name="gr70" draw:text-style-name="P36" draw:layer="layout" svg:width="0.135cm" svg:height="0.26cm" svg:x="19.63cm" svg:y="4.1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-1.5707963267949) translate (19.89cm 4.40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0" draw:text-style-name="P36" draw:layer="layout" svg:width="0.135cm" svg:height="0.26cm" draw:transform="rotate (-1.5707963267949) translate (20.15cm 4.40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g>
          <draw:custom-shape draw:style-name="gr70" draw:text-style-name="P36" draw:layer="layout" svg:width="0.135cm" svg:height="0.135cm" svg:x="19.65cm" svg:y="4.7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0" draw:text-style-name="P36" draw:layer="layout" svg:width="0.135cm" svg:height="0.26cm" svg:x="19.65cm" svg:y="4.8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36" draw:layer="layout" svg:width="0.135cm" svg:height="0.26cm" draw:transform="rotate (-1.5707963267949) translate (20.045cm 5.009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36" draw:layer="layout" svg:width="0.135cm" svg:height="0.135cm" svg:x="20.045cm" svg:y="5.009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7" draw:text-style-name="P36" draw:layer="layout" svg:width="0.075cm" svg:height="0.135cm" draw:transform="rotate (1.5707963267949) translate (20.228cm 8.1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2cm 8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228cm 8.3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2cm 8.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8cm" svg:y="8.175cm" svg:viewBox="0 0 135 75" draw:points="135,75 26,75 0,37 26,0 135,0">
            <text:p/>
          </draw:polygon>
          <draw:polygon draw:style-name="gr70" draw:text-style-name="P36" draw:layer="layout" svg:width="0.134cm" svg:height="0.074cm" svg:x="19.967cm" svg:y="8.325cm" svg:viewBox="0 0 135 75" draw:points="135,75 26,75 0,37 26,0 135,0">
            <text:p/>
          </draw:polygon>
          <draw:polygon draw:style-name="gr70" draw:text-style-name="P36" draw:layer="layout" svg:width="0.259cm" svg:height="0.074cm" svg:x="19.968cm" svg:y="8.25cm" svg:viewBox="0 0 260 75" draw:points="260,75 25,75 0,40 25,0 260,0">
            <text:p/>
          </draw:polygon>
          <draw:polygon draw:style-name="gr70" draw:text-style-name="P36" draw:layer="layout" svg:width="0.259cm" svg:height="0.074cm" svg:x="19.968cm" svg:y="8.1cm" svg:viewBox="0 0 260 75" draw:points="260,75 25,75 0,40 25,0 26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20.229cm 7.2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3cm 7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229cm 7.4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3cm 7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9cm" svg:y="7.275cm" svg:viewBox="0 0 135 75" draw:points="135,75 26,75 0,37 26,0 135,0">
            <text:p/>
          </draw:polygon>
          <draw:polygon draw:style-name="gr70" draw:text-style-name="P36" draw:layer="layout" svg:width="0.134cm" svg:height="0.074cm" svg:x="19.968cm" svg:y="7.425cm" svg:viewBox="0 0 135 75" draw:points="135,75 26,75 0,37 26,0 135,0">
            <text:p/>
          </draw:polygon>
          <draw:polygon draw:style-name="gr70" draw:text-style-name="P36" draw:layer="layout" svg:width="0.259cm" svg:height="0.074cm" svg:x="19.969cm" svg:y="7.35cm" svg:viewBox="0 0 260 75" draw:points="260,75 25,75 0,40 25,0 260,0">
            <text:p/>
          </draw:polygon>
          <draw:polygon draw:style-name="gr70" draw:text-style-name="P36" draw:layer="layout" svg:width="0.259cm" svg:height="0.074cm" svg:x="19.969cm" svg:y="7.2cm" svg:viewBox="0 0 260 75" draw:points="260,75 25,75 0,40 25,0 26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20.228cm 6.37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2cm 6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0.228cm 6.52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0.102cm 6.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19.968cm" svg:y="6.375cm" svg:viewBox="0 0 135 75" draw:points="135,75 26,75 0,37 26,0 135,0">
            <text:p/>
          </draw:polygon>
          <draw:polygon draw:style-name="gr70" draw:text-style-name="P36" draw:layer="layout" svg:width="0.134cm" svg:height="0.074cm" svg:x="19.967cm" svg:y="6.525cm" svg:viewBox="0 0 135 75" draw:points="135,75 26,75 0,37 26,0 135,0">
            <text:p/>
          </draw:polygon>
          <draw:polygon draw:style-name="gr70" draw:text-style-name="P36" draw:layer="layout" svg:width="0.259cm" svg:height="0.074cm" svg:x="19.968cm" svg:y="6.45cm" svg:viewBox="0 0 260 75" draw:points="260,75 25,75 0,40 25,0 260,0">
            <text:p/>
          </draw:polygon>
          <draw:polygon draw:style-name="gr70" draw:text-style-name="P36" draw:layer="layout" svg:width="0.259cm" svg:height="0.074cm" svg:x="19.968cm" svg:y="6.3cm" svg:viewBox="0 0 260 75" draw:points="260,75 25,75 0,40 25,0 260,0">
            <text:p/>
          </draw:polygon>
        </draw:g>
        <draw:g>
          <draw:custom-shape draw:style-name="gr23" draw:text-style-name="P14" draw:layer="layout" svg:width="0.075cm" svg:height="0.26cm" draw:transform="rotate (1.5707963267949) translate (21.734cm 8.4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989cm 8.4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4cm 8.4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68cm 8.5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08cm 8.5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48cm 8.5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1.733cm 8.0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988cm 8.0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3cm 8.0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67cm 8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07cm 8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47cm 8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1.734cm 7.5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989cm 7.5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4cm 7.5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68cm 7.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08cm 7.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48cm 7.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1.733cm 7.1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988cm 7.1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3cm 7.1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67cm 7.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07cm 7.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47cm 7.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1.734cm 6.6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989cm 6.6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4cm 6.6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68cm 6.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08cm 6.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48cm 6.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3" draw:text-style-name="P14" draw:layer="layout" svg:width="0.075cm" svg:height="0.26cm" draw:transform="rotate (1.5707963267949) translate (21.736cm 8.9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991cm 8.9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476cm 8.9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87cm 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61cm 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5cm 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3" draw:text-style-name="P14" draw:layer="layout" svg:width="0.075cm" svg:height="0.26cm" draw:transform="rotate (1.5707963267949) translate (21.734cm 6.22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0" draw:text-style-name="P14" draw:layer="layout" svg:width="0.075cm" svg:height="0.135cm" draw:transform="rotate (1.5707963267949) translate (21.989cm 6.22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4" draw:layer="layout" svg:width="0.075cm" svg:height="0.26cm" draw:transform="rotate (1.5707963267949) translate (21.474cm 6.22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draw:transform="rotate (1.5707963267949) translate (21.868cm 6.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draw:transform="rotate (1.5707963267949) translate (21.608cm 6.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14" draw:layer="layout" svg:width="0.075cm" svg:height="0.26cm" draw:transform="rotate (1.5707963267949) translate (21.348cm 6.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3" draw:text-style-name="P14" draw:layer="layout" svg:width="0.075cm" svg:height="0.26cm" draw:transform="rotate (1.5707963267949) translate (21.377cm 8.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497cm 8.3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78cm 8.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497cm 8.17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0" draw:text-style-name="P14" draw:layer="layout" svg:width="0.075cm" svg:height="0.135cm" draw:transform="rotate (1.5707963267949) translate (21.621cm 7.9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01cm 7.8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6cm 7.9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621cm 7.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01cm 7.7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6cm 7.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70" draw:text-style-name="P36" draw:layer="layout" svg:width="0.075cm" svg:height="0.26cm" draw:transform="rotate (1.5707963267949) translate (21.637cm 8.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31cm 8.3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8cm 8.3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637cm 8.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31cm 8.1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8cm 8.1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8cm" svg:y="8.1cm" svg:viewBox="0 0 135 75" draw:points="0,75 109,75 135,37 109,0 0,0">
            <text:p/>
          </draw:polygon>
          <draw:polygon draw:style-name="gr70" draw:text-style-name="P36" draw:layer="layout" svg:width="0.134cm" svg:height="0.074cm" svg:x="22.022cm" svg:y="8.25cm" svg:viewBox="0 0 135 75" draw:points="0,75 109,75 135,37 109,0 0,0">
            <text:p/>
          </draw:polygon>
          <draw:polygon draw:style-name="gr70" draw:text-style-name="P36" draw:layer="layout" svg:width="0.259cm" svg:height="0.074cm" svg:x="21.897cm" svg:y="8.175cm" svg:viewBox="0 0 260 75" draw:points="0,75 235,75 260,40 235,0 0,0">
            <text:p/>
          </draw:polygon>
          <draw:polygon draw:style-name="gr70" draw:text-style-name="P36" draw:layer="layout" svg:width="0.259cm" svg:height="0.074cm" svg:x="21.897cm" svg:y="8.325cm" svg:viewBox="0 0 260 75" draw:points="0,75 235,75 260,40 235,0 0,0">
            <text:p/>
          </draw:polygon>
        </draw:g>
        <draw:g>
          <draw:custom-shape draw:style-name="gr23" draw:text-style-name="P14" draw:layer="layout" svg:width="0.075cm" svg:height="0.26cm" draw:transform="rotate (1.5707963267949) translate (21.376cm 7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496cm 7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77cm 7.3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496cm 7.27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0" draw:text-style-name="P14" draw:layer="layout" svg:width="0.075cm" svg:height="0.135cm" draw:transform="rotate (1.5707963267949) translate (21.62cm 7.0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cm 6.9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5cm 7.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62cm 6.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cm 6.8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5cm 6.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70" draw:text-style-name="P36" draw:layer="layout" svg:width="0.075cm" svg:height="0.26cm" draw:transform="rotate (1.5707963267949) translate (21.636cm 7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3cm 7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7cm 7.4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636cm 7.3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3cm 7.2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7cm 7.2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7cm" svg:y="7.2cm" svg:viewBox="0 0 135 75" draw:points="0,75 109,75 135,37 109,0 0,0">
            <text:p/>
          </draw:polygon>
          <draw:polygon draw:style-name="gr70" draw:text-style-name="P36" draw:layer="layout" svg:width="0.134cm" svg:height="0.074cm" svg:x="22.021cm" svg:y="7.35cm" svg:viewBox="0 0 135 75" draw:points="0,75 109,75 135,37 109,0 0,0">
            <text:p/>
          </draw:polygon>
          <draw:polygon draw:style-name="gr70" draw:text-style-name="P36" draw:layer="layout" svg:width="0.259cm" svg:height="0.074cm" svg:x="21.896cm" svg:y="7.275cm" svg:viewBox="0 0 260 75" draw:points="0,75 235,75 260,40 235,0 0,0">
            <text:p/>
          </draw:polygon>
          <draw:polygon draw:style-name="gr70" draw:text-style-name="P36" draw:layer="layout" svg:width="0.259cm" svg:height="0.074cm" svg:x="21.896cm" svg:y="7.425cm" svg:viewBox="0 0 260 75" draw:points="0,75 235,75 260,40 235,0 0,0">
            <text:p/>
          </draw:polygon>
        </draw:g>
        <draw:g>
          <draw:custom-shape draw:style-name="gr23" draw:text-style-name="P14" draw:layer="layout" svg:width="0.075cm" svg:height="0.26cm" draw:transform="rotate (1.5707963267949) translate (21.378cm 6.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498cm 6.5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79cm 6.4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498cm 6.37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0" draw:text-style-name="P14" draw:layer="layout" svg:width="0.075cm" svg:height="0.135cm" draw:transform="rotate (1.5707963267949) translate (21.624cm 8.8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04cm 8.7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9cm 8.8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0" draw:text-style-name="P14" draw:layer="layout" svg:width="0.075cm" svg:height="0.135cm" draw:transform="rotate (1.5707963267949) translate (21.624cm 8.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504cm 8.6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4" draw:layer="layout" svg:width="0.075cm" svg:height="0.26cm" draw:transform="rotate (1.5707963267949) translate (21.369cm 8.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70" draw:text-style-name="P36" draw:layer="layout" svg:width="0.075cm" svg:height="0.26cm" draw:transform="rotate (1.5707963267949) translate (21.638cm 6.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32cm 6.5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9cm 6.5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638cm 6.4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632cm 6.3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9cm 6.3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9cm" svg:y="6.3cm" svg:viewBox="0 0 135 75" draw:points="0,75 109,75 135,37 109,0 0,0">
            <text:p/>
          </draw:polygon>
          <draw:polygon draw:style-name="gr70" draw:text-style-name="P36" draw:layer="layout" svg:width="0.134cm" svg:height="0.074cm" svg:x="22.023cm" svg:y="6.45cm" svg:viewBox="0 0 135 75" draw:points="0,75 109,75 135,37 109,0 0,0">
            <text:p/>
          </draw:polygon>
          <draw:polygon draw:style-name="gr70" draw:text-style-name="P36" draw:layer="layout" svg:width="0.259cm" svg:height="0.074cm" svg:x="21.898cm" svg:y="6.375cm" svg:viewBox="0 0 260 75" draw:points="0,75 235,75 260,40 235,0 0,0">
            <text:p/>
          </draw:polygon>
          <draw:polygon draw:style-name="gr70" draw:text-style-name="P36" draw:layer="layout" svg:width="0.259cm" svg:height="0.074cm" svg:x="21.898cm" svg:y="6.525cm" svg:viewBox="0 0 260 75" draw:points="0,75 235,75 260,40 235,0 0,0">
            <text:p/>
          </draw:polygon>
        </draw:g>
        <draw:g>
          <draw:custom-shape draw:style-name="gr70" draw:text-style-name="P36" draw:layer="layout" svg:width="0.075cm" svg:height="0.26cm" draw:transform="rotate (1.5707963267949) translate (21.638cm 6.0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378cm 6.0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2cm 6.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502cm 6.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2cm" svg:y="6.075cm" svg:viewBox="0 0 135 75" draw:points="0,75 109,75 135,37 109,0 0,0">
            <text:p/>
          </draw:polygon>
          <draw:polygon draw:style-name="gr70" draw:text-style-name="P36" draw:layer="layout" svg:width="0.259cm" svg:height="0.074cm" svg:x="21.898cm" svg:y="6cm" svg:viewBox="0 0 260 75" draw:points="0,75 235,75 260,40 235,0 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21.757cm 7.7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3cm 7.9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757cm 7.8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3cm 7.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2cm" svg:y="7.725cm" svg:viewBox="0 0 135 75" draw:points="0,75 109,75 135,37 109,0 0,0">
            <text:p/>
          </draw:polygon>
          <draw:polygon draw:style-name="gr70" draw:text-style-name="P36" draw:layer="layout" svg:width="0.134cm" svg:height="0.074cm" svg:x="22.023cm" svg:y="7.875cm" svg:viewBox="0 0 135 75" draw:points="0,75 109,75 135,37 109,0 0,0">
            <text:p/>
          </draw:polygon>
          <draw:polygon draw:style-name="gr70" draw:text-style-name="P36" draw:layer="layout" svg:width="0.259cm" svg:height="0.074cm" svg:x="21.897cm" svg:y="7.8cm" svg:viewBox="0 0 260 75" draw:points="0,75 235,75 260,40 235,0 0,0">
            <text:p/>
          </draw:polygon>
          <draw:polygon draw:style-name="gr70" draw:text-style-name="P36" draw:layer="layout" svg:width="0.259cm" svg:height="0.074cm" svg:x="21.897cm" svg:y="7.65cm" svg:viewBox="0 0 260 75" draw:points="0,75 235,75 260,40 235,0 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21.756cm 6.8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2cm 7.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756cm 6.9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2cm 6.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1cm" svg:y="6.825cm" svg:viewBox="0 0 135 75" draw:points="0,75 109,75 135,37 109,0 0,0">
            <text:p/>
          </draw:polygon>
          <draw:polygon draw:style-name="gr70" draw:text-style-name="P36" draw:layer="layout" svg:width="0.134cm" svg:height="0.074cm" svg:x="22.022cm" svg:y="6.975cm" svg:viewBox="0 0 135 75" draw:points="0,75 109,75 135,37 109,0 0,0">
            <text:p/>
          </draw:polygon>
          <draw:polygon draw:style-name="gr70" draw:text-style-name="P36" draw:layer="layout" svg:width="0.259cm" svg:height="0.074cm" svg:x="21.896cm" svg:y="6.9cm" svg:viewBox="0 0 260 75" draw:points="0,75 235,75 260,40 235,0 0,0">
            <text:p/>
          </draw:polygon>
          <draw:polygon draw:style-name="gr70" draw:text-style-name="P36" draw:layer="layout" svg:width="0.259cm" svg:height="0.074cm" svg:x="21.896cm" svg:y="6.75cm" svg:viewBox="0 0 260 75" draw:points="0,75 235,75 260,40 235,0 0,0">
            <text:p/>
          </draw:polygon>
        </draw:g>
        <draw:g>
          <draw:custom-shape draw:style-name="gr67" draw:text-style-name="P36" draw:layer="layout" svg:width="0.075cm" svg:height="0.135cm" draw:transform="rotate (1.5707963267949) translate (21.759cm 8.6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5cm 8.8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36" draw:layer="layout" svg:width="0.075cm" svg:height="0.135cm" draw:transform="rotate (1.5707963267949) translate (21.759cm 8.77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0" draw:text-style-name="P36" draw:layer="layout" svg:width="0.075cm" svg:height="0.26cm" draw:transform="rotate (1.5707963267949) translate (21.765cm 8.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70" draw:text-style-name="P36" draw:layer="layout" svg:width="0.134cm" svg:height="0.074cm" svg:x="22.024cm" svg:y="8.625cm" svg:viewBox="0 0 135 75" draw:points="0,75 109,75 135,37 109,0 0,0">
            <text:p/>
          </draw:polygon>
          <draw:polygon draw:style-name="gr70" draw:text-style-name="P36" draw:layer="layout" svg:width="0.134cm" svg:height="0.074cm" svg:x="22.025cm" svg:y="8.775cm" svg:viewBox="0 0 135 75" draw:points="0,75 109,75 135,37 109,0 0,0">
            <text:p/>
          </draw:polygon>
          <draw:polygon draw:style-name="gr70" draw:text-style-name="P36" draw:layer="layout" svg:width="0.259cm" svg:height="0.074cm" svg:x="21.899cm" svg:y="8.7cm" svg:viewBox="0 0 260 75" draw:points="0,75 235,75 260,40 235,0 0,0">
            <text:p/>
          </draw:polygon>
          <draw:polygon draw:style-name="gr70" draw:text-style-name="P36" draw:layer="layout" svg:width="0.259cm" svg:height="0.074cm" svg:x="21.899cm" svg:y="8.55cm" svg:viewBox="0 0 260 75" draw:points="0,75 235,75 260,40 235,0 0,0">
            <text:p/>
          </draw:polygon>
        </draw:g>
        <draw:measure draw:style-name="gr82" draw:text-style-name="P3" draw:layer="measurelines" svg:x1="15.135cm" svg:y1="4.867cm" svg:x2="15.535cm" svg:y2="4.867cm">
          <text:p text:style-name="P3"><text:span text:style-name="T2"><text:measure text:kind="gap"/></text:span><text:span text:style-name="T2"><text:measure text:kind="value">4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g>
          <draw:custom-shape draw:style-name="gr57" draw:text-style-name="P29" draw:layer="Furnishing" svg:width="0.2cm" svg:height="0.2cm" svg:x="11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Furnishing" svg:width="0.2cm" svg:height="0.2cm" svg:x="11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9" draw:layer="Furnishing" svg:width="0.2cm" svg:height="0.2cm" svg:x="11.4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ccccc" draw:end-color="#666666" draw:start-intensity="100%" draw:end-intensity="100%" draw:angle="2100" draw:border="0%"/>
    <draw:gradient draw:name="Gradient_20_2" draw:display-name="Gradient 2" draw:style="radial" draw:cx="63%" draw:cy="33%" draw:start-color="#999999" draw:end-color="#ffffff" draw:start-intensity="100%" draw:end-intensity="100%" draw:border="0%"/>
    <draw:gradient draw:name="Gradient_20_3" draw:display-name="Gradient 3" draw:style="radial" draw:cx="66%" draw:cy="33%" draw:start-color="#ffdbb6" draw:end-color="#ffd8ce" draw:start-intensity="100%" draw:end-intensity="100%" draw:border="33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radial" draw:cx="66%" draw:cy="33%" draw:start-color="#611729" draw:end-color="#8d281e" draw:start-intensity="100%" draw:end-intensity="100%" draw:border="33%"/>
    <draw:fill-image draw:name="Colorful_20_Pebbles" draw:display-name="Colorful Pebbles" xlink:href="Pictures/100000000000020000000200A0BFA1F03E35C6D0.jpg" xlink:type="simple" xlink:show="embed" xlink:actuate="onLoad"/>
    <draw:fill-image draw:name="Horizontal_20_Brick" draw:display-name="Horizontal Brick" xlink:href="Pictures/10000000000000080000000861616436E7058DC4.pn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brown_5f_brick" draw:display-name="brown_brick" xlink:href="Pictures/1000020000000171000000EE929206CD064C85B0.gif" xlink:type="simple" xlink:show="embed" xlink:actuate="onLoad"/>
    <draw:fill-image draw:name="sand_5f_brick" draw:display-name="sand_brick" xlink:href="Pictures/1000020000000169000000E7A191F477AA4CA1DF.gif" xlink:type="simple" xlink:show="embed" xlink:actuate="onLoad"/>
    <draw:fill-image draw:name="shifer_5f_red" draw:display-name="shifer_red" xlink:href="Pictures/10000200000001F6000001079C79F17486269A3C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urnishing">
        <svg:title>Furniture</svg:title>
        <svg:desc>furniture and plumbing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19:47:16.647802489</meta:creation-date>
    <dc:date>2021-07-24T21:38:59.935066313</dc:date>
    <meta:editing-duration>P2DT20H45M8S</meta:editing-duration>
    <meta:editing-cycles>219</meta:editing-cycles>
    <meta:generator>LibreOffice/6.2.8.2$Linux_X86_64 LibreOffice_project/20$Build-2</meta:generator>
    <dc:creator>Віталій </dc:creator>
    <meta:document-statistic meta:object-count="2066"/>
  </office:meta>
</office:document-meta>
</file>